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gency FB" svg:font-family="'Agency FB'"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ration mono" svg:font-family="'Libration mono'"/>
    <style:font-face style:name="Noto Sans CJK SC Regular" svg:font-family="'Noto Sans CJK SC Regular'" style:font-family-generic="system" style:font-pitch="variable"/>
    <style:font-face style:name="OpenSymbol" svg:font-family="OpenSymbol" style:font-charset="x-symbol"/>
    <style:font-face style:name="monospace" svg:font-family="monospace"/>
  </office:font-face-decls>
  <office:automatic-styles>
    <style:style style:name="Table29" style:family="table">
      <style:table-properties style:width="17cm" table:align="margins"/>
    </style:style>
    <style:style style:name="Table29.A" style:family="table-column">
      <style:table-column-properties style:column-width="2.866cm" style:rel-column-width="11049*"/>
    </style:style>
    <style:style style:name="Table29.B" style:family="table-column">
      <style:table-column-properties style:column-width="3.007cm" style:rel-column-width="11593*"/>
    </style:style>
    <style:style style:name="Table29.C" style:family="table-column">
      <style:table-column-properties style:column-width="11.127cm" style:rel-column-width="42893*"/>
    </style:style>
    <style:style style:name="Table29.A1" style:family="table-cell">
      <style:table-cell-properties fo:padding="0.097cm" fo:border-left="0.05pt solid #dddddd" fo:border-right="none" fo:border-top="0.05pt solid #dddddd" fo:border-bottom="0.05pt solid #dddddd"/>
    </style:style>
    <style:style style:name="Table29.C1" style:family="table-cell">
      <style:table-cell-properties fo:padding="0.097cm" fo:border="0.05pt solid #dddddd"/>
    </style:style>
    <style:style style:name="Table29.A2" style:family="table-cell">
      <style:table-cell-properties fo:padding="0.097cm" fo:border-left="0.05pt solid #dddddd" fo:border-right="none" fo:border-top="none" fo:border-bottom="0.05pt solid #dddddd"/>
    </style:style>
    <style:style style:name="Table29.C2" style:family="table-cell">
      <style:table-cell-properties fo:padding="0.097cm" fo:border-left="0.05pt solid #dddddd" fo:border-right="0.05pt solid #dddddd" fo:border-top="none" fo:border-bottom="0.05pt solid #dddddd"/>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may-break-between-rows="false"/>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may-break-between-rows="false"/>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may-break-between-rows="false"/>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may-break-between-rows="false"/>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may-break-between-rows="false"/>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48" style:family="table">
      <style:table-properties style:width="17cm" table:align="margins"/>
    </style:style>
    <style:style style:name="Table48.A" style:family="table-column">
      <style:table-column-properties style:column-width="6.034cm" style:rel-column-width="23261*"/>
    </style:style>
    <style:style style:name="Table48.B" style:family="table-column">
      <style:table-column-properties style:column-width="10.966cm" style:rel-column-width="42274*"/>
    </style:style>
    <style:style style:name="Table48.A1" style:family="table-cell">
      <style:table-cell-properties fo:padding="0cm" fo:border="none" style:writing-mode="page"/>
    </style:style>
    <style:style style:name="Table9" style:family="table">
      <style:table-properties style:width="17cm" table:align="margins" style:may-break-between-rows="false"/>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may-break-between-rows="false"/>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la2" style:family="table">
      <style:table-properties style:width="17cm" table:align="margins" style:may-break-between-rows="false"/>
    </style:style>
    <style:style style:name="Tabella2.A" style:family="table-column">
      <style:table-column-properties style:column-width="17cm" style:rel-column-width="65535*"/>
    </style:style>
    <style:style style:name="Tabella2.A1" style:family="table-cell">
      <style:table-cell-properties fo:padding="0.097cm" fo:border="0.05pt solid #000000"/>
    </style:style>
    <style:style style:name="Tabella3" style:family="table">
      <style:table-properties style:width="17cm" table:align="margins" style:may-break-between-rows="false"/>
    </style:style>
    <style:style style:name="Tabella3.A" style:family="table-column">
      <style:table-column-properties style:column-width="17cm" style:rel-column-width="65535*"/>
    </style:style>
    <style:style style:name="Tabella3.A1" style:family="table-cell">
      <style:table-cell-properties fo:padding="0.097cm" fo:border="0.05pt solid #000000"/>
    </style:style>
    <style:style style:name="Table11" style:family="table">
      <style:table-properties style:width="17cm" table:align="margins" style:may-break-between-rows="false"/>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may-break-between-rows="false"/>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may-break-between-rows="false"/>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37" style:family="table">
      <style:table-properties style:width="17cm" table:align="margins" style:may-break-between-rows="false"/>
    </style:style>
    <style:style style:name="Table37.A" style:family="table-column">
      <style:table-column-properties style:column-width="17cm" style:rel-column-width="65535*"/>
    </style:style>
    <style:style style:name="Table37.A1" style:family="table-cell">
      <style:table-cell-properties fo:padding="0.097cm" fo:border="0.05pt solid #000000"/>
    </style:style>
    <style:style style:name="Table14" style:family="table">
      <style:table-properties style:width="17cm" table:align="margins" style:may-break-between-rows="false"/>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may-break-between-rows="false"/>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may-break-between-rows="false"/>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may-break-between-rows="false"/>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may-break-between-rows="false"/>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may-break-between-rows="false"/>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may-break-between-rows="false"/>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may-break-between-rows="false"/>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may-break-between-rows="false"/>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may-break-between-rows="false"/>
    </style:style>
    <style:style style:name="Table23.A" style:family="table-column">
      <style:table-column-properties style:column-width="17cm" style:rel-column-width="65535*"/>
    </style:style>
    <style:style style:name="Table23.1" style:family="table-row">
      <style:table-row-properties style:min-row-height="3.491cm"/>
    </style:style>
    <style:style style:name="Table23.A1" style:family="table-cell">
      <style:table-cell-properties fo:padding="0.097cm" fo:border="0.05pt solid #000000"/>
    </style:style>
    <style:style style:name="Table24" style:family="table">
      <style:table-properties style:width="17cm" table:align="margins" style:may-break-between-rows="false"/>
    </style:style>
    <style:style style:name="Table24.A" style:family="table-column">
      <style:table-column-properties style:column-width="17cm" style:rel-column-width="65535*"/>
    </style:style>
    <style:style style:name="Table24.1" style:family="table-row">
      <style:table-row-properties style:min-row-height="3.491cm"/>
    </style:style>
    <style:style style:name="Table24.A1" style:family="table-cell">
      <style:table-cell-properties fo:padding="0.097cm" fo:border="0.05pt solid #000000"/>
    </style:style>
    <style:style style:name="Table27" style:family="table">
      <style:table-properties style:width="17cm" table:align="margins" style:may-break-between-rows="false"/>
    </style:style>
    <style:style style:name="Table27.A" style:family="table-column">
      <style:table-column-properties style:column-width="17cm" style:rel-column-width="65535*"/>
    </style:style>
    <style:style style:name="Table27.1" style:family="table-row">
      <style:table-row-properties style:min-row-height="3.491cm"/>
    </style:style>
    <style:style style:name="Table27.A1" style:family="table-cell">
      <style:table-cell-properties fo:padding="0.097cm" fo:border="0.05pt solid #000000"/>
    </style:style>
    <style:style style:name="Table25" style:family="table">
      <style:table-properties style:width="17cm" table:align="margins" style:may-break-between-rows="false"/>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31" style:family="table">
      <style:table-properties style:width="17cm" table:align="margins" style:may-break-between-rows="false"/>
    </style:style>
    <style:style style:name="Table31.A" style:family="table-column">
      <style:table-column-properties style:column-width="17cm" style:rel-column-width="65535*"/>
    </style:style>
    <style:style style:name="Table31.A1" style:family="table-cell">
      <style:table-cell-properties fo:padding="0.097cm" fo:border="0.05pt solid #000000"/>
    </style:style>
    <style:style style:name="Table32" style:family="table">
      <style:table-properties style:width="17cm" table:align="margins" style:may-break-between-rows="false"/>
    </style:style>
    <style:style style:name="Table32.A" style:family="table-column">
      <style:table-column-properties style:column-width="17cm" style:rel-column-width="65535*"/>
    </style:style>
    <style:style style:name="Table32.A1" style:family="table-cell">
      <style:table-cell-properties fo:padding="0.097cm" fo:border="0.05pt solid #000000"/>
    </style:style>
    <style:style style:name="Table33" style:family="table">
      <style:table-properties style:width="17cm" table:align="margins" style:may-break-between-rows="false"/>
    </style:style>
    <style:style style:name="Table33.A" style:family="table-column">
      <style:table-column-properties style:column-width="17cm" style:rel-column-width="65535*"/>
    </style:style>
    <style:style style:name="Table33.A1" style:family="table-cell">
      <style:table-cell-properties fo:padding="0.097cm" fo:border="0.05pt solid #000000"/>
    </style:style>
    <style:style style:name="Table28" style:family="table">
      <style:table-properties style:width="17cm" table:align="margins" style:may-break-between-rows="false"/>
    </style:style>
    <style:style style:name="Table28.A" style:family="table-column">
      <style:table-column-properties style:column-width="17cm" style:rel-column-width="65535*"/>
    </style:style>
    <style:style style:name="Table28.A1" style:family="table-cell">
      <style:table-cell-properties fo:padding="0.097cm" fo:border="0.05pt solid #000000"/>
    </style:style>
    <style:style style:name="Table30" style:family="table">
      <style:table-properties style:width="17cm" table:align="margins" style:may-break-between-rows="false"/>
    </style:style>
    <style:style style:name="Table30.A" style:family="table-column">
      <style:table-column-properties style:column-width="17cm" style:rel-column-width="65535*"/>
    </style:style>
    <style:style style:name="Table30.A1" style:family="table-cell">
      <style:table-cell-properties fo:padding="0.097cm" fo:border="0.05pt solid #000000"/>
    </style:style>
    <style:style style:name="Table26" style:family="table">
      <style:table-properties style:width="17cm" table:align="margins" style:may-break-between-rows="false"/>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34" style:family="table">
      <style:table-properties style:width="17cm" table:align="margins" style:may-break-between-rows="false"/>
    </style:style>
    <style:style style:name="Table34.A" style:family="table-column">
      <style:table-column-properties style:column-width="17cm" style:rel-column-width="65535*"/>
    </style:style>
    <style:style style:name="Table34.A1" style:family="table-cell">
      <style:table-cell-properties fo:padding="0.097cm" fo:border="0.05pt solid #000000"/>
    </style:style>
    <style:style style:name="Table35" style:family="table">
      <style:table-properties style:width="17cm" table:align="margins" style:may-break-between-rows="false"/>
    </style:style>
    <style:style style:name="Table35.A" style:family="table-column">
      <style:table-column-properties style:column-width="17cm" style:rel-column-width="65535*"/>
    </style:style>
    <style:style style:name="Table35.1" style:family="table-row">
      <style:table-row-properties style:min-row-height="2.856cm"/>
    </style:style>
    <style:style style:name="Table35.A1" style:family="table-cell">
      <style:table-cell-properties fo:padding="0.097cm" fo:border="0.05pt solid #000000"/>
    </style:style>
    <style:style style:name="Table43" style:family="table">
      <style:table-properties style:width="17cm" table:align="margins" style:may-break-between-rows="false"/>
    </style:style>
    <style:style style:name="Table43.A" style:family="table-column">
      <style:table-column-properties style:column-width="17cm" style:rel-column-width="65535*"/>
    </style:style>
    <style:style style:name="Table43.1" style:family="table-row">
      <style:table-row-properties style:min-row-height="2.856cm"/>
    </style:style>
    <style:style style:name="Table43.A1" style:family="table-cell">
      <style:table-cell-properties fo:padding="0.097cm" fo:border="0.05pt solid #000000"/>
    </style:style>
    <style:style style:name="Table44" style:family="table">
      <style:table-properties style:width="17cm" table:align="margins" style:may-break-between-rows="false"/>
    </style:style>
    <style:style style:name="Table44.A" style:family="table-column">
      <style:table-column-properties style:column-width="17cm" style:rel-column-width="65535*"/>
    </style:style>
    <style:style style:name="Table44.A1" style:family="table-cell">
      <style:table-cell-properties fo:padding="0.097cm" fo:border="0.05pt solid #000000"/>
    </style:style>
    <style:style style:name="Table45" style:family="table">
      <style:table-properties style:width="17cm" table:align="margins" style:may-break-between-rows="false"/>
    </style:style>
    <style:style style:name="Table45.A" style:family="table-column">
      <style:table-column-properties style:column-width="17cm" style:rel-column-width="65535*"/>
    </style:style>
    <style:style style:name="Table45.A1" style:family="table-cell">
      <style:table-cell-properties fo:padding="0.097cm" fo:border="0.05pt solid #000000"/>
    </style:style>
    <style:style style:name="Table38" style:family="table">
      <style:table-properties style:width="17cm" table:align="margins" style:may-break-between-rows="false"/>
    </style:style>
    <style:style style:name="Table38.A" style:family="table-column">
      <style:table-column-properties style:column-width="17cm" style:rel-column-width="65535*"/>
    </style:style>
    <style:style style:name="Table38.A1" style:family="table-cell">
      <style:table-cell-properties fo:padding="0.097cm" fo:border="0.05pt solid #000000"/>
    </style:style>
    <style:style style:name="Table39" style:family="table">
      <style:table-properties style:width="17cm" table:align="margins" style:may-break-between-rows="false"/>
    </style:style>
    <style:style style:name="Table39.A" style:family="table-column">
      <style:table-column-properties style:column-width="17cm" style:rel-column-width="65535*"/>
    </style:style>
    <style:style style:name="Table39.A1" style:family="table-cell">
      <style:table-cell-properties fo:padding="0.097cm" fo:border="0.05pt solid #000000"/>
    </style:style>
    <style:style style:name="Table36" style:family="table">
      <style:table-properties style:width="17cm" table:align="margins" style:may-break-between-rows="false"/>
    </style:style>
    <style:style style:name="Table36.A" style:family="table-column">
      <style:table-column-properties style:column-width="17cm" style:rel-column-width="65535*"/>
    </style:style>
    <style:style style:name="Table36.A1" style:family="table-cell">
      <style:table-cell-properties fo:padding="0.097cm" fo:border="0.05pt solid #000000"/>
    </style:style>
    <style:style style:name="Table46" style:family="table">
      <style:table-properties style:width="17cm" table:align="margins" style:may-break-between-rows="false"/>
    </style:style>
    <style:style style:name="Table46.A" style:family="table-column">
      <style:table-column-properties style:column-width="17cm" style:rel-column-width="65535*"/>
    </style:style>
    <style:style style:name="Table46.A1" style:family="table-cell">
      <style:table-cell-properties fo:padding="0.097cm" fo:border="0.05pt solid #000000"/>
    </style:style>
    <style:style style:name="Table40" style:family="table">
      <style:table-properties style:width="17cm" table:align="margins" style:may-break-between-rows="false"/>
    </style:style>
    <style:style style:name="Table40.A" style:family="table-column">
      <style:table-column-properties style:column-width="17cm" style:rel-column-width="65535*"/>
    </style:style>
    <style:style style:name="Table40.A1" style:family="table-cell">
      <style:table-cell-properties fo:padding="0.097cm" fo:border="0.05pt solid #000000"/>
    </style:style>
    <style:style style:name="Table41" style:family="table">
      <style:table-properties style:width="17cm" table:align="margins" style:may-break-between-rows="false"/>
    </style:style>
    <style:style style:name="Table41.A" style:family="table-column">
      <style:table-column-properties style:column-width="17cm" style:rel-column-width="65535*"/>
    </style:style>
    <style:style style:name="Table41.1" style:family="table-row">
      <style:table-row-properties style:min-row-height="2.379cm"/>
    </style:style>
    <style:style style:name="Table41.A1" style:family="table-cell">
      <style:table-cell-properties fo:padding="0.097cm" fo:border="0.05pt solid #000000"/>
    </style:style>
    <style:style style:name="Table42" style:family="table">
      <style:table-properties style:width="17cm" table:align="margins" style:may-break-between-rows="false"/>
    </style:style>
    <style:style style:name="Table42.A" style:family="table-column">
      <style:table-column-properties style:column-width="17cm" style:rel-column-width="65535*"/>
    </style:style>
    <style:style style:name="Table42.1" style:family="table-row">
      <style:table-row-properties style:min-row-height="2.379cm"/>
    </style:style>
    <style:style style:name="Table42.A1" style:family="table-cell">
      <style:table-cell-properties fo:padding="0.097cm" fo:border="0.05pt solid #000000"/>
    </style:style>
    <style:style style:name="Table47" style:family="table">
      <style:table-properties style:width="17cm" table:align="margins" style:may-break-between-rows="false"/>
    </style:style>
    <style:style style:name="Table47.A" style:family="table-column">
      <style:table-column-properties style:column-width="17cm" style:rel-column-width="65535*"/>
    </style:style>
    <style:style style:name="Table47.A1" style:family="table-cell">
      <style:table-cell-properties fo:padding="0.097cm" fo:border="0.05pt solid #000000"/>
    </style:style>
    <style:style style:name="Tabella1" style:family="table">
      <style:table-properties style:width="17cm" table:align="margins" style:may-break-between-rows="false"/>
    </style:style>
    <style:style style:name="Tabella1.A" style:family="table-column">
      <style:table-column-properties style:column-width="17cm" style:rel-column-width="65535*"/>
    </style:style>
    <style:style style:name="Tabella1.A1" style:family="table-cell">
      <style:table-cell-properties fo:padding="0.097cm" fo:border="0.05pt solid #000000"/>
    </style:style>
    <style:style style:name="Tabella4" style:family="table">
      <style:table-properties style:width="17cm" table:align="margins" style:may-break-between-rows="false"/>
    </style:style>
    <style:style style:name="Tabella4.A" style:family="table-column">
      <style:table-column-properties style:column-width="17cm" style:rel-column-width="65535*"/>
    </style:style>
    <style:style style:name="Tabella4.A1" style:family="table-cell">
      <style:table-cell-properties fo:padding="0.097cm" fo:border="0.05pt solid #000000"/>
    </style:style>
    <style:style style:name="P1" style:family="paragraph" style:parent-style-name="Standard">
      <style:text-properties style:font-name="Liberation Sans" fo:font-size="12pt" fo:font-weight="bold" officeooo:rsid="000d16c4" officeooo:paragraph-rsid="000d16c4" style:font-size-asian="10.5pt" style:font-weight-asian="bold" style:font-size-complex="12pt" style:font-weight-complex="bold"/>
    </style:style>
    <style:style style:name="P2" style:family="paragraph" style:parent-style-name="Standard">
      <style:paragraph-properties fo:text-align="justify" style:justify-single-word="false"/>
      <style:text-properties style:font-name="Liberation Sans" fo:font-size="12pt" fo:font-weight="bold" officeooo:rsid="000d16c4" officeooo:paragraph-rsid="00143b7c" style:font-size-asian="10.5pt" style:font-weight-asian="bold" style:font-size-complex="12pt" style:font-weight-complex="bold"/>
    </style:style>
    <style:style style:name="P3" style:family="paragraph" style:parent-style-name="Standard">
      <style:paragraph-properties fo:text-align="justify" style:justify-single-word="false"/>
      <style:text-properties style:font-name="Liberation Sans" fo:font-size="12pt" fo:font-weight="bold" officeooo:rsid="000d16c4" officeooo:paragraph-rsid="00273d22" style:font-size-asian="10.5pt" style:font-weight-asian="bold" style:font-size-complex="12pt" style:font-weight-complex="bold"/>
    </style:style>
    <style:style style:name="P4" style:family="paragraph" style:parent-style-name="Table_20_Contents">
      <style:paragraph-properties fo:text-align="center" style:justify-single-word="false"/>
      <style:text-properties style:font-name="Liberation Sans" fo:font-size="12pt" fo:font-weight="bold" officeooo:rsid="005814f3" officeooo:paragraph-rsid="005814f3" style:font-size-asian="12pt" style:font-weight-asian="bold" style:font-size-complex="12pt" style:font-weight-complex="bold"/>
    </style:style>
    <style:style style:name="P5" style:family="paragraph" style:parent-style-name="Table_20_Contents">
      <style:paragraph-properties fo:text-align="justify" style:justify-single-word="false"/>
      <style:text-properties style:font-name="Liberation Sans"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Liberation Sans" fo:font-size="12pt" fo:font-weight="normal" officeooo:rsid="001e79c0" officeooo:paragraph-rsid="001e79c0" style:font-size-asian="10.5pt" style:font-weight-asian="normal" style:font-size-complex="12pt" style:font-weight-complex="normal"/>
    </style:style>
    <style:style style:name="P7" style:family="paragraph" style:parent-style-name="Standard">
      <style:text-properties style:font-name="Liberation Sans" fo:font-size="12pt" fo:font-weight="normal" officeooo:rsid="001e79c0" officeooo:paragraph-rsid="000d16c4"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Liberation Sans" fo:font-size="12pt" fo:font-weight="normal" officeooo:rsid="0015ed94" officeooo:paragraph-rsid="00206858"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Liberation Sans" fo:font-size="12pt" fo:font-weight="normal" officeooo:rsid="00206858" officeooo:paragraph-rsid="00211a5d"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Liberation Sans" fo:font-size="12pt" fo:font-weight="normal" officeooo:rsid="00206858" officeooo:paragraph-rsid="0022f4db"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Liberation Sans" fo:font-size="12pt" fo:font-weight="normal" officeooo:rsid="0022f4db" officeooo:paragraph-rsid="0022f4db"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Liberation Sans" fo:font-size="12pt" fo:font-weight="normal" officeooo:rsid="00889fa8" officeooo:paragraph-rsid="00889fa8"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Liberation Sans" fo:font-size="12pt" fo:language="en" fo:country="US" fo:font-weight="normal" officeooo:rsid="00143b7c" officeooo:paragraph-rsid="00205925"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Liberation Sans" fo:font-size="12pt" fo:language="en" fo:country="US" fo:font-weight="normal" officeooo:rsid="0016d248" officeooo:paragraph-rsid="0015ed94"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ans" fo:font-size="12pt" fo:language="en" fo:country="US" fo:font-weight="normal" officeooo:rsid="0016d248" officeooo:paragraph-rsid="00206858"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Liberation Sans" fo:font-size="12pt" fo:language="en" fo:country="US" fo:font-weight="normal" officeooo:rsid="0016d248" officeooo:paragraph-rsid="00211a5d"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Liberation Sans" fo:font-size="12pt" fo:language="en" fo:country="US" fo:font-weight="normal" officeooo:rsid="00206858" officeooo:paragraph-rsid="00206858"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Liberation Sans" fo:font-size="12pt" fo:language="en" fo:country="US" fo:font-weight="normal" officeooo:rsid="0022f4db" officeooo:paragraph-rsid="0022f4db"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Liberation Sans" fo:font-size="12pt" fo:language="en" fo:country="US" fo:font-weight="normal" officeooo:rsid="00377666" officeooo:paragraph-rsid="00206858"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Liberation Sans" fo:font-size="12pt" fo:language="en" fo:country="US" fo:font-weight="normal" officeooo:rsid="00377666" officeooo:paragraph-rsid="00377666"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Liberation Sans" fo:font-size="12pt" fo:language="en" fo:country="US" fo:font-weight="normal" officeooo:rsid="00211a5d" officeooo:paragraph-rsid="00211a5d"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Liberation Sans" fo:font-size="12pt" fo:language="en" fo:country="US" fo:font-weight="bold" officeooo:rsid="00143b7c" officeooo:paragraph-rsid="00206858" style:font-size-asian="10.5pt" style:font-weight-asian="bold" style:font-size-complex="12pt" style:font-weight-complex="bold"/>
    </style:style>
    <style:style style:name="P23" style:family="paragraph" style:parent-style-name="Standard">
      <style:paragraph-properties fo:text-align="justify" style:justify-single-word="false"/>
      <style:text-properties style:font-name="Liberation Sans" fo:font-size="12pt" fo:language="en" fo:country="US" fo:font-weight="bold" officeooo:rsid="00143b7c" officeooo:paragraph-rsid="00143b7c" style:font-size-asian="10.5pt" style:font-weight-asian="bold" style:font-size-complex="12pt" style:font-weight-complex="bold"/>
    </style:style>
    <style:style style:name="P24" style:family="paragraph" style:parent-style-name="Standard">
      <style:paragraph-properties fo:text-align="justify" style:justify-single-word="false"/>
      <style:text-properties style:font-name="Liberation Sans" fo:font-size="12pt" fo:language="en" fo:country="US" fo:font-weight="bold" officeooo:rsid="00143b7c" officeooo:paragraph-rsid="00273d22" style:font-size-asian="10.5pt" style:font-weight-asian="bold" style:font-size-complex="12pt" style:font-weight-complex="bold"/>
    </style:style>
    <style:style style:name="P25" style:family="paragraph" style:parent-style-name="Standard">
      <style:paragraph-properties fo:text-align="justify" style:justify-single-word="false"/>
      <style:text-properties style:font-name="Liberation Sans" fo:font-size="12pt" fo:language="en" fo:country="US" fo:font-weight="bold" officeooo:rsid="000d16c4" officeooo:paragraph-rsid="00206858" style:font-size-asian="10.5pt" style:font-weight-asian="bold" style:font-size-complex="12pt" style:font-weight-complex="bold"/>
    </style:style>
    <style:style style:name="P26" style:family="paragraph" style:parent-style-name="Standard">
      <style:paragraph-properties fo:text-align="justify" style:justify-single-word="false"/>
      <style:text-properties style:font-name="Liberation Sans" fo:font-size="12pt" fo:language="en" fo:country="US" fo:font-style="normal" fo:font-weight="normal" officeooo:rsid="00180422" officeooo:paragraph-rsid="0015ed94"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font-name="Liberation Sans" fo:font-size="12pt" fo:language="en" fo:country="US" fo:font-style="normal" fo:font-weight="normal" officeooo:rsid="005814f3" officeooo:paragraph-rsid="005814f3"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Liberation Sans" fo:font-size="12pt" fo:language="en" fo:country="US" fo:font-style="normal" fo:font-weight="normal" officeooo:rsid="0053d746" officeooo:paragraph-rsid="00585ece"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Liberation Sans" fo:font-size="12pt" fo:language="en" fo:country="US" fo:font-style="normal" fo:font-weight="normal" officeooo:rsid="005502ab" officeooo:paragraph-rsid="0024e493"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Liberation Sans" fo:font-size="12pt" fo:language="en" fo:country="US" fo:font-style="normal" fo:font-weight="normal" officeooo:rsid="001af006" officeooo:paragraph-rsid="0024e493"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style:font-name="Liberation Sans" fo:font-size="12pt" fo:language="en" fo:country="US" fo:font-style="normal" fo:font-weight="normal" officeooo:rsid="001b6043" officeooo:paragraph-rsid="0024e493"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style:font-name="Liberation Sans" fo:font-size="12pt" fo:language="en" fo:country="US" fo:font-style="normal" fo:font-weight="normal" officeooo:rsid="001fadac" officeooo:paragraph-rsid="0024e493"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style:font-name="Liberation Sans" fo:font-size="12pt" fo:language="en" fo:country="US" fo:font-style="normal" fo:font-weight="normal" officeooo:rsid="0022f4db" officeooo:paragraph-rsid="0022f4db"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style:font-name="Liberation Sans" fo:font-size="12pt" fo:language="en" fo:country="US" fo:font-style="normal" fo:font-weight="normal" officeooo:rsid="0056fe3b" officeooo:paragraph-rsid="00211a5d"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style:font-name="Liberation Sans" fo:font-size="12pt" fo:language="en" fo:country="US" fo:font-style="normal" fo:font-weight="normal" officeooo:rsid="00373641" officeooo:paragraph-rsid="0035480d"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style:font-name="Liberation Sans" fo:font-size="12pt" fo:language="en" fo:country="US" fo:font-style="normal" fo:font-weight="normal" officeooo:rsid="003e418b" officeooo:paragraph-rsid="00433ae4"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style:font-name="Liberation Sans" fo:font-size="12pt" fo:language="en" fo:country="US" fo:font-style="normal" fo:font-weight="normal" officeooo:rsid="001d68c2" officeooo:paragraph-rsid="0024e493"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style:font-name="Liberation Sans" fo:font-size="12pt" fo:language="en" fo:country="US" fo:font-style="normal" fo:font-weight="normal" officeooo:rsid="007da52b" officeooo:paragraph-rsid="007f9ec3"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style:font-name="Liberation Sans" fo:font-size="12pt" fo:language="en" fo:country="US" fo:font-style="normal" fo:font-weight="normal" officeooo:rsid="001b6043" officeooo:paragraph-rsid="0024e493"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4e493"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73d22"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78e0f"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b9575"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bc390"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e78fd"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397029"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3e418b"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433ae4"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446501"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595aaa"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5cf6b0"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7248f4"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7718c1"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style:font-name="Liberation Sans" fo:font-size="12pt" fo:language="en" fo:country="US" fo:font-style="normal" fo:font-weight="normal" officeooo:rsid="0021631b" officeooo:paragraph-rsid="0024e493"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style:font-name="Liberation Sans" fo:font-size="12pt" fo:language="en" fo:country="US" fo:font-style="normal" fo:font-weight="normal" officeooo:rsid="0021631b" officeooo:paragraph-rsid="00273d22"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style:font-name="Liberation Sans" fo:font-size="12pt" fo:language="en" fo:country="US" fo:font-style="normal" fo:font-weight="normal" officeooo:rsid="0026786f" officeooo:paragraph-rsid="0024e493"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style:font-name="Liberation Sans" fo:font-size="12pt" fo:language="en" fo:country="US" fo:font-style="normal" fo:font-weight="normal" officeooo:rsid="0026f76f" officeooo:paragraph-rsid="0024e493"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style:font-name="Liberation Sans" fo:font-size="12pt" fo:language="en" fo:country="US" fo:font-style="normal" fo:font-weight="normal" officeooo:rsid="00311f7f" officeooo:paragraph-rsid="00273d22"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style:font-name="Liberation Sans" fo:font-size="12pt" fo:language="en" fo:country="US" fo:font-style="normal" fo:font-weight="normal" officeooo:rsid="00318891" officeooo:paragraph-rsid="00273d22"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273d22"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278e0f"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2bc390"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397029"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3d25ca"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4b26ab"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style:font-name="Liberation Sans" fo:font-size="12pt" fo:language="en" fo:country="US" fo:font-style="normal" fo:font-weight="normal" officeooo:rsid="0032bb3e" officeooo:paragraph-rsid="00273d22"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style:font-name="Liberation Sans" fo:font-size="12pt" fo:language="en" fo:country="US" fo:font-style="normal" fo:font-weight="normal" officeooo:rsid="003428d8" officeooo:paragraph-rsid="00273d22"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style:font-name="Liberation Sans" fo:font-size="12pt" fo:language="en" fo:country="US" fo:font-style="normal" fo:font-weight="normal" officeooo:rsid="0035763d" officeooo:paragraph-rsid="00273d22"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style:font-name="Liberation Sans" fo:font-size="12pt" fo:language="en" fo:country="US" fo:font-style="normal" fo:font-weight="normal" officeooo:rsid="0035763d" officeooo:paragraph-rsid="00278e0f"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style:font-name="Liberation Sans" fo:font-size="12pt" fo:language="en" fo:country="US" fo:font-style="normal" fo:font-weight="normal" officeooo:rsid="000d16c4" officeooo:paragraph-rsid="00278e0f"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style:font-name="Liberation Sans" fo:font-size="12pt" fo:language="en" fo:country="US" fo:font-style="normal" fo:font-weight="normal" officeooo:rsid="00378dcb" officeooo:paragraph-rsid="00278e0f"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style:font-name="Liberation Sans" fo:font-size="12pt" fo:language="en" fo:country="US" fo:font-style="normal" fo:font-weight="normal" officeooo:rsid="003924a8" officeooo:paragraph-rsid="00278e0f"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style:font-name="Liberation Sans" fo:font-size="12pt" fo:language="en" fo:country="US" fo:font-style="normal" fo:font-weight="normal" officeooo:rsid="00397de3" officeooo:paragraph-rsid="00278e0f"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style:font-name="Liberation Sans" fo:font-size="12pt" fo:language="en" fo:country="US" fo:font-style="normal" fo:font-weight="normal" officeooo:rsid="003b4b43" officeooo:paragraph-rsid="00278e0f"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style:font-name="Liberation Sans" fo:font-size="12pt" fo:language="en" fo:country="US" fo:font-style="normal" fo:font-weight="normal" officeooo:rsid="002b9575" officeooo:paragraph-rsid="002b9575"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style:font-name="Liberation Sans" fo:font-size="12pt" fo:language="en" fo:country="US" fo:font-style="normal" fo:font-weight="normal" officeooo:rsid="002bc390" officeooo:paragraph-rsid="002bc390"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style:font-name="Liberation Sans" fo:font-size="12pt" fo:language="en" fo:country="US" fo:font-style="normal" fo:font-weight="normal" officeooo:rsid="002cc6b7" officeooo:paragraph-rsid="002cc6b7"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justify" style:justify-single-word="false"/>
      <style:text-properties style:font-name="Liberation Sans" fo:font-size="12pt" fo:language="en" fo:country="US" fo:font-style="normal" fo:font-weight="normal" officeooo:rsid="00236575" officeooo:paragraph-rsid="0024e493"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justify" style:justify-single-word="false"/>
      <style:text-properties style:font-name="Liberation Sans" fo:font-size="12pt" fo:language="en" fo:country="US" fo:font-style="normal" fo:font-weight="normal" officeooo:rsid="0063b335" officeooo:paragraph-rsid="00397029"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justify" style:justify-single-word="false"/>
      <style:text-properties style:font-name="Liberation Sans" fo:font-size="12pt" fo:language="en" fo:country="US" fo:font-style="normal" fo:font-weight="normal" officeooo:rsid="0063b335" officeooo:paragraph-rsid="005cf6b0"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style:font-name="Liberation Sans" fo:font-size="12pt" fo:language="en" fo:country="US" fo:font-style="normal" fo:font-weight="normal" officeooo:rsid="0063b335" officeooo:paragraph-rsid="002f14aa"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style:font-name="Liberation Sans" fo:font-size="12pt" fo:language="en" fo:country="US" fo:font-style="normal" fo:font-weight="normal" officeooo:rsid="00650eba" officeooo:paragraph-rsid="00397029"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style:font-name="Liberation Sans" fo:font-size="12pt" fo:language="en" fo:country="US" fo:font-style="normal" fo:font-weight="normal" officeooo:rsid="00397029" officeooo:paragraph-rsid="00397029"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style:font-name="Liberation Sans" fo:font-size="12pt" fo:language="en" fo:country="US" fo:font-style="normal" fo:font-weight="normal" officeooo:rsid="003c549c" officeooo:paragraph-rsid="003e418b"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justify" style:justify-single-word="false"/>
      <style:text-properties style:font-name="Liberation Sans" fo:font-size="12pt" fo:language="en" fo:country="US" fo:font-style="normal" fo:font-weight="normal" officeooo:rsid="003c549c" officeooo:paragraph-rsid="003c549c"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style:font-name="Liberation Sans" fo:font-size="12pt" fo:language="en" fo:country="US" fo:font-style="normal" fo:font-weight="normal" officeooo:rsid="00433ae4" officeooo:paragraph-rsid="00433ae4"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style:font-name="Liberation Sans" fo:font-size="12pt" fo:language="en" fo:country="US" fo:font-style="normal" fo:font-weight="normal" officeooo:rsid="00433ae4" officeooo:paragraph-rsid="00446501"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style:font-name="Liberation Sans" fo:font-size="12pt" fo:language="en" fo:country="US" fo:font-style="normal" fo:font-weight="normal" officeooo:rsid="00446501" officeooo:paragraph-rsid="00446501"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style:font-name="Liberation Sans" fo:font-size="12pt" fo:language="en" fo:country="US" fo:font-style="normal" fo:font-weight="normal" officeooo:rsid="00465603" officeooo:paragraph-rsid="00465603"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justify" style:justify-single-word="false"/>
      <style:text-properties style:font-name="Liberation Sans" fo:font-size="12pt" fo:language="en" fo:country="US" fo:font-style="normal" fo:font-weight="normal" officeooo:rsid="0047d3e5" officeooo:paragraph-rsid="004c4771"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properties style:font-name="Liberation Sans" fo:font-size="12pt" fo:language="en" fo:country="US" fo:font-style="normal" fo:font-weight="normal" officeooo:rsid="004af000" officeooo:paragraph-rsid="004af000"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justify" style:justify-single-word="false"/>
      <style:text-properties style:font-name="Liberation Sans" fo:font-size="12pt" fo:language="en" fo:country="US" fo:font-style="normal" fo:font-weight="normal" officeooo:rsid="004b26ab" officeooo:paragraph-rsid="004b26ab"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justify" style:justify-single-word="false"/>
      <style:text-properties style:font-name="Liberation Sans" fo:font-size="12pt" fo:language="en" fo:country="US" fo:font-style="normal" fo:font-weight="normal" officeooo:rsid="004c4771" officeooo:paragraph-rsid="004c4771"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justify" style:justify-single-word="false"/>
      <style:text-properties style:font-name="Liberation Sans" fo:font-size="12pt" fo:language="en" fo:country="US" fo:font-style="normal" fo:font-weight="normal" officeooo:rsid="003b0c37" officeooo:paragraph-rsid="003b0c37"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justify" style:justify-single-word="false"/>
      <style:text-properties style:font-name="Liberation Sans" fo:font-size="12pt" fo:language="en" fo:country="US" fo:font-style="normal" fo:font-weight="normal" officeooo:rsid="0057b1e6" officeooo:paragraph-rsid="0057b1e6"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justify" style:justify-single-word="false"/>
      <style:text-properties style:font-name="Liberation Sans" fo:font-size="12pt" fo:language="en" fo:country="US" fo:font-style="normal" fo:font-weight="normal" officeooo:rsid="005cbca5" officeooo:paragraph-rsid="005cbca5"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justify" style:justify-single-word="false"/>
      <style:text-properties style:font-name="Liberation Sans" fo:font-size="12pt" fo:language="en" fo:country="US" fo:font-style="normal" fo:font-weight="normal" officeooo:rsid="005cf6b0" officeooo:paragraph-rsid="005cf6b0"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justify" style:justify-single-word="false"/>
      <style:text-properties style:font-name="Liberation Sans" fo:font-size="12pt" fo:language="en" fo:country="US" fo:font-style="normal" fo:font-weight="normal" officeooo:rsid="007248f4" officeooo:paragraph-rsid="007248f4"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justify" style:justify-single-word="false"/>
      <style:text-properties style:font-name="Liberation Sans" fo:font-size="12pt" fo:language="en" fo:country="US" fo:font-style="normal" fo:font-weight="normal" officeooo:rsid="007ad08d" officeooo:paragraph-rsid="007ad08d"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justify" style:justify-single-word="false"/>
      <style:text-properties style:font-name="Liberation Sans" fo:font-size="12pt" fo:language="en" fo:country="US" fo:font-style="normal" fo:font-weight="normal" officeooo:rsid="002cf363" officeooo:paragraph-rsid="007ad08d"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justify" style:justify-single-word="false"/>
      <style:text-properties style:font-name="Liberation Sans" fo:font-size="12pt" fo:language="en" fo:country="US" fo:font-style="normal" fo:font-weight="normal" officeooo:rsid="0088cf36" officeooo:paragraph-rsid="0088cf36"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justify" style:justify-single-word="false"/>
      <style:text-properties style:font-name="Liberation Sans" fo:font-size="12pt" fo:language="en" fo:country="US" fo:font-style="normal" fo:font-weight="bold" officeooo:rsid="0035ebff" officeooo:paragraph-rsid="00278e0f" style:font-size-asian="10.5pt" style:font-style-asian="normal" style:font-weight-asian="bold" style:font-size-complex="12pt" style:font-style-complex="normal" style:font-weight-complex="bold"/>
    </style:style>
    <style:style style:name="P103" style:family="paragraph" style:parent-style-name="Standard">
      <style:paragraph-properties fo:text-align="justify" style:justify-single-word="false"/>
      <style:text-properties style:font-name="Liberation Sans" fo:font-size="12pt" fo:language="en" fo:country="US" fo:font-style="normal" fo:font-weight="bold" officeooo:rsid="0035ebff" officeooo:paragraph-rsid="00465603" style:font-size-asian="10.5pt" style:font-style-asian="normal" style:font-weight-asian="bold" style:font-size-complex="12pt" style:font-style-complex="normal" style:font-weight-complex="bold"/>
    </style:style>
    <style:style style:name="P104" style:family="paragraph" style:parent-style-name="Standard">
      <style:paragraph-properties fo:text-align="justify" style:justify-single-word="false"/>
      <style:text-properties style:font-name="Liberation Sans" fo:font-size="12pt" fo:font-style="normal" fo:font-weight="normal" officeooo:rsid="00180422" officeooo:paragraph-rsid="0024e493"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justify" style:justify-single-word="false"/>
      <style:text-properties style:font-name="Liberation Sans" fo:font-size="12pt" fo:font-style="normal" fo:font-weight="normal" officeooo:rsid="0018e627" officeooo:paragraph-rsid="0050187d"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style:text-properties style:font-name="Liberation Sans" fo:font-size="12pt" fo:font-style="normal" fo:font-weight="normal" officeooo:rsid="005814f3" officeooo:paragraph-rsid="005814f3"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justify" style:justify-single-word="false"/>
      <style:text-properties style:font-name="Liberation Sans" fo:font-size="12pt" fo:font-style="normal" fo:font-weight="normal" officeooo:rsid="005a22b0" officeooo:paragraph-rsid="005a22b0" style:font-size-asian="12pt" style:font-style-asian="normal" style:font-weight-asian="normal" style:font-size-complex="12pt" style:font-style-complex="normal" style:font-weight-complex="normal"/>
    </style:style>
    <style:style style:name="P108" style:family="paragraph" style:parent-style-name="Standard">
      <style:paragraph-properties fo:text-align="justify" style:justify-single-word="false"/>
      <style:text-properties style:font-name="Liberation Sans" fo:font-size="12pt" fo:font-style="normal" fo:font-weight="normal" officeooo:rsid="0050187d" officeooo:paragraph-rsid="00585ece" style:font-size-asian="12pt" style:font-style-asian="normal" style:font-weight-asian="normal" style:font-size-complex="12pt" style:font-style-complex="normal" style:font-weight-complex="normal"/>
    </style:style>
    <style:style style:name="P109" style:family="paragraph" style:parent-style-name="Standard">
      <style:paragraph-properties fo:text-align="justify" style:justify-single-word="false"/>
      <style:text-properties style:font-name="Liberation Sans" fo:font-size="12pt" fo:font-style="normal" fo:font-weight="normal" officeooo:rsid="004983f8" officeooo:paragraph-rsid="0024e493" style:font-size-asian="12pt" style:font-style-asian="normal" style:font-weight-asian="normal" style:font-size-complex="12pt" style:font-style-complex="normal" style:font-weight-complex="normal"/>
    </style:style>
    <style:style style:name="P110" style:family="paragraph" style:parent-style-name="Standard">
      <style:paragraph-properties fo:text-align="justify" style:justify-single-word="false"/>
      <style:text-properties style:font-name="Liberation Sans" fo:font-size="12pt" fo:font-style="normal" fo:font-weight="normal" officeooo:rsid="001b6043" officeooo:paragraph-rsid="0024e493" style:font-size-asian="12pt" style:font-style-asian="normal" style:font-weight-asian="normal" style:font-size-complex="12pt" style:font-style-complex="normal" style:font-weight-complex="normal"/>
    </style:style>
    <style:style style:name="P111" style:family="paragraph" style:parent-style-name="Standard">
      <style:paragraph-properties fo:text-align="justify" style:justify-single-word="false"/>
      <style:text-properties style:font-name="Liberation Sans" fo:font-size="12pt" fo:font-style="normal" fo:font-weight="normal" officeooo:rsid="001d68c2" officeooo:paragraph-rsid="0024e493" style:font-size-asian="12pt" style:font-style-asian="normal" style:font-weight-asian="normal" style:font-size-complex="12pt" style:font-style-complex="normal" style:font-weight-complex="normal"/>
    </style:style>
    <style:style style:name="P112" style:family="paragraph" style:parent-style-name="Standard">
      <style:paragraph-properties fo:text-align="justify" style:justify-single-word="false"/>
      <style:text-properties style:font-name="Liberation Sans" fo:font-size="12pt" fo:font-style="normal" fo:font-weight="normal" officeooo:rsid="0035480d" officeooo:paragraph-rsid="00373641" style:font-size-asian="12pt" style:font-style-asian="normal" style:font-weight-asian="normal" style:font-size-complex="12pt" style:font-style-complex="normal" style:font-weight-complex="normal"/>
    </style:style>
    <style:style style:name="P113" style:family="paragraph" style:parent-style-name="Standard">
      <style:paragraph-properties fo:text-align="justify" style:justify-single-word="false"/>
      <style:text-properties style:font-name="Liberation Sans" fo:font-size="12pt" fo:font-style="normal" fo:font-weight="normal" officeooo:rsid="0025cbfa" officeooo:paragraph-rsid="0025cbfa" style:font-size-asian="10.5pt" style:font-style-asian="normal" style:font-weight-asian="normal" style:font-size-complex="12pt" style:font-style-complex="normal" style:font-weight-complex="normal"/>
    </style:style>
    <style:style style:name="P114" style:family="paragraph" style:parent-style-name="Table_20_Contents">
      <style:paragraph-properties fo:text-align="justify" style:justify-single-word="false"/>
      <style:text-properties style:font-name="Liberation Sans" fo:font-size="12pt" officeooo:rsid="00585ece" officeooo:paragraph-rsid="00585ece" style:font-size-asian="12pt" style:font-size-complex="12pt"/>
    </style:style>
    <style:style style:name="P115" style:family="paragraph" style:parent-style-name="Standard">
      <style:text-properties style:font-name="Liberation Sans" fo:font-size="14pt" fo:font-weight="bold" officeooo:rsid="000d16c4" officeooo:paragraph-rsid="000d16c4" style:font-size-asian="12.25pt" style:font-weight-asian="bold" style:font-size-complex="14pt" style:font-weight-complex="bold"/>
    </style:style>
    <style:style style:name="P116" style:family="paragraph" style:parent-style-name="Standard">
      <style:text-properties style:font-name="Liberation Sans" fo:font-size="14pt" fo:font-weight="bold" officeooo:rsid="0035ebff" officeooo:paragraph-rsid="0035ebff" style:font-size-asian="12.25pt" style:font-weight-asian="bold" style:font-size-complex="14pt" style:font-weight-complex="bold"/>
    </style:style>
    <style:style style:name="P117" style:family="paragraph" style:parent-style-name="Standard">
      <style:paragraph-properties fo:text-align="justify" style:justify-single-word="false"/>
      <style:text-properties style:font-name="Liberation Sans" officeooo:rsid="003c8b43" officeooo:paragraph-rsid="00278e0f"/>
    </style:style>
    <style:style style:name="P118" style:family="paragraph" style:parent-style-name="Standard">
      <style:paragraph-properties fo:text-align="justify" style:justify-single-word="false"/>
      <style:text-properties style:font-name="Liberation Sans" officeooo:rsid="003dc8e0" officeooo:paragraph-rsid="00278e0f"/>
    </style:style>
    <style:style style:name="P119" style:family="paragraph" style:parent-style-name="Standard">
      <style:paragraph-properties fo:text-align="justify" style:justify-single-word="false"/>
      <style:text-properties style:font-name="Liberation Sans" officeooo:rsid="003e85ec" officeooo:paragraph-rsid="00278e0f"/>
    </style:style>
    <style:style style:name="P120" style:family="paragraph" style:parent-style-name="Standard">
      <style:paragraph-properties fo:text-align="justify" style:justify-single-word="false"/>
      <style:text-properties style:font-name="Liberation Sans" officeooo:rsid="003eab0c" officeooo:paragraph-rsid="00278e0f"/>
    </style:style>
    <style:style style:name="P121" style:family="paragraph" style:parent-style-name="Standard">
      <style:paragraph-properties fo:text-align="justify" style:justify-single-word="false"/>
      <style:text-properties style:font-name="Liberation Sans" officeooo:rsid="004a2ca6" officeooo:paragraph-rsid="00278e0f"/>
    </style:style>
    <style:style style:name="P122" style:family="paragraph" style:parent-style-name="Standard">
      <style:paragraph-properties fo:text-align="justify" style:justify-single-word="false"/>
      <style:text-properties style:font-name="Liberation Sans" fo:language="en" fo:country="US" officeooo:rsid="004a2ca6" officeooo:paragraph-rsid="00278e0f"/>
    </style:style>
    <style:style style:name="P123" style:family="paragraph" style:parent-style-name="Standard">
      <style:paragraph-properties fo:text-align="justify" style:justify-single-word="false"/>
      <style:text-properties style:font-name="Liberation Sans" fo:language="en" fo:country="US" officeooo:rsid="004a2ca6" officeooo:paragraph-rsid="002a208c"/>
    </style:style>
    <style:style style:name="P124" style:family="paragraph" style:parent-style-name="Standard">
      <style:paragraph-properties fo:text-align="justify" style:justify-single-word="false"/>
      <style:text-properties style:font-name="Liberation Sans" officeooo:rsid="004d7273" officeooo:paragraph-rsid="00278e0f"/>
    </style:style>
    <style:style style:name="P125" style:family="paragraph" style:parent-style-name="Standard">
      <style:paragraph-properties fo:text-align="justify" style:justify-single-word="false"/>
      <style:text-properties style:font-name="Liberation Sans" officeooo:paragraph-rsid="00206858"/>
    </style:style>
    <style:style style:name="P126" style:family="paragraph" style:parent-style-name="Standard">
      <style:paragraph-properties fo:text-align="justify" style:justify-single-word="false"/>
      <style:text-properties style:font-name="Liberation Sans" officeooo:rsid="0063c6d7" officeooo:paragraph-rsid="00397029"/>
    </style:style>
    <style:style style:name="P127" style:family="paragraph" style:parent-style-name="Table_20_Contents">
      <style:paragraph-properties fo:text-align="justify" style:justify-single-word="false"/>
      <style:text-properties style:font-name="Liberation Sans" fo:font-size="10.5pt" officeooo:rsid="005814f3" officeooo:paragraph-rsid="005814f3" style:font-size-asian="10.5pt" style:font-size-complex="10.5pt"/>
    </style:style>
    <style:style style:name="P128" style:family="paragraph" style:parent-style-name="Standard">
      <style:paragraph-properties fo:text-align="justify" style:justify-single-word="false"/>
      <style:text-properties style:font-name="Liberation Mono" fo:font-size="10.5pt" fo:font-style="normal" fo:font-weight="normal" officeooo:rsid="001bd2f5" officeooo:paragraph-rsid="0024e493" style:font-size-asian="9.14999961853027pt" style:font-style-asian="normal" style:font-weight-asian="normal" style:font-size-complex="10.5pt" style:font-style-complex="normal" style:font-weight-complex="normal"/>
    </style:style>
    <style:style style:name="P129" style:family="paragraph" style:parent-style-name="Standard">
      <style:paragraph-properties fo:text-align="justify" style:justify-single-word="false"/>
      <style:text-properties style:font-name="Liberation Mono" fo:font-size="10.5pt" fo:font-style="normal" fo:font-weight="normal" officeooo:rsid="001fadac" officeooo:paragraph-rsid="0024e493" style:font-size-asian="9.14999961853027pt" style:font-style-asian="normal" style:font-weight-asian="normal" style:font-size-complex="10.5pt" style:font-style-complex="normal" style:font-weight-complex="normal"/>
    </style:style>
    <style:style style:name="P130" style:family="paragraph" style:parent-style-name="Standard">
      <style:paragraph-properties fo:text-align="justify" style:justify-single-word="false"/>
      <style:text-properties style:font-name="Liberation Mono" fo:font-size="10.5pt" fo:font-style="normal" fo:font-weight="normal" officeooo:rsid="001b6043" officeooo:paragraph-rsid="0024e493" style:font-size-asian="9.14999961853027pt" style:font-style-asian="normal" style:font-weight-asian="normal" style:font-size-complex="10.5pt" style:font-style-complex="normal" style:font-weight-complex="normal"/>
    </style:style>
    <style:style style:name="P131" style:family="paragraph" style:parent-style-name="Standard">
      <style:paragraph-properties fo:text-align="justify" style:justify-single-word="false"/>
      <style:text-properties style:font-name="Liberation Mono" fo:font-size="10.5pt" fo:font-style="normal" fo:font-weight="normal" officeooo:rsid="001b6043" officeooo:paragraph-rsid="00273d22" style:font-size-asian="9.14999961853027pt" style:font-style-asian="normal" style:font-weight-asian="normal" style:font-size-complex="10.5pt" style:font-style-complex="normal" style:font-weight-complex="normal"/>
    </style:style>
    <style:style style:name="P132" style:family="paragraph" style:parent-style-name="Standard">
      <style:paragraph-properties fo:text-align="justify" style:justify-single-word="false"/>
      <style:text-properties style:font-name="Liberation Mono" fo:font-size="10.5pt" fo:font-style="normal" fo:font-weight="normal" officeooo:rsid="00236575" officeooo:paragraph-rsid="0024e493" style:font-size-asian="9.14999961853027pt" style:font-style-asian="normal" style:font-weight-asian="normal" style:font-size-complex="10.5pt" style:font-style-complex="normal" style:font-weight-complex="normal"/>
    </style:style>
    <style:style style:name="P133" style:family="paragraph" style:parent-style-name="Standard">
      <style:paragraph-properties fo:text-align="justify" style:justify-single-word="false"/>
      <style:text-properties style:font-name="Liberation Mono" fo:font-size="10.5pt" fo:font-style="normal" fo:font-weight="normal" officeooo:rsid="0026786f" officeooo:paragraph-rsid="0024e493" style:font-size-asian="9.14999961853027pt" style:font-style-asian="normal" style:font-weight-asian="normal" style:font-size-complex="10.5pt" style:font-style-complex="normal" style:font-weight-complex="normal"/>
    </style:style>
    <style:style style:name="P134" style:family="paragraph" style:parent-style-name="Standard">
      <style:paragraph-properties fo:text-align="justify" style:justify-single-word="false"/>
      <style:text-properties style:font-name="Liberation Mono" fo:font-size="10.5pt" fo:font-style="normal" fo:font-weight="normal" officeooo:rsid="002cf363" officeooo:paragraph-rsid="00273d22" style:font-size-asian="9.14999961853027pt" style:font-style-asian="normal" style:font-weight-asian="normal" style:font-size-complex="10.5pt" style:font-style-complex="normal" style:font-weight-complex="normal"/>
    </style:style>
    <style:style style:name="P135" style:family="paragraph" style:parent-style-name="Standard">
      <style:paragraph-properties fo:text-align="justify" style:justify-single-word="false"/>
      <style:text-properties style:font-name="Liberation Mono" fo:font-size="10.5pt" fo:language="en" fo:country="US" fo:font-style="normal" fo:font-weight="normal" officeooo:rsid="005a22b0" officeooo:paragraph-rsid="005a22b0" style:font-size-asian="10.5pt" style:font-style-asian="normal" style:font-weight-asian="normal" style:font-size-complex="10.5pt" style:font-style-complex="normal" style:font-weight-complex="normal"/>
    </style:style>
    <style:style style:name="P136" style:family="paragraph" style:parent-style-name="Standard">
      <style:paragraph-properties fo:text-align="justify" style:justify-single-word="false"/>
      <style:text-properties style:font-name="Liberation Mono" fo:font-size="10.5pt" fo:language="en" fo:country="US" fo:font-style="normal" fo:font-weight="normal" officeooo:rsid="00211a5d" officeooo:paragraph-rsid="00211a5d" style:font-size-asian="10.5pt" style:font-style-asian="normal" style:font-weight-asian="normal" style:font-size-complex="10.5pt" style:font-style-complex="normal" style:font-weight-complex="normal"/>
    </style:style>
    <style:style style:name="P137" style:family="paragraph" style:parent-style-name="Standard">
      <style:paragraph-properties fo:text-align="justify" style:justify-single-word="false"/>
      <style:text-properties style:font-name="Liberation Mono" fo:font-size="10.5pt" fo:language="en" fo:country="US" fo:font-style="normal" fo:font-weight="normal" officeooo:rsid="00206858" officeooo:paragraph-rsid="0024e493" style:font-size-asian="10.5pt" style:font-style-asian="normal" style:font-weight-asian="normal" style:font-size-complex="10.5pt" style:font-style-complex="normal" style:font-weight-complex="normal"/>
    </style:style>
    <style:style style:name="P138" style:family="paragraph" style:parent-style-name="Standard">
      <style:paragraph-properties fo:text-align="justify" style:justify-single-word="false"/>
      <style:text-properties style:font-name="Liberation Mono" fo:font-size="10.5pt" fo:language="en" fo:country="US" fo:font-style="normal" fo:font-weight="normal" officeooo:rsid="003d25ca" officeooo:paragraph-rsid="003c549c" style:font-size-asian="10.5pt" style:font-style-asian="normal" style:font-weight-asian="normal" style:font-size-complex="10.5pt" style:font-style-complex="normal" style:font-weight-complex="normal"/>
    </style:style>
    <style:style style:name="P139" style:family="paragraph" style:parent-style-name="Standard">
      <style:paragraph-properties fo:text-align="justify" style:justify-single-word="false"/>
      <style:text-properties style:font-name="Liberation Mono" fo:font-size="10.5pt" fo:language="en" fo:country="US" officeooo:paragraph-rsid="0024e493" style:font-size-asian="10.5pt" style:font-size-complex="10.5pt"/>
    </style:style>
    <style:style style:name="P140" style:family="paragraph" style:parent-style-name="Standard">
      <style:paragraph-properties fo:text-align="justify" style:justify-single-word="false"/>
      <style:text-properties style:font-name="Liberation Mono" fo:font-size="10.5pt" fo:language="en" fo:country="US" fo:font-weight="normal" officeooo:rsid="00206858" officeooo:paragraph-rsid="002443c9" style:font-size-asian="9.14999961853027pt" style:font-weight-asian="normal" style:font-size-complex="10.5pt" style:font-weight-complex="normal"/>
    </style:style>
    <style:style style:name="P141" style:family="paragraph" style:parent-style-name="Standard">
      <style:paragraph-properties fo:text-align="justify" style:justify-single-word="false"/>
      <style:text-properties style:font-name="Liberation Mono" fo:font-size="10.5pt" fo:language="en" fo:country="US" fo:font-weight="normal" officeooo:rsid="00377666" officeooo:paragraph-rsid="00377666" style:font-size-asian="10.5pt" style:font-weight-asian="normal" style:font-size-complex="10.5pt" style:font-weight-complex="normal"/>
    </style:style>
    <style:style style:name="P142" style:family="paragraph" style:parent-style-name="Standard">
      <style:paragraph-properties fo:text-align="justify" style:justify-single-word="false"/>
      <style:text-properties style:font-name="Liberation Mono" fo:font-size="10.5pt" officeooo:paragraph-rsid="0024e493" style:font-size-asian="10.5pt" style:font-size-complex="10.5pt"/>
    </style:style>
    <style:style style:name="P143" style:family="paragraph" style:parent-style-name="Table_20_Contents">
      <style:paragraph-properties fo:text-align="justify" style:justify-single-word="false"/>
      <style:text-properties style:font-name="Liberation Mono" fo:font-size="10.5pt" style:font-size-asian="10.5pt" style:font-size-complex="10.5pt"/>
    </style:style>
    <style:style style:name="P144" style:family="paragraph" style:parent-style-name="Table_20_Contents">
      <style:paragraph-properties fo:text-align="start" style:justify-single-word="false"/>
      <style:text-properties style:font-name="Liberation Mono" fo:font-size="10.5pt" officeooo:paragraph-rsid="003c549c" style:font-size-asian="10.5pt" style:font-size-complex="10.5pt"/>
    </style:style>
    <style:style style:name="P145" style:family="paragraph" style:parent-style-name="Table_20_Contents">
      <style:paragraph-properties fo:text-align="start" style:justify-single-word="false"/>
      <style:text-properties style:font-name="Liberation Mono" fo:font-size="10.5pt" officeooo:paragraph-rsid="0083f5e5" style:font-size-asian="10.5pt" style:font-size-complex="10.5pt"/>
    </style:style>
    <style:style style:name="P146" style:family="paragraph" style:parent-style-name="Table_20_Contents">
      <style:paragraph-properties fo:text-align="start" style:justify-single-word="false"/>
      <style:text-properties style:font-name="Liberation Mono" fo:font-size="10.5pt" officeooo:paragraph-rsid="008523ed" style:font-size-asian="10.5pt" style:font-size-complex="10.5pt"/>
    </style:style>
    <style:style style:name="P147" style:family="paragraph" style:parent-style-name="Table_20_Contents">
      <style:paragraph-properties fo:text-align="start" style:justify-single-word="false"/>
      <style:text-properties style:font-name="Liberation Mono" fo:font-size="10.5pt" officeooo:paragraph-rsid="007da52b" style:font-size-asian="10.5pt" style:font-size-complex="10.5pt"/>
    </style:style>
    <style:style style:name="P148" style:family="paragraph" style:parent-style-name="Table_20_Contents">
      <style:paragraph-properties fo:text-align="start" style:justify-single-word="false"/>
      <style:text-properties style:font-name="Liberation Mono" fo:font-size="10.5pt" officeooo:paragraph-rsid="007def10" style:font-size-asian="10.5pt" style:font-size-complex="10.5pt"/>
    </style:style>
    <style:style style:name="P149" style:family="paragraph" style:parent-style-name="Table_20_Contents">
      <style:paragraph-properties fo:text-align="justify" style:justify-single-word="false"/>
      <style:text-properties style:font-name="Liberation Mono" fo:font-size="10.5pt" officeooo:rsid="007ad08d" officeooo:paragraph-rsid="007ad08d" style:font-size-asian="10.5pt" style:font-size-complex="10.5pt"/>
    </style:style>
    <style:style style:name="P150" style:family="paragraph" style:parent-style-name="Table_20_Contents">
      <style:paragraph-properties fo:text-align="start" style:justify-single-word="false"/>
      <style:text-properties style:font-name="Liberation Mono" fo:font-size="10.5pt" officeooo:rsid="0063b335" officeooo:paragraph-rsid="00397029" style:font-size-asian="10.5pt" style:font-size-complex="10.5pt"/>
    </style:style>
    <style:style style:name="P151" style:family="paragraph" style:parent-style-name="Table_20_Contents">
      <style:paragraph-properties fo:text-align="justify" style:justify-single-word="false"/>
      <style:text-properties style:font-name="Liberation Mono" fo:font-size="10.5pt" officeooo:rsid="008cddff" officeooo:paragraph-rsid="008cddff" style:font-size-asian="10.5pt" style:font-size-complex="10.5pt"/>
    </style:style>
    <style:style style:name="P152" style:family="paragraph" style:parent-style-name="Standard">
      <style:paragraph-properties fo:text-align="justify" style:justify-single-word="false"/>
      <style:text-properties style:font-name="Liberation Mono" fo:font-size="10.5pt" fo:font-weight="normal" officeooo:rsid="00206858" officeooo:paragraph-rsid="00206858" style:font-size-asian="9.14999961853027pt" style:font-weight-asian="normal" style:font-size-complex="10.5pt" style:font-weight-complex="normal"/>
    </style:style>
    <style:style style:name="P153" style:family="paragraph" style:parent-style-name="Standard">
      <style:paragraph-properties fo:text-align="justify" style:justify-single-word="false"/>
      <style:text-properties style:font-name="Liberation Mono" fo:font-size="10.5pt" fo:font-weight="normal" officeooo:rsid="00206858" officeooo:paragraph-rsid="00211a5d" style:font-size-asian="9.14999961853027pt" style:font-weight-asian="normal" style:font-size-complex="10.5pt" style:font-weight-complex="normal"/>
    </style:style>
    <style:style style:name="P154" style:family="paragraph" style:parent-style-name="Standard">
      <style:paragraph-properties fo:text-align="justify" style:justify-single-word="false"/>
      <style:text-properties style:font-name="Liberation Mono" fo:font-size="10.5pt" fo:font-weight="normal" officeooo:rsid="00206858" officeooo:paragraph-rsid="0022f4db" style:font-size-asian="9.14999961853027pt" style:font-weight-asian="normal" style:font-size-complex="10.5pt" style:font-weight-complex="normal"/>
    </style:style>
    <style:style style:name="P155" style:family="paragraph" style:parent-style-name="Standard">
      <style:paragraph-properties fo:text-align="justify" style:justify-single-word="false"/>
      <style:text-properties style:font-name="Liberation Mono" fo:font-size="10.5pt" fo:font-weight="normal" officeooo:rsid="00206858" officeooo:paragraph-rsid="00889fa8" style:font-size-asian="9.14999961853027pt" style:font-weight-asian="normal" style:font-size-complex="10.5pt" style:font-weight-complex="normal"/>
    </style:style>
    <style:style style:name="P156" style:family="paragraph" style:parent-style-name="Table_20_Contents">
      <style:paragraph-properties fo:text-align="start" style:justify-single-word="false"/>
      <style:text-properties style:font-name="Liberation Mono" officeooo:paragraph-rsid="00273d22"/>
    </style:style>
    <style:style style:name="P157" style:family="paragraph" style:parent-style-name="Table_20_Contents">
      <style:paragraph-properties fo:text-align="start" style:justify-single-word="false"/>
      <style:text-properties style:font-name="Liberation Mono" officeooo:paragraph-rsid="00278e0f"/>
    </style:style>
    <style:style style:name="P158" style:family="paragraph" style:parent-style-name="Table_20_Contents">
      <style:paragraph-properties fo:text-align="start" style:justify-single-word="false"/>
      <style:text-properties style:font-name="Liberation Mono" officeooo:paragraph-rsid="002e78fd"/>
    </style:style>
    <style:style style:name="P159" style:family="paragraph" style:parent-style-name="Table_20_Contents">
      <style:paragraph-properties fo:text-align="start" style:justify-single-word="false"/>
      <style:text-properties style:font-name="Liberation Mono" officeooo:paragraph-rsid="004c4771"/>
    </style:style>
    <style:style style:name="P160" style:family="paragraph" style:parent-style-name="Table_20_Contents">
      <style:paragraph-properties fo:text-align="start" style:justify-single-word="false"/>
      <style:text-properties style:font-name="Liberation Mono" officeooo:paragraph-rsid="004e1b2c"/>
    </style:style>
    <style:style style:name="P161" style:family="paragraph" style:parent-style-name="Table_20_Contents">
      <style:paragraph-properties fo:text-align="start" style:justify-single-word="false"/>
      <style:text-properties style:font-name="Liberation Mono" officeooo:paragraph-rsid="0050201f"/>
    </style:style>
    <style:style style:name="P162" style:family="paragraph" style:parent-style-name="Table_20_Contents">
      <style:paragraph-properties fo:text-align="start" style:justify-single-word="false"/>
      <style:text-properties style:font-name="Liberation Mono" officeooo:paragraph-rsid="005cf6b0"/>
    </style:style>
    <style:style style:name="P163" style:family="paragraph" style:parent-style-name="Table_20_Contents">
      <style:paragraph-properties fo:text-align="start" style:justify-single-word="false"/>
      <style:text-properties style:font-name="Liberation Mono" officeooo:paragraph-rsid="006116b3"/>
    </style:style>
    <style:style style:name="P164" style:family="paragraph" style:parent-style-name="Table_20_Contents">
      <style:paragraph-properties fo:text-align="start" style:justify-single-word="false"/>
      <style:text-properties style:font-name="Liberation Mono" officeooo:paragraph-rsid="0065ddf0"/>
    </style:style>
    <style:style style:name="P165" style:family="paragraph" style:parent-style-name="Table_20_Contents">
      <style:paragraph-properties fo:text-align="start" style:justify-single-word="false"/>
      <style:text-properties style:font-name="Liberation Mono" officeooo:paragraph-rsid="007def10"/>
    </style:style>
    <style:style style:name="P166" style:family="paragraph" style:parent-style-name="Table_20_Contents">
      <style:paragraph-properties fo:text-align="start" style:justify-single-word="false"/>
      <style:text-properties style:font-name="Liberation Mono" officeooo:paragraph-rsid="007f9ec3"/>
    </style:style>
    <style:style style:name="P167" style:family="paragraph" style:parent-style-name="Table_20_Contents">
      <style:paragraph-properties fo:text-align="start" style:justify-single-word="false"/>
      <style:text-properties style:font-name="Liberation Mono" officeooo:paragraph-rsid="0082bb97"/>
    </style:style>
    <style:style style:name="P168" style:family="paragraph" style:parent-style-name="Table_20_Contents">
      <style:paragraph-properties fo:text-align="start" style:justify-single-word="false"/>
      <style:text-properties style:font-name="Liberation Mono" officeooo:paragraph-rsid="0082e10f"/>
    </style:style>
    <style:style style:name="P169" style:family="paragraph" style:parent-style-name="Table_20_Contents">
      <style:paragraph-properties fo:text-align="start" style:justify-single-word="false"/>
      <style:text-properties style:font-name="Liberation Mono" officeooo:paragraph-rsid="0083f5e5"/>
    </style:style>
    <style:style style:name="P170" style:family="paragraph" style:parent-style-name="Table_20_Contents">
      <style:paragraph-properties fo:text-align="start" style:justify-single-word="false"/>
      <style:text-properties style:font-name="Liberation Mono" officeooo:paragraph-rsid="008523ed"/>
    </style:style>
    <style:style style:name="P171" style:family="paragraph" style:parent-style-name="Standard">
      <style:paragraph-properties fo:text-align="justify" style:justify-single-word="false"/>
      <style:text-properties officeooo:rsid="003c549c" officeooo:paragraph-rsid="003c549c"/>
    </style:style>
    <style:style style:name="P172" style:family="paragraph" style:parent-style-name="Standard">
      <style:paragraph-properties fo:text-align="justify" style:justify-single-word="false"/>
      <style:text-properties fo:font-size="10.5pt" officeooo:paragraph-rsid="003b0c37" style:font-size-asian="10.5pt" style:font-size-complex="10.5pt"/>
    </style:style>
    <style:style style:name="P173"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3e418b" officeooo:paragraph-rsid="00446501" fo:background-color="#ffffff" style:font-size-asian="12pt" style:font-style-asian="normal" style:font-weight-asian="normal" style:font-size-complex="12pt" style:font-style-complex="normal" style:font-weight-complex="normal"/>
    </style:style>
    <style:style style:name="P174"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3e418b" officeooo:paragraph-rsid="00465603" fo:background-color="#ffffff" style:font-size-asian="12pt" style:font-style-asian="normal" style:font-weight-asian="normal" style:font-size-complex="12pt" style:font-style-complex="normal" style:font-weight-complex="normal"/>
    </style:style>
    <style:style style:name="P175"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3e418b" officeooo:paragraph-rsid="00595aaa" fo:background-color="#ffffff" style:font-size-asian="12pt" style:font-style-asian="normal" style:font-weight-asian="normal" style:font-size-complex="12pt" style:font-style-complex="normal" style:font-weight-complex="normal"/>
    </style:style>
    <style:style style:name="P176"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46501" officeooo:paragraph-rsid="00446501" fo:background-color="#ffffff" style:font-size-asian="12pt" style:font-style-asian="normal" style:font-weight-asian="normal" style:font-size-complex="12pt" style:font-style-complex="normal" style:font-weight-complex="normal"/>
    </style:style>
    <style:style style:name="P177"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c4771" officeooo:paragraph-rsid="004c4771" fo:background-color="#ffffff" style:font-size-asian="12pt" style:font-style-asian="normal" style:font-weight-asian="normal" style:font-size-complex="12pt" style:font-style-complex="normal" style:font-weight-complex="normal"/>
    </style:style>
    <style:style style:name="P178"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c4771" officeooo:paragraph-rsid="0050201f" fo:background-color="#ffffff" style:font-size-asian="12pt" style:font-style-asian="normal" style:font-weight-asian="normal" style:font-size-complex="12pt" style:font-style-complex="normal" style:font-weight-complex="normal"/>
    </style:style>
    <style:style style:name="P179"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c4771" officeooo:paragraph-rsid="005186c5" fo:background-color="#ffffff" style:font-size-asian="12pt" style:font-style-asian="normal" style:font-weight-asian="normal" style:font-size-complex="12pt" style:font-style-complex="normal" style:font-weight-complex="normal"/>
    </style:style>
    <style:style style:name="P180"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c4771" officeooo:paragraph-rsid="004e1b2c" fo:background-color="#ffffff" style:font-size-asian="12pt" style:font-style-asian="normal" style:font-weight-asian="normal" style:font-size-complex="12pt" style:font-style-complex="normal" style:font-weight-complex="normal"/>
    </style:style>
    <style:style style:name="P181"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c4771" officeooo:paragraph-rsid="006008d4" fo:background-color="#ffffff" style:font-size-asian="12pt" style:font-style-asian="normal" style:font-weight-asian="normal" style:font-size-complex="12pt" style:font-style-complex="normal" style:font-weight-complex="normal"/>
    </style:style>
    <style:style style:name="P182"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c4771" officeooo:paragraph-rsid="006c6866" fo:background-color="#ffffff" style:font-size-asian="12pt" style:font-style-asian="normal" style:font-weight-asian="normal" style:font-size-complex="12pt" style:font-style-complex="normal" style:font-weight-complex="normal"/>
    </style:style>
    <style:style style:name="P183"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50201f" officeooo:paragraph-rsid="0050201f" fo:background-color="#ffffff" style:font-size-asian="12pt" style:font-style-asian="normal" style:font-weight-asian="normal" style:font-size-complex="12pt" style:font-style-complex="normal" style:font-weight-complex="normal"/>
    </style:style>
    <style:style style:name="P184"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65603" officeooo:paragraph-rsid="00465603" fo:background-color="#ffffff" style:font-size-asian="12pt" style:font-style-asian="normal" style:font-weight-asian="normal" style:font-size-complex="12pt" style:font-style-complex="normal" style:font-weight-complex="normal"/>
    </style:style>
    <style:style style:name="P185"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595aaa" officeooo:paragraph-rsid="00595aaa" fo:background-color="#ffffff" style:font-size-asian="12pt" style:font-style-asian="normal" style:font-weight-asian="normal" style:font-size-complex="12pt" style:font-style-complex="normal" style:font-weight-complex="normal"/>
    </style:style>
    <style:style style:name="P186"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5b0db7" officeooo:paragraph-rsid="005b0db7" fo:background-color="#ffffff" style:font-size-asian="12pt" style:font-style-asian="normal" style:font-weight-asian="normal" style:font-size-complex="12pt" style:font-style-complex="normal" style:font-weight-complex="normal"/>
    </style:style>
    <style:style style:name="P187"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35763d" officeooo:paragraph-rsid="00595aaa" fo:background-color="#ffffff" style:font-size-asian="12pt" style:font-style-asian="normal" style:font-weight-asian="normal" style:font-size-complex="12pt" style:font-style-complex="normal" style:font-weight-complex="normal"/>
    </style:style>
    <style:style style:name="P188"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6008d4" officeooo:paragraph-rsid="006008d4" fo:background-color="#ffffff" style:font-size-asian="12pt" style:font-style-asian="normal" style:font-weight-asian="normal" style:font-size-complex="12pt" style:font-style-complex="normal" style:font-weight-complex="normal"/>
    </style:style>
    <style:style style:name="P189"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6116b3" officeooo:paragraph-rsid="006116b3" fo:background-color="#ffffff" style:font-size-asian="12pt" style:font-style-asian="normal" style:font-weight-asian="normal" style:font-size-complex="12pt" style:font-style-complex="normal" style:font-weight-complex="normal"/>
    </style:style>
    <style:style style:name="P190"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630e4b" officeooo:paragraph-rsid="0064ca5c" fo:background-color="#ffffff" style:font-size-asian="12pt" style:font-style-asian="normal" style:font-weight-asian="normal" style:font-size-complex="12pt" style:font-style-complex="normal" style:font-weight-complex="normal"/>
    </style:style>
    <style:style style:name="P191"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630e4b" officeooo:paragraph-rsid="00659973" fo:background-color="#ffffff" style:font-size-asian="12pt" style:font-style-asian="normal" style:font-weight-asian="normal" style:font-size-complex="12pt" style:font-style-complex="normal" style:font-weight-complex="normal"/>
    </style:style>
    <style:style style:name="P192"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55690e" officeooo:paragraph-rsid="00630e4b" fo:background-color="#ffffff" style:font-size-asian="12pt" style:font-style-asian="normal" style:font-weight-asian="normal" style:font-size-complex="12pt" style:font-style-complex="normal" style:font-weight-complex="normal"/>
    </style:style>
    <style:style style:name="P193"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1bd2f5" officeooo:paragraph-rsid="004c4771" fo:background-color="#ffffff" style:font-size-asian="10.5pt" style:font-style-asian="normal" style:font-weight-asian="normal" style:font-size-complex="12pt" style:font-style-complex="normal" style:font-weight-complex="normal"/>
    </style:style>
    <style:style style:name="P194"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1bd2f5" officeooo:paragraph-rsid="004e1b2c" fo:background-color="#ffffff" style:font-size-asian="10.5pt" style:font-style-asian="normal" style:font-weight-asian="normal" style:font-size-complex="12pt" style:font-style-complex="normal" style:font-weight-complex="normal"/>
    </style:style>
    <style:style style:name="P195"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1bd2f5" officeooo:paragraph-rsid="0050201f" fo:background-color="#ffffff" style:font-size-asian="10.5pt" style:font-style-asian="normal" style:font-weight-asian="normal" style:font-size-complex="12pt" style:font-style-complex="normal" style:font-weight-complex="normal"/>
    </style:style>
    <style:style style:name="P196"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1bd2f5" officeooo:paragraph-rsid="006008d4" fo:background-color="#ffffff" style:font-size-asian="10.5pt" style:font-style-asian="normal" style:font-weight-asian="normal" style:font-size-complex="12pt" style:font-style-complex="normal" style:font-weight-complex="normal"/>
    </style:style>
    <style:style style:name="P197"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1bd2f5" officeooo:paragraph-rsid="006116b3" fo:background-color="#ffffff" style:font-size-asian="10.5pt" style:font-style-asian="normal" style:font-weight-asian="normal" style:font-size-complex="12pt" style:font-style-complex="normal" style:font-weight-complex="normal"/>
    </style:style>
    <style:style style:name="P198"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1bd2f5" officeooo:paragraph-rsid="0064ca5c" fo:background-color="#ffffff" style:font-size-asian="10.5pt" style:font-style-asian="normal" style:font-weight-asian="normal" style:font-size-complex="12pt" style:font-style-complex="normal" style:font-weight-complex="normal"/>
    </style:style>
    <style:style style:name="P199"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1bd2f5" officeooo:paragraph-rsid="0065ddf0" fo:background-color="#ffffff" style:font-size-asian="10.5pt" style:font-style-asian="normal" style:font-weight-asian="normal" style:font-size-complex="12pt" style:font-style-complex="normal" style:font-weight-complex="normal"/>
    </style:style>
    <style:style style:name="P200"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64ca5c" officeooo:paragraph-rsid="0064ca5c" fo:background-color="#ffffff" style:font-size-asian="10.5pt" style:font-style-asian="normal" style:font-weight-asian="normal" style:font-size-complex="12pt" style:font-style-complex="normal" style:font-weight-complex="normal"/>
    </style:style>
    <style:style style:name="P201"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64ca5c" officeooo:paragraph-rsid="0065ddf0" fo:background-color="#ffffff" style:font-size-asian="10.5pt" style:font-style-asian="normal" style:font-weight-asian="normal" style:font-size-complex="12pt" style:font-style-complex="normal" style:font-weight-complex="normal"/>
    </style:style>
    <style:style style:name="P202" style:family="paragraph" style:parent-style-name="Table_20_Contents">
      <style:paragraph-properties fo:text-align="start" style:justify-single-word="false"/>
      <style:text-properties fo:color="#000000" loext:opacity="100%" style:font-name="Liberation Mono" fo:font-size="10.5pt" officeooo:rsid="0030c132" officeooo:paragraph-rsid="007248f4" fo:background-color="#ffffff" style:font-size-asian="10.5pt" style:font-size-complex="10.5pt"/>
    </style:style>
    <style:style style:name="P203" style:family="paragraph" style:parent-style-name="Table_20_Contents">
      <style:paragraph-properties fo:text-align="start" style:justify-single-word="false"/>
      <style:text-properties fo:color="#000000" loext:opacity="100%" style:font-name="Liberation Mono" fo:font-size="10.5pt" officeooo:rsid="0030c132" officeooo:paragraph-rsid="007718c1" fo:background-color="#ffffff" style:font-size-asian="10.5pt" style:font-size-complex="10.5pt"/>
    </style:style>
    <style:style style:name="P204" style:family="paragraph" style:parent-style-name="Table_20_Contents">
      <style:paragraph-properties fo:text-align="start" style:justify-single-word="false"/>
      <style:text-properties fo:color="#000000" loext:opacity="100%" style:font-name="Liberation Mono" fo:font-size="10.5pt" officeooo:rsid="0030c132" officeooo:paragraph-rsid="007f9ec3" fo:background-color="#ffffff" style:font-size-asian="10.5pt" style:font-size-complex="10.5pt"/>
    </style:style>
    <style:style style:name="P205" style:family="paragraph" style:parent-style-name="Table_20_Contents">
      <style:paragraph-properties fo:text-align="start" style:justify-single-word="false"/>
      <style:text-properties fo:color="#000000" loext:opacity="100%" style:font-name="Liberation Mono" fo:font-size="10.5pt" officeooo:rsid="0030c132" officeooo:paragraph-rsid="007fd34b" fo:background-color="#ffffff" style:font-size-asian="10.5pt" style:font-size-complex="10.5pt"/>
    </style:style>
    <style:style style:name="P206" style:family="paragraph" style:parent-style-name="Table_20_Contents">
      <style:paragraph-properties fo:text-align="start" style:justify-single-word="false"/>
      <style:text-properties fo:color="#000000" loext:opacity="100%" style:font-name="Liberation Mono" fo:font-size="10.5pt" officeooo:rsid="0030c132" officeooo:paragraph-rsid="0081d03a" fo:background-color="#ffffff" style:font-size-asian="10.5pt" style:font-size-complex="10.5pt"/>
    </style:style>
    <style:style style:name="P207" style:family="paragraph" style:parent-style-name="Table_20_Contents">
      <style:paragraph-properties fo:text-align="start" style:justify-single-word="false"/>
      <style:text-properties fo:color="#000000" loext:opacity="100%" style:font-name="Liberation Mono" fo:font-size="10.5pt" officeooo:rsid="0030c132" officeooo:paragraph-rsid="0082bb97" fo:background-color="#ffffff" style:font-size-asian="10.5pt" style:font-size-complex="10.5pt"/>
    </style:style>
    <style:style style:name="P208" style:family="paragraph" style:parent-style-name="Table_20_Contents">
      <style:paragraph-properties fo:text-align="start" style:justify-single-word="false"/>
      <style:text-properties fo:color="#000000" loext:opacity="100%" style:font-name="Liberation Mono" fo:font-size="10.5pt" officeooo:rsid="0030c132" officeooo:paragraph-rsid="00397029" fo:background-color="#ffffff" style:font-size-asian="10.5pt" style:font-size-complex="10.5pt"/>
    </style:style>
    <style:style style:name="P209" style:family="paragraph" style:parent-style-name="Table_20_Contents">
      <style:paragraph-properties fo:text-align="start" style:justify-single-word="false"/>
      <style:text-properties fo:color="#000000" loext:opacity="100%" style:font-name="Liberation Mono" fo:font-size="10.5pt" officeooo:rsid="0030c132" officeooo:paragraph-rsid="0082e10f" fo:background-color="#ffffff" style:font-size-asian="10.5pt" style:font-size-complex="10.5pt"/>
    </style:style>
    <style:style style:name="P210" style:family="paragraph" style:parent-style-name="Table_20_Contents">
      <style:paragraph-properties fo:text-align="start" style:justify-single-word="false"/>
      <style:text-properties fo:color="#000000" loext:opacity="100%" style:font-name="Liberation Mono" fo:font-size="10.5pt" officeooo:rsid="0030c132" officeooo:paragraph-rsid="0083f5e5" fo:background-color="#ffffff" style:font-size-asian="10.5pt" style:font-size-complex="10.5pt"/>
    </style:style>
    <style:style style:name="P211" style:family="paragraph" style:parent-style-name="Table_20_Contents">
      <style:paragraph-properties fo:text-align="start" style:justify-single-word="false"/>
      <style:text-properties fo:color="#000000" loext:opacity="100%" style:font-name="Liberation Mono" fo:font-size="10.5pt" officeooo:rsid="0030c132" officeooo:paragraph-rsid="008523ed" fo:background-color="#ffffff" style:font-size-asian="10.5pt" style:font-size-complex="10.5pt"/>
    </style:style>
    <style:style style:name="P212" style:family="paragraph" style:parent-style-name="Table_20_Contents">
      <style:paragraph-properties fo:text-align="start" style:justify-single-word="false"/>
      <style:text-properties fo:color="#000000" loext:opacity="100%" style:font-name="Liberation Mono" fo:font-size="10.5pt" officeooo:rsid="003428d8" officeooo:paragraph-rsid="00273d22" fo:background-color="#ffffff" style:font-size-asian="10.5pt" style:font-size-complex="10.5pt"/>
    </style:style>
    <style:style style:name="P213" style:family="paragraph" style:parent-style-name="Table_20_Contents">
      <style:paragraph-properties fo:text-align="start" style:justify-single-word="false"/>
      <style:text-properties fo:color="#000000" loext:opacity="100%" style:font-name="Liberation Mono" fo:font-size="10.5pt" officeooo:rsid="00378dcb" officeooo:paragraph-rsid="00278e0f" fo:background-color="#ffffff" style:font-size-asian="10.5pt" style:font-size-complex="10.5pt"/>
    </style:style>
    <style:style style:name="P214" style:family="paragraph" style:parent-style-name="Table_20_Contents">
      <style:paragraph-properties fo:text-align="start" style:justify-single-word="false"/>
      <style:text-properties fo:color="#000000" loext:opacity="100%" style:font-name="Liberation Mono" fo:font-size="10.5pt" officeooo:rsid="00378dcb" officeooo:paragraph-rsid="006008d4" fo:background-color="#ffffff" style:font-size-asian="10.5pt" style:font-size-complex="10.5pt"/>
    </style:style>
    <style:style style:name="P215" style:family="paragraph" style:parent-style-name="Table_20_Contents">
      <style:paragraph-properties fo:text-align="start" style:justify-single-word="false"/>
      <style:text-properties fo:color="#000000" loext:opacity="100%" style:font-name="Liberation Mono" fo:font-size="10.5pt" officeooo:rsid="00378dcb" officeooo:paragraph-rsid="006116b3" fo:background-color="#ffffff" style:font-size-asian="10.5pt" style:font-size-complex="10.5pt"/>
    </style:style>
    <style:style style:name="P216" style:family="paragraph" style:parent-style-name="Table_20_Contents">
      <style:paragraph-properties fo:text-align="start" style:justify-single-word="false"/>
      <style:text-properties fo:color="#000000" loext:opacity="100%" style:font-name="Liberation Mono" fo:font-size="10.5pt" officeooo:rsid="00378dcb" officeooo:paragraph-rsid="0082e10f" fo:background-color="#ffffff" style:font-size-asian="10.5pt" style:font-size-complex="10.5pt"/>
    </style:style>
    <style:style style:name="P217" style:family="paragraph" style:parent-style-name="Table_20_Contents">
      <style:paragraph-properties fo:text-align="start" style:justify-single-word="false"/>
      <style:text-properties fo:color="#000000" loext:opacity="100%" style:font-name="Liberation Mono" fo:font-size="10.5pt" officeooo:rsid="00378dcb" officeooo:paragraph-rsid="0083f5e5" fo:background-color="#ffffff" style:font-size-asian="10.5pt" style:font-size-complex="10.5pt"/>
    </style:style>
    <style:style style:name="P218" style:family="paragraph" style:parent-style-name="Table_20_Contents">
      <style:paragraph-properties fo:text-align="start" style:justify-single-word="false"/>
      <style:text-properties fo:color="#000000" loext:opacity="100%" style:font-name="Liberation Mono" fo:font-size="10.5pt" officeooo:rsid="003924a8" officeooo:paragraph-rsid="00278e0f" fo:background-color="#ffffff" style:font-size-asian="10.5pt" style:font-size-complex="10.5pt"/>
    </style:style>
    <style:style style:name="P219" style:family="paragraph" style:parent-style-name="Table_20_Contents">
      <style:paragraph-properties fo:text-align="start" style:justify-single-word="false"/>
      <style:text-properties fo:color="#000000" loext:opacity="100%" style:font-name="Liberation Mono" fo:font-size="10.5pt" officeooo:rsid="003924a8" officeooo:paragraph-rsid="00336a7e" fo:background-color="#ffffff" style:font-size-asian="10.5pt" style:font-size-complex="10.5pt"/>
    </style:style>
    <style:style style:name="P220" style:family="paragraph" style:parent-style-name="Table_20_Contents">
      <style:paragraph-properties fo:text-align="start" style:justify-single-word="false"/>
      <style:text-properties fo:color="#000000" loext:opacity="100%" style:font-name="Liberation Mono" fo:font-size="10.5pt" officeooo:rsid="003924a8" officeooo:paragraph-rsid="0082e10f" fo:background-color="#ffffff" style:font-size-asian="10.5pt" style:font-size-complex="10.5pt"/>
    </style:style>
    <style:style style:name="P221" style:family="paragraph" style:parent-style-name="Table_20_Contents">
      <style:paragraph-properties fo:text-align="start" style:justify-single-word="false"/>
      <style:text-properties fo:color="#000000" loext:opacity="100%" style:font-name="Liberation Mono" fo:font-size="10.5pt" officeooo:rsid="003924a8" officeooo:paragraph-rsid="0083f5e5" fo:background-color="#ffffff" style:font-size-asian="10.5pt" style:font-size-complex="10.5pt"/>
    </style:style>
    <style:style style:name="P222" style:family="paragraph" style:parent-style-name="Table_20_Contents">
      <style:paragraph-properties fo:text-align="start" style:justify-single-word="false"/>
      <style:text-properties fo:color="#000000" loext:opacity="100%" style:font-name="Liberation Mono" fo:font-size="10.5pt" officeooo:rsid="00283b84" officeooo:paragraph-rsid="00283b84" fo:background-color="#ffffff" style:font-size-asian="10.5pt" style:font-size-complex="10.5pt"/>
    </style:style>
    <style:style style:name="P223" style:family="paragraph" style:parent-style-name="Table_20_Contents">
      <style:paragraph-properties fo:text-align="start" style:justify-single-word="false"/>
      <style:text-properties fo:color="#000000" loext:opacity="100%" style:font-name="Liberation Mono" fo:font-size="10.5pt" officeooo:rsid="002a208c" officeooo:paragraph-rsid="002a208c" fo:background-color="#ffffff" style:font-size-asian="10.5pt" style:font-size-complex="10.5pt"/>
    </style:style>
    <style:style style:name="P224" style:family="paragraph" style:parent-style-name="Table_20_Contents">
      <style:paragraph-properties fo:text-align="start" style:justify-single-word="false"/>
      <style:text-properties fo:color="#000000" loext:opacity="100%" style:font-name="Liberation Mono" fo:font-size="10.5pt" officeooo:rsid="002b9575" officeooo:paragraph-rsid="002b9575" fo:background-color="#ffffff" style:font-size-asian="10.5pt" style:font-size-complex="10.5pt"/>
    </style:style>
    <style:style style:name="P225" style:family="paragraph" style:parent-style-name="Table_20_Contents">
      <style:paragraph-properties fo:text-align="start" style:justify-single-word="false"/>
      <style:text-properties fo:color="#000000" loext:opacity="100%" style:font-name="Liberation Mono" fo:font-size="10.5pt" officeooo:rsid="002b9575" officeooo:paragraph-rsid="002bc390" fo:background-color="#ffffff" style:font-size-asian="10.5pt" style:font-size-complex="10.5pt"/>
    </style:style>
    <style:style style:name="P226" style:family="paragraph" style:parent-style-name="Table_20_Contents">
      <style:paragraph-properties fo:text-align="start" style:justify-single-word="false"/>
      <style:text-properties fo:color="#000000" loext:opacity="100%" style:font-name="Liberation Mono" fo:font-size="10.5pt" officeooo:rsid="002b9575" officeooo:paragraph-rsid="003e418b" fo:background-color="#ffffff" style:font-size-asian="10.5pt" style:font-size-complex="10.5pt"/>
    </style:style>
    <style:style style:name="P227" style:family="paragraph" style:parent-style-name="Table_20_Contents">
      <style:paragraph-properties fo:text-align="start" style:justify-single-word="false"/>
      <style:text-properties fo:color="#000000" loext:opacity="100%" style:font-name="Liberation Mono" fo:font-size="10.5pt" officeooo:rsid="002b9575" officeooo:paragraph-rsid="00595aaa" fo:background-color="#ffffff" style:font-size-asian="10.5pt" style:font-size-complex="10.5pt"/>
    </style:style>
    <style:style style:name="P228" style:family="paragraph" style:parent-style-name="Table_20_Contents">
      <style:paragraph-properties fo:text-align="start" style:justify-single-word="false"/>
      <style:text-properties fo:color="#000000" loext:opacity="100%" style:font-name="Liberation Mono" fo:font-size="10.5pt" officeooo:rsid="002b9575" officeooo:paragraph-rsid="008523ed" fo:background-color="#ffffff" style:font-size-asian="10.5pt" style:font-size-complex="10.5pt"/>
    </style:style>
    <style:style style:name="P229" style:family="paragraph" style:parent-style-name="Table_20_Contents">
      <style:paragraph-properties fo:text-align="start" style:justify-single-word="false"/>
      <style:text-properties fo:color="#000000" loext:opacity="100%" style:font-name="Liberation Mono" fo:font-size="10.5pt" officeooo:rsid="002cc6b7" officeooo:paragraph-rsid="002e78fd" fo:background-color="#ffffff" style:font-size-asian="10.5pt" style:font-size-complex="10.5pt"/>
    </style:style>
    <style:style style:name="P230" style:family="paragraph" style:parent-style-name="Table_20_Contents">
      <style:paragraph-properties fo:text-align="start" style:justify-single-word="false"/>
      <style:text-properties fo:color="#000000" loext:opacity="100%" style:font-name="Liberation Mono" fo:font-size="10.5pt" officeooo:rsid="002cc6b7" officeooo:paragraph-rsid="005cf6b0" fo:background-color="#ffffff" style:font-size-asian="10.5pt" style:font-size-complex="10.5pt"/>
    </style:style>
    <style:style style:name="P231" style:family="paragraph" style:parent-style-name="Table_20_Contents">
      <style:paragraph-properties fo:text-align="start" style:justify-single-word="false"/>
      <style:text-properties fo:color="#000000" loext:opacity="100%" style:font-name="Liberation Mono" fo:font-size="10.5pt" officeooo:rsid="002cc6b7" officeooo:paragraph-rsid="007d43da" fo:background-color="#ffffff" style:font-size-asian="10.5pt" style:font-size-complex="10.5pt"/>
    </style:style>
    <style:style style:name="P232" style:family="paragraph" style:parent-style-name="Table_20_Contents">
      <style:paragraph-properties fo:text-align="start" style:justify-single-word="false"/>
      <style:text-properties fo:color="#000000" loext:opacity="100%" style:font-name="Liberation Mono" fo:font-size="10.5pt" officeooo:rsid="002cc6b7" officeooo:paragraph-rsid="008a89b9" fo:background-color="#ffffff" style:font-size-asian="10.5pt" style:font-size-complex="10.5pt"/>
    </style:style>
    <style:style style:name="P233" style:family="paragraph" style:parent-style-name="Table_20_Contents">
      <style:paragraph-properties fo:text-align="start" style:justify-single-word="false"/>
      <style:text-properties fo:color="#000000" loext:opacity="100%" style:font-name="Liberation Mono" fo:font-size="10.5pt" officeooo:rsid="002cc6b7" officeooo:paragraph-rsid="00917dd4" fo:background-color="#ffffff" style:font-size-asian="10.5pt" style:font-size-complex="10.5pt"/>
    </style:style>
    <style:style style:name="P234" style:family="paragraph" style:parent-style-name="Table_20_Contents">
      <style:paragraph-properties fo:text-align="start" style:justify-single-word="false"/>
      <style:text-properties fo:color="#000000" loext:opacity="100%" style:font-name="Liberation Mono" fo:font-size="10.5pt" officeooo:rsid="004c4771" officeooo:paragraph-rsid="004c4771" fo:background-color="#ffffff" style:font-size-asian="10.5pt" style:font-size-complex="10.5pt"/>
    </style:style>
    <style:style style:name="P235" style:family="paragraph" style:parent-style-name="Table_20_Contents">
      <style:paragraph-properties fo:text-align="start" style:justify-single-word="false"/>
      <style:text-properties fo:color="#000000" loext:opacity="100%" style:font-name="Liberation Mono" fo:font-size="10.5pt" officeooo:rsid="004c4771" officeooo:paragraph-rsid="0050201f" fo:background-color="#ffffff" style:font-size-asian="10.5pt" style:font-size-complex="10.5pt"/>
    </style:style>
    <style:style style:name="P236" style:family="paragraph" style:parent-style-name="Table_20_Contents">
      <style:paragraph-properties fo:text-align="start" style:justify-single-word="false"/>
      <style:text-properties fo:color="#000000" loext:opacity="100%" style:font-name="Liberation Mono" fo:font-size="10.5pt" officeooo:rsid="004c4771" officeooo:paragraph-rsid="0064ca5c" fo:background-color="#ffffff" style:font-size-asian="10.5pt" style:font-size-complex="10.5pt"/>
    </style:style>
    <style:style style:name="P237" style:family="paragraph" style:parent-style-name="Table_20_Contents">
      <style:paragraph-properties fo:text-align="start" style:justify-single-word="false"/>
      <style:text-properties fo:color="#000000" loext:opacity="100%" style:font-name="Liberation Mono" fo:font-size="10.5pt" officeooo:rsid="004c4771" officeooo:paragraph-rsid="005186c5" fo:background-color="#ffffff" style:font-size-asian="10.5pt" style:font-size-complex="10.5pt"/>
    </style:style>
    <style:style style:name="P238" style:family="paragraph" style:parent-style-name="Table_20_Contents">
      <style:paragraph-properties fo:text-align="start" style:justify-single-word="false"/>
      <style:text-properties fo:color="#000000" loext:opacity="100%" style:font-name="Liberation Mono" fo:font-size="10.5pt" officeooo:rsid="005d94b7" officeooo:paragraph-rsid="005d94b7" fo:background-color="#ffffff" style:font-size-asian="10.5pt" style:font-size-complex="10.5pt"/>
    </style:style>
    <style:style style:name="P239" style:family="paragraph" style:parent-style-name="Table_20_Contents">
      <style:paragraph-properties fo:text-align="start" style:justify-single-word="false"/>
      <style:text-properties fo:color="#000000" loext:opacity="100%" style:font-name="Liberation Mono" fo:font-size="10.5pt" officeooo:rsid="008523ed" officeooo:paragraph-rsid="008523ed" fo:background-color="#ffffff" style:font-size-asian="10.5pt" style:font-size-complex="10.5pt"/>
    </style:style>
    <style:style style:name="P240" style:family="paragraph" style:parent-style-name="Table_20_Contents">
      <style:paragraph-properties fo:text-align="start" style:justify-single-word="false"/>
      <style:text-properties fo:color="#000000" loext:opacity="100%" style:font-name="Liberation Mono" fo:font-size="10.5pt" officeooo:rsid="007def10" officeooo:paragraph-rsid="007def10" fo:background-color="#ffffff" style:font-size-asian="10.5pt" style:font-size-complex="10.5pt"/>
    </style:style>
    <style:style style:name="P241" style:family="paragraph" style:parent-style-name="Table_20_Contents">
      <style:paragraph-properties fo:text-align="start" style:justify-single-word="false"/>
      <style:text-properties fo:color="#000000" loext:opacity="100%" style:font-name="Liberation Mono" fo:font-size="10.5pt" officeooo:rsid="0037dcd5" officeooo:paragraph-rsid="0082e10f" fo:background-color="#ffffff" style:font-size-asian="10.5pt" style:font-size-complex="10.5pt"/>
    </style:style>
    <style:style style:name="P242" style:family="paragraph" style:parent-style-name="Table_20_Contents">
      <style:paragraph-properties fo:text-align="start" style:justify-single-word="false"/>
      <style:text-properties fo:color="#000000" loext:opacity="100%" style:font-name="Liberation Mono" fo:font-size="10.5pt" fo:language="en" fo:country="US" fo:font-style="normal" fo:font-weight="normal" officeooo:rsid="002b9575" officeooo:paragraph-rsid="00595aaa" fo:background-color="#ffffff" style:font-size-asian="10.5pt" style:font-style-asian="normal" style:font-weight-asian="normal" style:font-size-complex="10.5pt" style:font-style-complex="normal" style:font-weight-complex="normal"/>
    </style:style>
    <style:style style:name="P243" style:family="paragraph" style:parent-style-name="Table_20_Contents">
      <style:paragraph-properties fo:text-align="start" style:justify-single-word="false"/>
      <style:text-properties fo:color="#000000" loext:opacity="100%" style:font-name="Liberation Mono" fo:font-size="10.5pt" fo:font-weight="normal" officeooo:paragraph-rsid="007def10" fo:background-color="#ffffff" style:font-size-asian="10.5pt" style:font-weight-asian="normal" style:font-size-complex="10.5pt" style:font-weight-complex="normal"/>
    </style:style>
    <style:style style:name="P244" style:family="paragraph" style:parent-style-name="Standard">
      <style:paragraph-properties fo:text-align="justify" style:justify-single-word="false"/>
      <style:text-properties fo:color="#ff0000" loext:opacity="100%" style:font-name="Liberation Sans" fo:font-size="12pt" fo:language="en" fo:country="US" fo:font-style="normal" fo:font-weight="normal" officeooo:rsid="005cbca5" officeooo:paragraph-rsid="005cbca5" fo:background-color="#ffffff" style:font-size-asian="12pt" style:font-style-asian="normal" style:font-weight-asian="normal" style:font-size-complex="12pt" style:font-style-complex="normal" style:font-weight-complex="normal"/>
    </style:style>
    <style:style style:name="P245" style:family="paragraph" style:parent-style-name="Standard">
      <style:paragraph-properties fo:text-align="justify" style:justify-single-word="false"/>
      <style:text-properties officeooo:paragraph-rsid="00501491"/>
    </style:style>
    <style:style style:name="P246" style:family="paragraph" style:parent-style-name="Standard">
      <style:paragraph-properties fo:text-align="justify" style:justify-single-word="false"/>
      <style:text-properties officeooo:paragraph-rsid="005186c5"/>
    </style:style>
    <style:style style:name="P247" style:family="paragraph" style:parent-style-name="Standard">
      <style:paragraph-properties fo:text-align="justify" style:justify-single-word="false"/>
      <style:text-properties officeooo:paragraph-rsid="007718c1"/>
    </style:style>
    <style:style style:name="P248" style:family="paragraph" style:parent-style-name="Standard">
      <style:paragraph-properties fo:text-align="justify" style:justify-single-word="false"/>
      <style:text-properties officeooo:paragraph-rsid="00273d22"/>
    </style:style>
    <style:style style:name="P249" style:family="paragraph" style:parent-style-name="Table_20_Contents">
      <style:paragraph-properties fo:text-align="justify" style:justify-single-word="false"/>
      <style:text-properties officeooo:paragraph-rsid="007ad08d"/>
    </style:style>
    <style:style style:name="P250" style:family="paragraph" style:parent-style-name="Table_20_Contents">
      <style:paragraph-properties fo:text-align="start" style:justify-single-word="false"/>
      <style:text-properties style:font-name="monospace" officeooo:rsid="00595aaa" officeooo:paragraph-rsid="00595aaa"/>
    </style:style>
    <style:style style:name="P251" style:family="paragraph" style:parent-style-name="Table_20_Contents">
      <style:paragraph-properties fo:text-align="start" style:justify-single-word="false"/>
      <style:text-properties style:font-name="monospace" fo:font-size="12pt" officeooo:paragraph-rsid="007da52b" style:font-size-asian="12pt" style:font-size-complex="12pt"/>
    </style:style>
    <style:style style:name="P252" style:family="paragraph" style:parent-style-name="Table_20_Contents">
      <style:paragraph-properties fo:text-align="start" style:justify-single-word="false"/>
      <style:text-properties style:font-name="monospace" officeooo:paragraph-rsid="007da52b"/>
    </style:style>
    <style:style style:name="P253" style:family="paragraph" style:parent-style-name="Table_20_Contents">
      <style:paragraph-properties fo:text-align="start" style:justify-single-word="false"/>
      <style:text-properties style:font-name="monospace" officeooo:paragraph-rsid="007def10"/>
    </style:style>
    <style:style style:name="P254" style:family="paragraph" style:parent-style-name="Table_20_Contents">
      <style:paragraph-properties fo:text-align="start" style:justify-single-word="false"/>
      <style:text-properties style:font-name="monospace" officeooo:rsid="003e418b" officeooo:paragraph-rsid="008523ed"/>
    </style:style>
    <style:style style:name="P255" style:family="paragraph" style:parent-style-name="Table_20_Contents">
      <style:paragraph-properties fo:text-align="justify" style:justify-single-word="false"/>
      <style:text-properties officeooo:rsid="007ad08d" officeooo:paragraph-rsid="007ad08d"/>
    </style:style>
    <style:style style:name="P256" style:family="paragraph" style:parent-style-name="Table_20_Contents">
      <style:paragraph-properties fo:text-align="justify" style:justify-single-word="false"/>
      <style:text-properties officeooo:rsid="007bc9c6" officeooo:paragraph-rsid="007bc9c6"/>
    </style:style>
    <style:style style:name="P257" style:family="paragraph" style:parent-style-name="Table_20_Contents">
      <style:paragraph-properties fo:text-align="justify" style:justify-single-word="false"/>
      <style:text-properties officeooo:rsid="008cddff" officeooo:paragraph-rsid="008cddff"/>
    </style:style>
    <style:style style:name="P258" style:family="paragraph" style:parent-style-name="Standard" style:list-style-name="L1">
      <style:paragraph-properties fo:text-align="justify" style:justify-single-word="false"/>
      <style:text-properties style:font-name="Liberation Sans" fo:font-size="12pt" fo:font-weight="normal" officeooo:rsid="0011e777" officeooo:paragraph-rsid="0011e777" style:font-size-asian="10.5pt" style:font-weight-asian="normal" style:font-size-complex="12pt" style:font-weight-complex="normal"/>
    </style:style>
    <style:style style:name="P259" style:family="paragraph" style:parent-style-name="Standard" style:list-style-name="L1">
      <style:paragraph-properties fo:text-align="justify" style:justify-single-word="false"/>
      <style:text-properties style:font-name="Liberation Sans" fo:font-size="12pt" fo:font-weight="normal" officeooo:rsid="00137ae0" officeooo:paragraph-rsid="00205925" style:font-size-asian="10.5pt" style:font-weight-asian="normal" style:font-size-complex="12pt" style:font-weight-complex="normal"/>
    </style:style>
    <style:style style:name="P260" style:family="paragraph" style:parent-style-name="Standard">
      <style:paragraph-properties fo:text-align="justify" style:justify-single-word="false"/>
      <style:text-properties style:font-name="Liberation Sans" fo:font-size="12pt" fo:font-weight="normal" officeooo:rsid="00137ae0" officeooo:paragraph-rsid="00205925" style:font-size-asian="10.5pt" style:font-weight-asian="normal" style:font-size-complex="12pt" style:font-weight-complex="normal"/>
    </style:style>
    <style:style style:name="P261" style:family="paragraph" style:parent-style-name="Standard">
      <style:paragraph-properties fo:text-align="justify" style:justify-single-word="false"/>
      <style:text-properties style:font-name="Liberation Sans" fo:font-size="12pt" fo:font-weight="normal" officeooo:rsid="0093745f" officeooo:paragraph-rsid="0093745f" style:font-size-asian="10.5pt" style:font-weight-asian="normal" style:font-size-complex="12pt" style:font-weight-complex="normal"/>
    </style:style>
    <style:style style:name="P262" style:family="paragraph" style:parent-style-name="Standard">
      <style:paragraph-properties fo:text-align="justify" style:justify-single-word="false"/>
      <style:text-properties style:font-name="Liberation Sans" fo:font-size="12pt" fo:font-weight="normal" officeooo:rsid="00143b7c" officeooo:paragraph-rsid="00205925" style:font-size-asian="10.5pt" style:font-weight-asian="normal" style:font-size-complex="12pt" style:font-weight-complex="normal"/>
    </style:style>
    <style:style style:name="P263" style:family="paragraph" style:parent-style-name="Standard" style:list-style-name="L1">
      <style:paragraph-properties fo:text-align="justify" style:justify-single-word="false"/>
      <style:text-properties style:font-name="Liberation Sans" fo:font-size="12pt" fo:language="en" fo:country="US" fo:font-weight="normal" officeooo:rsid="00137ae0" officeooo:paragraph-rsid="00205925" style:font-size-asian="10.5pt" style:font-weight-asian="normal" style:font-size-complex="12pt" style:font-weight-complex="normal"/>
    </style:style>
    <style:style style:name="P264" style:family="paragraph" style:parent-style-name="Standard" style:list-style-name="L1">
      <style:paragraph-properties fo:text-align="justify" style:justify-single-word="false"/>
      <style:text-properties style:font-name="Liberation Sans" fo:font-size="12pt" fo:language="en" fo:country="US" fo:font-weight="normal" officeooo:rsid="00137ae0" officeooo:paragraph-rsid="00137ae0" style:font-size-asian="10.5pt" style:font-weight-asian="normal" style:font-size-complex="12pt" style:font-weight-complex="normal"/>
    </style:style>
    <style:style style:name="P265" style:family="paragraph" style:parent-style-name="Standard">
      <style:paragraph-properties fo:text-align="justify" style:justify-single-word="false"/>
      <style:text-properties style:font-name="Liberation Sans" fo:font-size="12pt" fo:language="en" fo:country="US" fo:font-style="normal" fo:font-weight="normal" officeooo:rsid="007248f4" officeooo:paragraph-rsid="0095408c" style:font-size-asian="10.5pt" style:font-style-asian="normal" style:font-weight-asian="normal" style:font-size-complex="12pt" style:font-style-complex="normal" style:font-weight-complex="normal"/>
    </style:style>
    <style:style style:name="P266" style:family="paragraph" style:parent-style-name="Standard">
      <style:paragraph-properties fo:text-align="justify" style:justify-single-word="false"/>
      <style:text-properties style:font-name="Liberation Sans" fo:font-size="12pt" fo:language="en" fo:country="US" fo:font-style="normal" fo:font-weight="normal" officeooo:rsid="0095408c" officeooo:paragraph-rsid="007248f4" style:font-size-asian="10.5pt" style:font-style-asian="normal" style:font-weight-asian="normal" style:font-size-complex="12pt" style:font-style-complex="normal" style:font-weight-complex="normal"/>
    </style:style>
    <style:style style:name="P267" style:family="paragraph" style:parent-style-name="Standard">
      <style:paragraph-properties fo:text-align="justify" style:justify-single-word="false"/>
      <style:text-properties style:font-name="Liberation Sans" fo:font-size="12pt" fo:language="en" fo:country="US" fo:font-style="normal" fo:font-weight="normal" officeooo:rsid="0095408c" officeooo:paragraph-rsid="0095408c" style:font-size-asian="10.5pt" style:font-style-asian="normal" style:font-weight-asian="normal" style:font-size-complex="12pt" style:font-style-complex="normal" style:font-weight-complex="normal"/>
    </style:style>
    <style:style style:name="P268"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4af000" style:font-size-asian="10.5pt" style:font-style-asian="normal" style:font-weight-asian="normal" style:font-size-complex="12pt" style:font-style-complex="normal" style:font-weight-complex="normal"/>
    </style:style>
    <style:style style:name="P269" style:family="paragraph" style:parent-style-name="Standard">
      <style:paragraph-properties fo:text-align="justify" style:justify-single-word="false"/>
      <style:text-properties style:font-name="Liberation Sans" fo:font-size="12pt" fo:language="en" fo:country="US" fo:font-style="normal" fo:font-weight="normal" officeooo:rsid="0037dcd5" officeooo:paragraph-rsid="00278e0f" style:font-size-asian="10.5pt" style:font-style-asian="normal" style:font-weight-asian="normal" style:font-size-complex="12pt" style:font-style-complex="normal" style:font-weight-complex="normal"/>
    </style:style>
    <style:style style:name="P270"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95408c" style:font-size-asian="10.5pt" style:font-style-asian="normal" style:font-weight-asian="normal" style:font-size-complex="12pt" style:font-style-complex="normal" style:font-weight-complex="normal"/>
    </style:style>
    <style:style style:name="P271" style:family="paragraph" style:parent-style-name="Standard">
      <style:paragraph-properties fo:text-align="justify" style:justify-single-word="false"/>
      <style:text-properties style:font-name="Liberation Sans" fo:font-size="12pt" fo:font-style="normal" fo:font-weight="normal" officeooo:rsid="0029191c" officeooo:paragraph-rsid="0095408c" style:font-size-asian="10.5pt" style:font-style-asian="normal" style:font-weight-asian="normal" style:font-size-complex="12pt" style:font-style-complex="normal" style:font-weight-complex="normal"/>
    </style:style>
    <style:style style:name="P272" style:family="paragraph" style:parent-style-name="Standard">
      <style:paragraph-properties fo:text-align="justify" style:justify-single-word="false"/>
      <style:text-properties officeooo:paragraph-rsid="0093781a"/>
    </style:style>
    <style:style style:name="P273" style:family="paragraph" style:parent-style-name="Standard">
      <style:paragraph-properties fo:text-align="justify" style:justify-single-word="false"/>
      <style:text-properties officeooo:paragraph-rsid="0095408c"/>
    </style:style>
    <style:style style:name="P274" style:family="paragraph" style:parent-style-name="Standard">
      <style:paragraph-properties fo:text-align="start" style:justify-single-word="false"/>
      <style:text-properties fo:color="#000000" loext:opacity="100%" style:font-name="Liberation Mono" fo:font-size="10.5pt" officeooo:rsid="0030c132" officeooo:paragraph-rsid="0081d03a" fo:background-color="#ffffff" style:font-size-asian="10.5pt" style:font-size-complex="10.5pt"/>
    </style:style>
    <style:style style:name="P275"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c4771" officeooo:paragraph-rsid="006116b3" fo:background-color="#ffffff" style:font-size-asian="12pt" style:font-style-asian="normal" style:font-weight-asian="normal" style:font-size-complex="12pt" style:font-style-complex="normal" style:font-weight-complex="normal"/>
    </style:style>
    <style:style style:name="P276"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c4771" officeooo:paragraph-rsid="0095408c" fo:background-color="#ffffff" style:font-size-asian="12pt" style:font-style-asian="normal" style:font-weight-asian="normal" style:font-size-complex="12pt" style:font-style-complex="normal" style:font-weight-complex="normal"/>
    </style:style>
    <style:style style:name="P277"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95408c" officeooo:paragraph-rsid="0095408c" fo:background-color="#ffffff" style:font-size-asian="12pt" style:font-style-asian="normal" style:font-weight-asian="normal" style:font-size-complex="12pt" style:font-style-complex="normal" style:font-weight-complex="normal"/>
    </style:style>
    <style:style style:name="P278" style:family="paragraph" style:parent-style-name="Table_20_Contents">
      <style:paragraph-properties fo:text-align="justify" style:justify-single-word="false"/>
      <style:text-properties style:font-name="Liberation Mono" fo:font-size="10.5pt" officeooo:rsid="0093781a" officeooo:paragraph-rsid="0093781a" style:font-size-asian="10.5pt" style:font-size-complex="10.5pt"/>
    </style:style>
    <style:style style:name="P279" style:family="paragraph" style:parent-style-name="Table_20_Contents">
      <style:paragraph-properties fo:text-align="justify" style:justify-single-word="false"/>
      <style:text-properties style:font-name="Liberation Mono" fo:font-size="10.5pt" officeooo:rsid="007bc9c6" officeooo:paragraph-rsid="007bc9c6" style:font-size-asian="10.5pt" style:font-size-complex="10.5pt"/>
    </style:style>
    <style:style style:name="P280" style:family="paragraph" style:parent-style-name="Table_20_Contents">
      <style:paragraph-properties fo:text-align="start" style:justify-single-word="false"/>
      <style:text-properties style:font-name="Liberation Mono" officeooo:paragraph-rsid="0095408c"/>
    </style:style>
    <style:style style:name="P281" style:family="paragraph" style:parent-style-name="Table_20_Contents">
      <style:paragraph-properties fo:text-align="start" style:justify-single-word="false"/>
      <style:text-properties style:font-name="Liberation Mono" officeooo:rsid="0095408c" officeooo:paragraph-rsid="0095408c"/>
    </style:style>
    <style:style style:name="P282" style:family="paragraph" style:parent-style-name="Table_20_Contents">
      <style:paragraph-properties fo:text-align="justify" style:justify-single-word="false"/>
      <style:text-properties officeooo:rsid="0093781a" officeooo:paragraph-rsid="0093781a"/>
    </style:style>
    <style:style style:name="P283" style:family="paragraph" style:parent-style-name="Table_20_Contents">
      <style:paragraph-properties fo:text-align="start" style:justify-single-word="false"/>
      <style:text-properties fo:color="#000000" loext:opacity="100%" style:font-name="Liberation Mono" fo:font-size="10.5pt" officeooo:rsid="00378dcb" officeooo:paragraph-rsid="0095408c" fo:background-color="#ffffff" style:font-size-asian="10.5pt" style:font-size-complex="10.5pt"/>
    </style:style>
    <style:style style:name="P284" style:family="paragraph" style:parent-style-name="Table_20_Contents">
      <style:paragraph-properties fo:text-align="start" style:justify-single-word="false"/>
      <style:text-properties fo:color="#000000" loext:opacity="100%" style:font-name="Liberation Mono" fo:font-size="10.5pt" officeooo:rsid="003924a8" officeooo:paragraph-rsid="0095408c" fo:background-color="#ffffff" style:font-size-asian="10.5pt" style:font-size-complex="10.5pt"/>
    </style:style>
    <style:style style:name="T1" style:family="text">
      <style:text-properties officeooo:rsid="00143b7c"/>
    </style:style>
    <style:style style:name="T2" style:family="text">
      <style:text-properties fo:language="en" fo:country="US"/>
    </style:style>
    <style:style style:name="T3" style:family="text">
      <style:text-properties fo:language="en" fo:country="US" officeooo:rsid="00137ae0"/>
    </style:style>
    <style:style style:name="T4" style:family="text">
      <style:text-properties fo:language="en" fo:country="US" officeooo:rsid="001e79c0"/>
    </style:style>
    <style:style style:name="T5" style:family="text">
      <style:text-properties fo:language="en" fo:country="US" officeooo:rsid="00205925"/>
    </style:style>
    <style:style style:name="T6" style:family="text">
      <style:text-properties fo:language="en" fo:country="US" officeooo:rsid="0015ed94"/>
    </style:style>
    <style:style style:name="T7" style:family="text">
      <style:text-properties fo:language="en" fo:country="US" officeooo:rsid="00143b7c"/>
    </style:style>
    <style:style style:name="T8" style:family="text">
      <style:text-properties fo:language="en" fo:country="US" officeooo:rsid="0054d431"/>
    </style:style>
    <style:style style:name="T9" style:family="text">
      <style:text-properties fo:language="en" fo:country="US" officeooo:rsid="0026f76f"/>
    </style:style>
    <style:style style:name="T10" style:family="text">
      <style:text-properties fo:language="en" fo:country="US" officeooo:rsid="0016d248"/>
    </style:style>
    <style:style style:name="T11" style:family="text">
      <style:text-properties fo:language="en" fo:country="US" officeooo:rsid="0019594f"/>
    </style:style>
    <style:style style:name="T12" style:family="text">
      <style:text-properties fo:language="en" fo:country="US" officeooo:rsid="001bd2f5" style:font-size-asian="10.5pt"/>
    </style:style>
    <style:style style:name="T13" style:family="text">
      <style:text-properties fo:language="en" fo:country="US" officeooo:rsid="0024e2be" style:font-size-asian="10.5pt"/>
    </style:style>
    <style:style style:name="T14" style:family="text">
      <style:text-properties fo:language="en" fo:country="US" officeooo:rsid="0021631b" style:font-size-asian="10.5pt"/>
    </style:style>
    <style:style style:name="T15" style:family="text">
      <style:text-properties fo:language="en" fo:country="US" officeooo:rsid="005a22b0"/>
    </style:style>
    <style:style style:name="T16" style:family="text">
      <style:text-properties fo:language="en" fo:country="US" officeooo:rsid="0050187d"/>
    </style:style>
    <style:style style:name="T17" style:family="text">
      <style:text-properties fo:language="en" fo:country="US" officeooo:rsid="00520372"/>
    </style:style>
    <style:style style:name="T18" style:family="text">
      <style:text-properties fo:language="en" fo:country="US" officeooo:rsid="00585ece"/>
    </style:style>
    <style:style style:name="T19" style:family="text">
      <style:text-properties fo:language="en" fo:country="US" officeooo:rsid="00206858"/>
    </style:style>
    <style:style style:name="T20" style:family="text">
      <style:text-properties fo:language="en" fo:country="US" officeooo:rsid="00211a5d"/>
    </style:style>
    <style:style style:name="T21" style:family="text">
      <style:text-properties fo:language="en" fo:country="US" officeooo:rsid="0016d248" style:font-size-asian="12pt"/>
    </style:style>
    <style:style style:name="T22" style:family="text">
      <style:text-properties fo:language="en" fo:country="US" officeooo:rsid="00211a5d" style:font-size-asian="12pt"/>
    </style:style>
    <style:style style:name="T23" style:family="text">
      <style:text-properties fo:language="en" fo:country="US" fo:font-style="normal" style:font-size-asian="12pt" style:font-style-asian="normal" style:font-style-complex="normal"/>
    </style:style>
    <style:style style:name="T24" style:family="text">
      <style:text-properties fo:language="en" fo:country="US" fo:font-style="normal" officeooo:rsid="0056fe3b" style:font-size-asian="12pt" style:font-style-asian="normal" style:font-style-complex="normal"/>
    </style:style>
    <style:style style:name="T25" style:family="text">
      <style:text-properties fo:language="en" fo:country="US" fo:font-style="normal" officeooo:rsid="005a22b0" style:font-size-asian="12pt" style:font-style-asian="normal" style:font-style-complex="normal"/>
    </style:style>
    <style:style style:name="T26" style:family="text">
      <style:text-properties fo:language="en" fo:country="US" fo:font-style="normal" officeooo:rsid="00211a5d" style:font-size-asian="12pt" style:font-style-asian="normal" style:font-style-complex="normal"/>
    </style:style>
    <style:style style:name="T27" style:family="text">
      <style:text-properties fo:language="en" fo:country="US" fo:font-style="normal" officeooo:rsid="0022f4db" style:font-size-asian="12pt" style:font-style-asian="normal" style:font-style-complex="normal"/>
    </style:style>
    <style:style style:name="T28" style:family="text">
      <style:text-properties fo:language="en" fo:country="US" fo:font-style="normal" officeooo:rsid="00889fa8" style:font-size-asian="12pt" style:font-style-asian="normal" style:font-style-complex="normal"/>
    </style:style>
    <style:style style:name="T29" style:family="text">
      <style:text-properties fo:language="en" fo:country="US" fo:font-style="normal" officeooo:rsid="008a89b9" style:font-size-asian="12pt" style:font-style-asian="normal" style:font-style-complex="normal"/>
    </style:style>
    <style:style style:name="T30" style:family="text">
      <style:text-properties fo:language="en" fo:country="US" fo:font-style="normal" officeooo:rsid="008fe3a1" style:font-size-asian="12pt" style:font-style-asian="normal" style:font-style-complex="normal"/>
    </style:style>
    <style:style style:name="T31" style:family="text">
      <style:text-properties fo:language="en" fo:country="US" fo:font-style="normal" fo:font-weight="normal" officeooo:rsid="005502ab" style:font-style-asian="normal" style:font-weight-asian="normal" style:font-style-complex="normal" style:font-weight-complex="normal"/>
    </style:style>
    <style:style style:name="T32" style:family="text">
      <style:text-properties fo:language="en" fo:country="US" officeooo:rsid="002443c9"/>
    </style:style>
    <style:style style:name="T33" style:family="text">
      <style:text-properties fo:language="en" fo:country="US" officeooo:rsid="005502ab"/>
    </style:style>
    <style:style style:name="T34" style:family="text">
      <style:text-properties fo:language="en" fo:country="US" officeooo:rsid="001af006"/>
    </style:style>
    <style:style style:name="T35" style:family="text">
      <style:text-properties fo:language="en" fo:country="US" officeooo:rsid="001b6043"/>
    </style:style>
    <style:style style:name="T36" style:family="text">
      <style:text-properties fo:language="en" fo:country="US" officeooo:rsid="004a2ca6"/>
    </style:style>
    <style:style style:name="T37" style:family="text">
      <style:text-properties fo:language="en" fo:country="US" officeooo:rsid="001fadac"/>
    </style:style>
    <style:style style:name="T38" style:family="text">
      <style:text-properties fo:language="en" fo:country="US" officeooo:rsid="0028e953"/>
    </style:style>
    <style:style style:name="T39" style:family="text">
      <style:text-properties fo:language="en" fo:country="US" officeooo:rsid="00208398"/>
    </style:style>
    <style:style style:name="T40" style:family="text">
      <style:text-properties fo:language="en" fo:country="US" officeooo:rsid="0018e627"/>
    </style:style>
    <style:style style:name="T41" style:family="text">
      <style:text-properties fo:language="en" fo:country="US" officeooo:rsid="0024e493"/>
    </style:style>
    <style:style style:name="T42" style:family="text">
      <style:text-properties fo:language="en" fo:country="US" officeooo:rsid="00251795"/>
    </style:style>
    <style:style style:name="T43" style:family="text">
      <style:text-properties fo:language="en" fo:country="US" officeooo:rsid="00236575"/>
    </style:style>
    <style:style style:name="T44" style:family="text">
      <style:text-properties fo:language="en" fo:country="US" officeooo:rsid="0024e2be"/>
    </style:style>
    <style:style style:name="T45" style:family="text">
      <style:text-properties fo:language="en" fo:country="US" officeooo:rsid="0029191c"/>
    </style:style>
    <style:style style:name="T46" style:family="text">
      <style:text-properties fo:language="en" fo:country="US" officeooo:rsid="0029ea8f"/>
    </style:style>
    <style:style style:name="T47" style:family="text">
      <style:text-properties fo:language="en" fo:country="US" officeooo:rsid="00373641"/>
    </style:style>
    <style:style style:name="T48" style:family="text">
      <style:text-properties fo:language="en" fo:country="US" officeooo:rsid="0037616c"/>
    </style:style>
    <style:style style:name="T49" style:family="text">
      <style:text-properties fo:language="en" fo:country="US" officeooo:rsid="0095408c"/>
    </style:style>
    <style:style style:name="T50" style:family="text">
      <style:text-properties style:font-name="Liberation Sans" fo:font-size="12pt" fo:language="en" fo:country="US" style:font-size-asian="10.5pt" style:font-size-complex="12pt"/>
    </style:style>
    <style:style style:name="T51" style:family="text">
      <style:text-properties style:font-name="Liberation Sans" fo:font-size="12pt" fo:language="en" fo:country="US" officeooo:rsid="00208398" style:font-size-asian="10.5pt" style:font-size-complex="12pt"/>
    </style:style>
    <style:style style:name="T52" style:family="text">
      <style:text-properties style:font-name="Liberation Sans" fo:font-size="12pt" fo:language="en" fo:country="US" officeooo:rsid="0021631b" style:font-size-asian="10.5pt" style:font-size-complex="12pt"/>
    </style:style>
    <style:style style:name="T53" style:family="text">
      <style:text-properties style:font-name="Liberation Sans" fo:font-size="12pt" fo:language="en" fo:country="US" officeooo:rsid="00231984" style:font-size-asian="10.5pt" style:font-size-complex="12pt"/>
    </style:style>
    <style:style style:name="T54" style:family="text">
      <style:text-properties style:font-name="Liberation Sans" fo:font-size="12pt" fo:language="en" fo:country="US" officeooo:rsid="00251795" style:font-size-asian="10.5pt" style:font-size-complex="12pt"/>
    </style:style>
    <style:style style:name="T55" style:family="text">
      <style:text-properties style:font-name="Liberation Sans" fo:font-size="12pt" fo:language="en" fo:country="US" officeooo:rsid="002e6882" style:font-size-asian="10.5pt" style:font-size-complex="12pt"/>
    </style:style>
    <style:style style:name="T56" style:family="text">
      <style:text-properties style:font-name="Liberation Sans" fo:font-size="12pt" fo:language="en" fo:country="US" officeooo:rsid="0032726e" style:font-size-asian="10.5pt" style:font-size-complex="12pt"/>
    </style:style>
    <style:style style:name="T57" style:family="text">
      <style:text-properties style:font-name="Liberation Sans" fo:font-size="12pt" fo:language="en" fo:country="US" officeooo:rsid="00273d22" style:font-size-asian="10.5pt" style:font-size-complex="12pt"/>
    </style:style>
    <style:style style:name="T58" style:family="text">
      <style:text-properties style:font-name="Liberation Sans" fo:font-size="12pt" fo:language="en" fo:country="US" officeooo:rsid="0037616c" style:font-size-asian="10.5pt" style:font-size-complex="12pt"/>
    </style:style>
    <style:style style:name="T59" style:family="text">
      <style:text-properties style:font-name="Liberation Sans" fo:font-size="12pt" fo:language="en" fo:country="US" officeooo:rsid="007def10" style:font-size-asian="10.5pt" style:font-size-complex="12pt"/>
    </style:style>
    <style:style style:name="T60" style:family="text">
      <style:text-properties style:font-name="Liberation Sans" fo:font-size="12pt" fo:language="en" fo:country="US" fo:font-style="normal" fo:font-weight="normal" style:font-size-asian="10.5pt" style:font-style-asian="normal" style:font-weight-asian="normal" style:font-size-complex="12pt" style:font-style-complex="normal" style:font-weight-complex="normal"/>
    </style:style>
    <style:style style:name="T61" style:family="text">
      <style:text-properties style:font-name="Liberation Sans" fo:font-size="12pt" fo:language="en" fo:country="US" fo:font-style="normal" fo:font-weight="normal" officeooo:rsid="003b0c37" style:font-size-asian="10.5pt" style:font-style-asian="normal" style:font-weight-asian="normal" style:font-size-complex="12pt" style:font-style-complex="normal" style:font-weight-complex="normal"/>
    </style:style>
    <style:style style:name="T62" style:family="text">
      <style:text-properties style:font-name="Liberation Sans" fo:font-size="12pt" fo:language="en" fo:country="US" fo:font-style="normal" fo:font-weight="normal" officeooo:rsid="0021631b" style:font-size-asian="10.5pt" style:font-style-asian="normal" style:font-weight-asian="normal" style:font-size-complex="12pt" style:font-style-complex="normal" style:font-weight-complex="normal"/>
    </style:style>
    <style:style style:name="T63" style:family="text">
      <style:text-properties style:font-name="Liberation Sans" fo:font-size="12pt" fo:language="en" fo:country="US" fo:font-style="normal" fo:font-weight="normal" officeooo:rsid="002cf363" style:font-size-asian="10.5pt" style:font-style-asian="normal" style:font-weight-asian="normal" style:font-size-complex="12pt" style:font-style-complex="normal" style:font-weight-complex="normal"/>
    </style:style>
    <style:style style:name="T64" style:family="text">
      <style:text-properties style:font-name="Liberation Sans" fo:font-size="12pt" fo:language="en" fo:country="US" fo:font-style="normal" fo:font-weight="normal" officeooo:rsid="007048c8" style:font-size-asian="10.5pt" style:font-style-asian="normal" style:font-weight-asian="normal" style:font-size-complex="12pt" style:font-style-complex="normal" style:font-weight-complex="normal"/>
    </style:style>
    <style:style style:name="T65" style:family="text">
      <style:text-properties style:font-name="Liberation Sans" fo:font-size="12pt" fo:language="en" fo:country="US" fo:font-style="normal" fo:font-weight="normal" officeooo:rsid="00377666" style:font-size-asian="10.5pt" style:font-style-asian="normal" style:font-weight-asian="normal" style:font-size-complex="12pt" style:font-style-complex="normal" style:font-weight-complex="normal"/>
    </style:style>
    <style:style style:name="T66" style:family="text">
      <style:text-properties style:font-name="Liberation Sans" fo:font-size="12pt" fo:language="en" fo:country="US" fo:font-style="normal" fo:font-weight="normal" officeooo:rsid="00378dc8" style:font-size-asian="10.5pt" style:font-style-asian="normal" style:font-weight-asian="normal" style:font-size-complex="12pt" style:font-style-complex="normal" style:font-weight-complex="normal"/>
    </style:style>
    <style:style style:name="T67" style:family="text">
      <style:text-properties style:font-name="Liberation Sans" fo:font-size="12pt" fo:language="en" fo:country="US" fo:font-style="normal" fo:font-weight="normal" officeooo:rsid="002ef2cf" style:font-size-asian="10.5pt" style:font-style-asian="normal" style:font-weight-asian="normal" style:font-size-complex="12pt" style:font-style-complex="normal" style:font-weight-complex="normal"/>
    </style:style>
    <style:style style:name="T68" style:family="text">
      <style:text-properties style:font-name="Liberation Sans" fo:font-size="12pt" fo:language="en" fo:country="US" fo:font-style="normal" fo:font-weight="normal" officeooo:rsid="0032726e" style:font-size-asian="10.5pt" style:font-style-asian="normal" style:font-weight-asian="normal" style:font-size-complex="12pt" style:font-style-complex="normal" style:font-weight-complex="normal"/>
    </style:style>
    <style:style style:name="T69" style:family="text">
      <style:text-properties style:font-name="Liberation Sans" fo:font-size="12pt" fo:language="en" fo:country="US" fo:font-style="normal" fo:font-weight="normal" officeooo:rsid="007248f4" style:font-size-asian="10.5pt" style:font-style-asian="normal" style:font-weight-asian="normal" style:font-size-complex="12pt" style:font-style-complex="normal" style:font-weight-complex="normal"/>
    </style:style>
    <style:style style:name="T70" style:family="text">
      <style:text-properties style:font-name="Liberation Sans" fo:font-size="12pt" fo:language="en" fo:country="US" fo:font-style="normal" fo:font-weight="normal" officeooo:rsid="0073c0da" style:font-size-asian="10.5pt" style:font-style-asian="normal" style:font-weight-asian="normal" style:font-size-complex="12pt" style:font-style-complex="normal" style:font-weight-complex="normal"/>
    </style:style>
    <style:style style:name="T71" style:family="text">
      <style:text-properties style:font-name="Liberation Sans" fo:font-size="12pt" fo:language="en" fo:country="US" fo:font-style="normal" fo:font-weight="normal" officeooo:rsid="007718c1" style:font-size-asian="10.5pt" style:font-style-asian="normal" style:font-weight-asian="normal" style:font-size-complex="12pt" style:font-style-complex="normal" style:font-weight-complex="normal"/>
    </style:style>
    <style:style style:name="T72" style:family="text">
      <style:text-properties style:font-name="Liberation Sans" fo:font-size="12pt" fo:language="en" fo:country="US" fo:font-style="normal" fo:font-weight="normal" officeooo:rsid="007900fd" style:font-size-asian="10.5pt" style:font-style-asian="normal" style:font-weight-asian="normal" style:font-size-complex="12pt" style:font-style-complex="normal" style:font-weight-complex="normal"/>
    </style:style>
    <style:style style:name="T73" style:family="text">
      <style:text-properties style:font-name="Liberation Sans" fo:font-size="12pt" fo:language="en" fo:country="US" fo:font-style="normal" fo:font-weight="normal" officeooo:rsid="0079e410" style:font-size-asian="10.5pt" style:font-style-asian="normal" style:font-weight-asian="normal" style:font-size-complex="12pt" style:font-style-complex="normal" style:font-weight-complex="normal"/>
    </style:style>
    <style:style style:name="T74" style:family="text">
      <style:text-properties style:font-name="Liberation Sans" fo:font-size="12pt" fo:language="en" fo:country="US" fo:font-style="normal" fo:font-weight="normal" officeooo:rsid="00318891" style:font-size-asian="10.5pt" style:font-style-asian="normal" style:font-weight-asian="normal" style:font-size-complex="12pt" style:font-style-complex="normal" style:font-weight-complex="normal"/>
    </style:style>
    <style:style style:name="T75" style:family="text">
      <style:text-properties style:font-name="Liberation Sans" fo:font-size="12pt" fo:language="en" fo:country="US" fo:font-style="normal" fo:font-weight="normal" officeooo:rsid="007bc9c6" style:font-size-asian="10.5pt" style:font-style-asian="normal" style:font-weight-asian="normal" style:font-size-complex="12pt" style:font-style-complex="normal" style:font-weight-complex="normal"/>
    </style:style>
    <style:style style:name="T76" style:family="text">
      <style:text-properties style:font-name="Liberation Sans" fo:font-size="12pt" fo:language="en" fo:country="US" fo:font-style="normal" fo:font-weight="normal" officeooo:rsid="0016d248" style:font-size-asian="10.5pt" style:font-style-asian="normal" style:font-weight-asian="normal" style:font-size-complex="12pt" style:font-style-complex="normal" style:font-weight-complex="normal"/>
    </style:style>
    <style:style style:name="T77" style:family="text">
      <style:text-properties style:font-name="Liberation Sans" fo:font-size="12pt" fo:language="en" fo:country="US" fo:font-style="normal" fo:font-weight="normal" officeooo:rsid="008cddff" style:font-size-asian="10.5pt" style:font-style-asian="normal" style:font-weight-asian="normal" style:font-size-complex="12pt" style:font-style-complex="normal" style:font-weight-complex="normal"/>
    </style:style>
    <style:style style:name="T78" style:family="text">
      <style:text-properties style:font-name="Liberation Sans" fo:font-size="12pt" fo:language="en" fo:country="US" fo:font-style="normal" fo:font-weight="normal" officeooo:rsid="0093781a" style:font-size-asian="10.5pt" style:font-style-asian="normal" style:font-weight-asian="normal" style:font-size-complex="12pt" style:font-style-complex="normal" style:font-weight-complex="normal"/>
    </style:style>
    <style:style style:name="T79" style:family="text">
      <style:text-properties style:font-name="Liberation Sans" fo:font-size="12pt" fo:language="en" fo:country="US" fo:font-style="normal" fo:font-weight="normal" officeooo:rsid="0095408c" style:font-size-asian="10.5pt" style:font-style-asian="normal" style:font-weight-asian="normal" style:font-size-complex="12pt" style:font-style-complex="normal" style:font-weight-complex="normal"/>
    </style:style>
    <style:style style:name="T80" style:family="text">
      <style:text-properties style:font-name="Liberation Sans" fo:font-size="12pt" fo:language="en" fo:country="US" fo:font-style="normal" fo:font-weight="normal" officeooo:rsid="00378dcb" style:font-size-asian="10.5pt" style:font-style-asian="normal" style:font-weight-asian="normal" style:font-size-complex="12pt" style:font-style-complex="normal" style:font-weight-complex="normal"/>
    </style:style>
    <style:style style:name="T81" style:family="text">
      <style:text-properties style:font-name="Liberation Sans" fo:font-size="12pt" fo:language="en" fo:country="US" fo:font-style="normal" fo:font-weight="normal" officeooo:rsid="0022f4db" style:font-size-asian="12pt" style:font-style-asian="normal" style:font-weight-asian="normal" style:font-size-complex="12pt" style:font-style-complex="normal" style:font-weight-complex="normal"/>
    </style:style>
    <style:style style:name="T82" style:family="text">
      <style:text-properties fo:color="#000000" loext:opacity="100%" style:font-name="Liberation Mono" fo:font-size="10.5pt" fo:background-color="#ffffff" loext:char-shading-value="0" style:font-size-complex="10.5pt"/>
    </style:style>
    <style:style style:name="T83" style:family="text">
      <style:text-properties fo:color="#000000" loext:opacity="100%" style:font-name="Liberation Mono" fo:font-size="10.5pt" officeooo:rsid="00378dcb" fo:background-color="#ffffff" loext:char-shading-value="0" style:font-size-complex="10.5pt"/>
    </style:style>
    <style:style style:name="T84" style:family="text">
      <style:text-properties fo:color="#000000" loext:opacity="100%" style:font-name="Liberation Mono" fo:font-size="10.5pt" officeooo:rsid="002b9575" fo:background-color="#ffffff" loext:char-shading-value="0" style:font-size-complex="10.5pt"/>
    </style:style>
    <style:style style:name="T85" style:family="text">
      <style:text-properties fo:color="#000000" loext:opacity="100%" style:font-name="Liberation Mono" fo:font-size="10.5pt" officeooo:rsid="00446501" fo:background-color="#ffffff" loext:char-shading-value="0" style:font-size-complex="10.5pt"/>
    </style:style>
    <style:style style:name="T86" style:family="text">
      <style:text-properties fo:color="#000000" loext:opacity="100%" style:font-name="Liberation Mono" fo:font-size="10.5pt" officeooo:rsid="0047075b" fo:background-color="#ffffff" loext:char-shading-value="0" style:font-size-complex="10.5pt"/>
    </style:style>
    <style:style style:name="T87" style:family="text">
      <style:text-properties fo:color="#000000" loext:opacity="100%" style:font-name="Liberation Mono" fo:font-size="10.5pt" officeooo:rsid="002cc6b7" fo:background-color="#ffffff" loext:char-shading-value="0" style:font-size-complex="10.5pt"/>
    </style:style>
    <style:style style:name="T88" style:family="text">
      <style:text-properties fo:color="#000000" loext:opacity="100%" style:font-name="Liberation Mono" fo:font-size="10.5pt" fo:background-color="#ffffff" loext:char-shading-value="0" style:font-size-asian="10.5pt" style:font-size-complex="10.5pt"/>
    </style:style>
    <style:style style:name="T89" style:family="text">
      <style:text-properties fo:color="#000000" loext:opacity="100%" style:font-name="Liberation Mono" fo:font-size="10.5pt" officeooo:rsid="001fadac" fo:background-color="#ffffff" loext:char-shading-value="0" style:font-size-asian="10.5pt" style:font-size-complex="10.5pt"/>
    </style:style>
    <style:style style:name="T90" style:family="text">
      <style:text-properties fo:color="#000000" loext:opacity="100%" style:font-name="Liberation Mono" fo:font-size="10.5pt" officeooo:rsid="00251795" fo:background-color="#ffffff" loext:char-shading-value="0" style:font-size-asian="10.5pt" style:font-size-complex="10.5pt"/>
    </style:style>
    <style:style style:name="T91" style:family="text">
      <style:text-properties fo:color="#000000" loext:opacity="100%" style:font-name="Liberation Mono" fo:font-size="10.5pt" officeooo:rsid="003924a8" fo:background-color="#ffffff" loext:char-shading-value="0" style:font-size-asian="10.5pt" style:font-size-complex="10.5pt"/>
    </style:style>
    <style:style style:name="T92" style:family="text">
      <style:text-properties fo:color="#000000" loext:opacity="100%" style:font-name="Liberation Mono" fo:font-size="10.5pt" officeooo:rsid="004caa17" fo:background-color="#ffffff" loext:char-shading-value="0" style:font-size-asian="10.5pt" style:font-size-complex="10.5pt"/>
    </style:style>
    <style:style style:name="T93" style:family="text">
      <style:text-properties fo:color="#000000" loext:opacity="100%" style:font-name="Liberation Mono" fo:font-size="10.5pt" officeooo:rsid="00283b84" fo:background-color="#ffffff" loext:char-shading-value="0" style:font-size-asian="10.5pt" style:font-size-complex="10.5pt"/>
    </style:style>
    <style:style style:name="T94" style:family="text">
      <style:text-properties fo:color="#000000" loext:opacity="100%" style:font-name="Liberation Mono" fo:font-size="10.5pt" officeooo:rsid="002a208c" fo:background-color="#ffffff" loext:char-shading-value="0" style:font-size-asian="10.5pt" style:font-size-complex="10.5pt"/>
    </style:style>
    <style:style style:name="T95" style:family="text">
      <style:text-properties fo:color="#000000" loext:opacity="100%" style:font-name="Liberation Mono" fo:font-size="10.5pt" officeooo:rsid="002b9575" fo:background-color="#ffffff" loext:char-shading-value="0" style:font-size-asian="10.5pt" style:font-size-complex="10.5pt"/>
    </style:style>
    <style:style style:name="T96" style:family="text">
      <style:text-properties fo:color="#000000" loext:opacity="100%" style:font-name="Liberation Mono" fo:font-size="10.5pt" officeooo:rsid="00433ae4" fo:background-color="#ffffff" loext:char-shading-value="0" style:font-size-asian="10.5pt" style:font-size-complex="10.5pt"/>
    </style:style>
    <style:style style:name="T97" style:family="text">
      <style:text-properties fo:color="#000000" loext:opacity="100%" style:font-name="Liberation Mono" fo:font-size="10.5pt" officeooo:rsid="00446501" fo:background-color="#ffffff" loext:char-shading-value="0" style:font-size-asian="10.5pt" style:font-size-complex="10.5pt"/>
    </style:style>
    <style:style style:name="T98" style:family="text">
      <style:text-properties fo:color="#000000" loext:opacity="100%" style:font-name="Liberation Mono" fo:font-size="10.5pt" officeooo:rsid="008523ed" fo:background-color="#ffffff" loext:char-shading-value="0" style:font-size-asian="10.5pt" style:font-size-complex="10.5pt"/>
    </style:style>
    <style:style style:name="T99" style:family="text">
      <style:text-properties fo:color="#000000" loext:opacity="100%" style:font-name="Liberation Mono" fo:font-size="10.5pt" officeooo:rsid="008a89b9" fo:background-color="#ffffff" loext:char-shading-value="0" style:font-size-asian="10.5pt" style:font-size-complex="10.5pt"/>
    </style:style>
    <style:style style:name="T100" style:family="text">
      <style:text-properties fo:color="#000000" loext:opacity="100%" style:font-name="Liberation Mono" fo:font-size="10.5pt" fo:language="en" fo:country="US" officeooo:rsid="001fadac" fo:background-color="#ffffff" loext:char-shading-value="0" style:font-size-asian="10.5pt" style:font-size-complex="10.5pt"/>
    </style:style>
    <style:style style:name="T101" style:family="text">
      <style:text-properties fo:color="#000000" loext:opacity="100%" style:font-name="Liberation Mono" fo:font-size="10.5pt" fo:language="en" fo:country="US" officeooo:rsid="00251795" fo:background-color="#ffffff" loext:char-shading-value="0" style:font-size-asian="10.5pt" style:font-size-complex="10.5pt"/>
    </style:style>
    <style:style style:name="T102" style:family="text">
      <style:text-properties fo:color="#000000" loext:opacity="100%" style:font-name="Liberation Mono" fo:font-size="10.5pt" fo:language="en" fo:country="US" officeooo:rsid="004caa17" fo:background-color="#ffffff" loext:char-shading-value="0" style:font-size-asian="10.5pt" style:font-size-complex="10.5pt"/>
    </style:style>
    <style:style style:name="T103" style:family="text">
      <style:text-properties fo:color="#000000" loext:opacity="100%" style:font-name="Liberation Mono" fo:font-size="10.5pt" fo:language="en" fo:country="US" fo:font-style="normal" fo:font-weight="normal" officeooo:rsid="00501491" fo:background-color="#ffffff" loext:char-shading-value="0" style:font-size-asian="10.5pt" style:font-style-asian="normal" style:font-weight-asian="normal" style:font-size-complex="10.5pt" style:font-style-complex="normal" style:font-weight-complex="normal"/>
    </style:style>
    <style:style style:name="T104" style:family="text">
      <style:text-properties fo:color="#000000" loext:opacity="100%" style:font-name="Liberation Mono" fo:font-size="10.5pt" fo:language="en" fo:country="US" fo:font-style="normal" fo:font-weight="normal" officeooo:rsid="0030c132" fo:background-color="#ffffff" loext:char-shading-value="0" style:font-size-asian="10.5pt" style:font-style-asian="normal" style:font-weight-asian="normal" style:font-size-complex="10.5pt" style:font-style-complex="normal" style:font-weight-complex="normal"/>
    </style:style>
    <style:style style:name="T105" style:family="text">
      <style:text-properties fo:color="#000000" loext:opacity="100%" style:font-name="Liberation Mono" fo:font-size="10.5pt" fo:language="en" fo:country="US" fo:font-style="normal" fo:font-weight="normal" officeooo:rsid="007048c8" fo:background-color="#ffffff" loext:char-shading-value="0" style:font-size-asian="10.5pt" style:font-style-asian="normal" style:font-weight-asian="normal" style:font-size-complex="10.5pt" style:font-style-complex="normal" style:font-weight-complex="normal"/>
    </style:style>
    <style:style style:name="T106" style:family="text">
      <style:text-properties fo:color="#000000" loext:opacity="100%" style:font-name="Liberation Mono" fo:font-size="10.5pt" fo:language="en" fo:country="US" fo:font-style="normal" fo:font-weight="normal" officeooo:rsid="007248f4" fo:background-color="#ffffff" loext:char-shading-value="0" style:font-size-asian="10.5pt" style:font-style-asian="normal" style:font-weight-asian="normal" style:font-size-complex="10.5pt" style:font-style-complex="normal" style:font-weight-complex="normal"/>
    </style:style>
    <style:style style:name="T107" style:family="text">
      <style:text-properties fo:color="#000000" loext:opacity="100%" style:font-name="Liberation Mono" fo:font-size="10.5pt" fo:language="en" fo:country="US" fo:font-style="normal" fo:font-weight="normal" officeooo:rsid="007718c1" fo:background-color="#ffffff" loext:char-shading-value="0" style:font-size-asian="10.5pt" style:font-style-asian="normal" style:font-weight-asian="normal" style:font-size-complex="10.5pt" style:font-style-complex="normal" style:font-weight-complex="normal"/>
    </style:style>
    <style:style style:name="T108" style:family="text">
      <style:text-properties fo:color="#000000" loext:opacity="100%" style:font-name="Liberation Mono" fo:font-size="10.5pt" fo:language="en" fo:country="US" fo:font-style="normal" fo:font-weight="normal" officeooo:rsid="0095408c" fo:background-color="#ffffff" loext:char-shading-value="0" style:font-size-asian="10.5pt" style:font-style-asian="normal" style:font-weight-asian="normal" style:font-size-complex="10.5pt" style:font-style-complex="normal" style:font-weight-complex="normal"/>
    </style:style>
    <style:style style:name="T109" style:family="text">
      <style:text-properties fo:color="#000000" loext:opacity="100%" fo:language="en" fo:country="US" fo:background-color="#ffffff" loext:char-shading-value="0" style:font-size-asian="10.5pt"/>
    </style:style>
    <style:style style:name="T110" style:family="text">
      <style:text-properties fo:color="#000000" loext:opacity="100%" fo:language="en" fo:country="US" officeooo:rsid="00208398" fo:background-color="#ffffff" loext:char-shading-value="0" style:font-size-asian="10.5pt"/>
    </style:style>
    <style:style style:name="T111" style:family="text">
      <style:text-properties fo:color="#000000" loext:opacity="100%" fo:language="en" fo:country="US" officeooo:rsid="0021631b" fo:background-color="#ffffff" loext:char-shading-value="0" style:font-size-asian="10.5pt"/>
    </style:style>
    <style:style style:name="T112" style:family="text">
      <style:text-properties fo:color="#000000" loext:opacity="100%" fo:font-size="10.5pt" fo:background-color="#ffffff" loext:char-shading-value="0" style:font-size-asian="10.5pt" style:font-size-complex="10.5pt"/>
    </style:style>
    <style:style style:name="T113" style:family="text">
      <style:text-properties fo:color="#000000" loext:opacity="100%" fo:font-size="10.5pt" officeooo:rsid="002bbfb1" fo:background-color="#ffffff" loext:char-shading-value="0" style:font-size-asian="10.5pt" style:font-size-complex="10.5pt"/>
    </style:style>
    <style:style style:name="T114" style:family="text">
      <style:text-properties fo:color="#000000" loext:opacity="100%" fo:font-size="10.5pt" officeooo:rsid="0030c132" fo:background-color="#ffffff" loext:char-shading-value="0" style:font-size-asian="10.5pt" style:font-size-complex="10.5pt"/>
    </style:style>
    <style:style style:name="T115" style:family="text">
      <style:text-properties fo:color="#000000" loext:opacity="100%" fo:font-size="10.5pt" officeooo:rsid="003428d8" fo:background-color="#ffffff" loext:char-shading-value="0" style:font-size-asian="10.5pt" style:font-size-complex="10.5pt"/>
    </style:style>
    <style:style style:name="T116" style:family="text">
      <style:text-properties fo:color="#000000" loext:opacity="100%" fo:font-size="10.5pt" officeooo:rsid="00378dcb" fo:background-color="#ffffff" loext:char-shading-value="0" style:font-size-asian="10.5pt" style:font-size-complex="10.5pt"/>
    </style:style>
    <style:style style:name="T117" style:family="text">
      <style:text-properties fo:color="#000000" loext:opacity="100%" fo:font-size="10.5pt" officeooo:rsid="0037dcd5" fo:background-color="#ffffff" loext:char-shading-value="0" style:font-size-asian="10.5pt" style:font-size-complex="10.5pt"/>
    </style:style>
    <style:style style:name="T118" style:family="text">
      <style:text-properties fo:color="#000000" loext:opacity="100%" fo:font-size="10.5pt" officeooo:rsid="003924a8" fo:background-color="#ffffff" loext:char-shading-value="0" style:font-size-asian="10.5pt" style:font-size-complex="10.5pt"/>
    </style:style>
    <style:style style:name="T119" style:family="text">
      <style:text-properties fo:color="#000000" loext:opacity="100%" fo:font-size="10.5pt" officeooo:rsid="003b4b43" fo:background-color="#ffffff" loext:char-shading-value="0" style:font-size-asian="10.5pt" style:font-size-complex="10.5pt"/>
    </style:style>
    <style:style style:name="T120" style:family="text">
      <style:text-properties fo:color="#000000" loext:opacity="100%" fo:font-size="10.5pt" officeooo:rsid="003c8b43" fo:background-color="#ffffff" loext:char-shading-value="0" style:font-size-asian="10.5pt" style:font-size-complex="10.5pt"/>
    </style:style>
    <style:style style:name="T121" style:family="text">
      <style:text-properties fo:color="#000000" loext:opacity="100%" fo:font-size="10.5pt" officeooo:rsid="003dc8e0" fo:background-color="#ffffff" loext:char-shading-value="0" style:font-size-asian="10.5pt" style:font-size-complex="10.5pt"/>
    </style:style>
    <style:style style:name="T122" style:family="text">
      <style:text-properties fo:color="#000000" loext:opacity="100%" fo:font-size="10.5pt" officeooo:rsid="003e85ec" fo:background-color="#ffffff" loext:char-shading-value="0" style:font-size-asian="10.5pt" style:font-size-complex="10.5pt"/>
    </style:style>
    <style:style style:name="T123" style:family="text">
      <style:text-properties fo:color="#000000" loext:opacity="100%" fo:font-size="10.5pt" officeooo:rsid="00283b84" fo:background-color="#ffffff" loext:char-shading-value="0" style:font-size-asian="10.5pt" style:font-size-complex="10.5pt"/>
    </style:style>
    <style:style style:name="T124" style:family="text">
      <style:text-properties fo:color="#000000" loext:opacity="100%" fo:font-size="10.5pt" officeooo:rsid="002b9575" fo:background-color="#ffffff" loext:char-shading-value="0" style:font-size-asian="10.5pt" style:font-size-complex="10.5pt"/>
    </style:style>
    <style:style style:name="T125" style:family="text">
      <style:text-properties fo:color="#000000" loext:opacity="100%" fo:font-size="10.5pt" officeooo:rsid="002cc6b7" fo:background-color="#ffffff" loext:char-shading-value="0" style:font-size-asian="10.5pt" style:font-size-complex="10.5pt"/>
    </style:style>
    <style:style style:name="T126" style:family="text">
      <style:text-properties fo:color="#000000" loext:opacity="100%" fo:font-size="10.5pt" officeooo:rsid="004c4771" fo:background-color="#ffffff" loext:char-shading-value="0" style:font-size-asian="10.5pt" style:font-size-complex="10.5pt"/>
    </style:style>
    <style:style style:name="T127" style:family="text">
      <style:text-properties fo:color="#000000" loext:opacity="100%" fo:font-size="10.5pt" officeooo:rsid="004e1b2c" fo:background-color="#ffffff" loext:char-shading-value="0" style:font-size-asian="10.5pt" style:font-size-complex="10.5pt"/>
    </style:style>
    <style:style style:name="T128" style:family="text">
      <style:text-properties fo:color="#000000" loext:opacity="100%" fo:font-size="10.5pt" officeooo:rsid="004fb73f" fo:background-color="#ffffff" loext:char-shading-value="0" style:font-size-asian="10.5pt" style:font-size-complex="10.5pt"/>
    </style:style>
    <style:style style:name="T129" style:family="text">
      <style:text-properties fo:color="#000000" loext:opacity="100%" fo:font-size="10.5pt" officeooo:rsid="0050201f" fo:background-color="#ffffff" loext:char-shading-value="0" style:font-size-asian="10.5pt" style:font-size-complex="10.5pt"/>
    </style:style>
    <style:style style:name="T130" style:family="text">
      <style:text-properties fo:color="#000000" loext:opacity="100%" fo:font-size="10.5pt" officeooo:rsid="006116b3" fo:background-color="#ffffff" loext:char-shading-value="0" style:font-size-asian="10.5pt" style:font-size-complex="10.5pt"/>
    </style:style>
    <style:style style:name="T131" style:family="text">
      <style:text-properties fo:color="#000000" loext:opacity="100%" fo:font-size="10.5pt" officeooo:rsid="0065ddf0" fo:background-color="#ffffff" loext:char-shading-value="0" style:font-size-asian="10.5pt" style:font-size-complex="10.5pt"/>
    </style:style>
    <style:style style:name="T132" style:family="text">
      <style:text-properties fo:color="#000000" loext:opacity="100%" fo:font-size="10.5pt" officeooo:rsid="007def10" fo:background-color="#ffffff" loext:char-shading-value="0" style:font-size-asian="10.5pt" style:font-size-complex="10.5pt"/>
    </style:style>
    <style:style style:name="T133" style:family="text">
      <style:text-properties fo:color="#000000" loext:opacity="100%" fo:font-size="10.5pt" officeooo:rsid="002f14aa" fo:background-color="#ffffff" loext:char-shading-value="0" style:font-size-asian="10.5pt" style:font-size-complex="10.5pt"/>
    </style:style>
    <style:style style:name="T134" style:family="text">
      <style:text-properties fo:color="#000000" loext:opacity="100%" fo:font-size="10.5pt" officeooo:rsid="0095408c" fo:background-color="#ffffff" loext:char-shading-value="0" style:font-size-asian="10.5pt" style:font-size-complex="10.5pt"/>
    </style:style>
    <style:style style:name="T135" style:family="text">
      <style:text-properties fo:color="#000000" loext:opacity="100%" officeooo:rsid="0030c132" fo:background-color="#ffffff" loext:char-shading-value="0"/>
    </style:style>
    <style:style style:name="T136" style:family="text">
      <style:text-properties fo:color="#000000" loext:opacity="100%" officeooo:rsid="002b9575" fo:background-color="#ffffff" loext:char-shading-value="0"/>
    </style:style>
    <style:style style:name="T137" style:family="text">
      <style:text-properties fo:color="#000000" loext:opacity="100%" officeooo:rsid="002f14aa" fo:background-color="#ffffff" loext:char-shading-value="0"/>
    </style:style>
    <style:style style:name="T138" style:family="text">
      <style:text-properties fo:color="#000000" loext:opacity="100%" officeooo:rsid="003fce95" fo:background-color="#ffffff" loext:char-shading-value="0"/>
    </style:style>
    <style:style style:name="T139" style:family="text">
      <style:text-properties fo:color="#000000" loext:opacity="100%" fo:background-color="#ffffff" loext:char-shading-value="0" style:font-size-asian="12pt"/>
    </style:style>
    <style:style style:name="T140" style:family="text">
      <style:text-properties fo:color="#000000" loext:opacity="100%" officeooo:rsid="0057005a" fo:background-color="#ffffff" loext:char-shading-value="0" style:font-size-asian="12pt"/>
    </style:style>
    <style:style style:name="T141" style:family="text">
      <style:text-properties fo:color="#000000" loext:opacity="100%" officeooo:rsid="0057b1e6" fo:background-color="#ffffff" loext:char-shading-value="0" style:font-size-asian="12pt"/>
    </style:style>
    <style:style style:name="T142" style:family="text">
      <style:text-properties fo:color="#000000" loext:opacity="100%" officeooo:rsid="0047075b" fo:background-color="#ffffff" loext:char-shading-value="0" style:font-size-asian="12pt"/>
    </style:style>
    <style:style style:name="T143" style:family="text">
      <style:text-properties fo:color="#000000" loext:opacity="100%" officeooo:rsid="005cf6b0" fo:background-color="#ffffff" loext:char-shading-value="0" style:font-size-asian="12pt"/>
    </style:style>
    <style:style style:name="T144" style:family="text">
      <style:text-properties fo:color="#000000" loext:opacity="100%" officeooo:rsid="005d94b7" fo:background-color="#ffffff" loext:char-shading-value="0" style:font-size-asian="12pt"/>
    </style:style>
    <style:style style:name="T145" style:family="text">
      <style:text-properties fo:color="#000000" loext:opacity="100%" officeooo:rsid="00446501" fo:background-color="#ffffff" loext:char-shading-value="0" style:font-size-asian="12pt"/>
    </style:style>
    <style:style style:name="T146" style:family="text">
      <style:text-properties fo:color="#000000" loext:opacity="100%" officeooo:rsid="003e418b" fo:background-color="#ffffff" loext:char-shading-value="0" style:font-size-asian="12pt"/>
    </style:style>
    <style:style style:name="T147" style:family="text">
      <style:text-properties fo:color="#000000" loext:opacity="100%" officeooo:rsid="00465603" fo:background-color="#ffffff" loext:char-shading-value="0" style:font-size-asian="12pt"/>
    </style:style>
    <style:style style:name="T148" style:family="text">
      <style:text-properties fo:color="#000000" loext:opacity="100%" officeooo:rsid="004c4771" fo:background-color="#ffffff" loext:char-shading-value="0" style:font-size-asian="12pt"/>
    </style:style>
    <style:style style:name="T149" style:family="text">
      <style:text-properties fo:color="#000000" loext:opacity="100%" officeooo:rsid="004e1b2c" fo:background-color="#ffffff" loext:char-shading-value="0" style:font-size-asian="12pt"/>
    </style:style>
    <style:style style:name="T150" style:family="text">
      <style:text-properties fo:color="#000000" loext:opacity="100%" officeooo:rsid="0083f5e5" fo:background-color="#ffffff" loext:char-shading-value="0"/>
    </style:style>
    <style:style style:name="T151" style:family="text">
      <style:text-properties fo:color="#000000" loext:opacity="100%" officeooo:rsid="008523ed" fo:background-color="#ffffff" loext:char-shading-value="0"/>
    </style:style>
    <style:style style:name="T152" style:family="text">
      <style:text-properties fo:color="#000000" loext:opacity="100%" style:font-name="Liberation Sans" fo:font-size="12pt" fo:language="en" fo:country="US" fo:font-style="normal" fo:font-weight="normal" officeooo:rsid="004c4771" fo:background-color="#ffffff" loext:char-shading-value="0" style:font-size-asian="12pt" style:font-style-asian="normal" style:font-weight-asian="normal" style:font-size-complex="12pt" style:font-style-complex="normal" style:font-weight-complex="normal"/>
    </style:style>
    <style:style style:name="T153" style:family="text">
      <style:text-properties fo:color="#000000" loext:opacity="100%" style:font-name="Liberation Sans" fo:font-size="12pt" fo:language="en" fo:country="US" fo:font-style="normal" fo:font-weight="normal" officeooo:rsid="00501491" fo:background-color="#ffffff" loext:char-shading-value="0" style:font-size-asian="12pt" style:font-style-asian="normal" style:font-weight-asian="normal" style:font-size-complex="12pt" style:font-style-complex="normal" style:font-weight-complex="normal"/>
    </style:style>
    <style:style style:name="T154" style:family="text">
      <style:text-properties fo:color="#000000" loext:opacity="100%" style:font-name="Liberation Sans" fo:font-size="12pt" fo:language="en" fo:country="US" fo:font-style="normal" fo:font-weight="normal" officeooo:rsid="0050201f" fo:background-color="#ffffff" loext:char-shading-value="0" style:font-size-asian="12pt" style:font-style-asian="normal" style:font-weight-asian="normal" style:font-size-complex="12pt" style:font-style-complex="normal" style:font-weight-complex="normal"/>
    </style:style>
    <style:style style:name="T155" style:family="text">
      <style:text-properties fo:color="#000000" loext:opacity="100%" style:font-name="Liberation Sans" fo:font-size="12pt" fo:language="en" fo:country="US" fo:font-style="normal" fo:font-weight="normal" officeooo:rsid="005186c5" fo:background-color="#ffffff" loext:char-shading-value="0" style:font-size-asian="12pt" style:font-style-asian="normal" style:font-weight-asian="normal" style:font-size-complex="12pt" style:font-style-complex="normal" style:font-weight-complex="normal"/>
    </style:style>
    <style:style style:name="T156" style:family="text">
      <style:text-properties fo:color="#000000" loext:opacity="100%" style:font-name="Liberation Sans" fo:font-size="12pt" fo:language="en" fo:country="US" fo:font-style="normal" fo:font-weight="normal" officeooo:rsid="0051a611" fo:background-color="#ffffff" loext:char-shading-value="0" style:font-size-asian="12pt" style:font-style-asian="normal" style:font-weight-asian="normal" style:font-size-complex="12pt" style:font-style-complex="normal" style:font-weight-complex="normal"/>
    </style:style>
    <style:style style:name="T157" style:family="text">
      <style:text-properties fo:color="#000000" loext:opacity="100%" style:font-name="Liberation Sans" fo:font-size="12pt" fo:language="en" fo:country="US" fo:font-style="normal" fo:font-weight="normal" officeooo:rsid="006c6866" fo:background-color="#ffffff" loext:char-shading-value="0" style:font-size-asian="12pt" style:font-style-asian="normal" style:font-weight-asian="normal" style:font-size-complex="12pt" style:font-style-complex="normal" style:font-weight-complex="normal"/>
    </style:style>
    <style:style style:name="T158" style:family="text">
      <style:text-properties fo:color="#000000" loext:opacity="100%" style:font-name="Liberation Sans" fo:font-size="12pt" fo:language="en" fo:country="US" fo:font-style="normal" fo:font-weight="normal" officeooo:rsid="007048c8" fo:background-color="#ffffff" loext:char-shading-value="0" style:font-size-asian="10.5pt" style:font-style-asian="normal" style:font-weight-asian="normal" style:font-size-complex="12pt" style:font-style-complex="normal" style:font-weight-complex="normal"/>
    </style:style>
    <style:style style:name="T159" style:family="text">
      <style:text-properties fo:color="#000000" loext:opacity="100%" style:font-name="Liberation Sans" fo:font-size="12pt" fo:language="en" fo:country="US" fo:font-style="normal" fo:font-weight="normal" officeooo:rsid="001bd2f5" fo:background-color="#ffffff" loext:char-shading-value="0" style:font-size-asian="10.5pt" style:font-style-asian="normal" style:font-weight-asian="normal" style:font-size-complex="12pt" style:font-style-complex="normal" style:font-weight-complex="normal"/>
    </style:style>
    <style:style style:name="T160" style:family="text">
      <style:text-properties style:font-name="Liberation Mono" fo:font-size="10.5pt" fo:language="en" fo:country="US" officeooo:rsid="00251795" style:font-size-asian="10.5pt" style:font-size-complex="10.5pt"/>
    </style:style>
    <style:style style:name="T161" style:family="text">
      <style:text-properties style:font-name="Liberation Mono" fo:font-size="10.5pt" fo:language="en" fo:country="US" style:font-size-complex="10.5pt"/>
    </style:style>
    <style:style style:name="T162" style:family="text">
      <style:text-properties style:font-name="Liberation Mono" fo:font-size="10.5pt" fo:language="en" fo:country="US" officeooo:rsid="0024e2be" style:font-size-complex="10.5pt"/>
    </style:style>
    <style:style style:name="T163" style:family="text">
      <style:text-properties style:font-name="Liberation Mono" fo:font-size="10.5pt" fo:language="en" fo:country="US" officeooo:rsid="0095408c" style:font-size-complex="10.5pt"/>
    </style:style>
    <style:style style:name="T164" style:family="text">
      <style:text-properties style:font-name="Liberation Mono" fo:font-size="10.5pt" fo:language="en" fo:country="US" officeooo:rsid="0016d248" style:font-size-asian="9.14999961853027pt" style:font-size-complex="10.5pt"/>
    </style:style>
    <style:style style:name="T165" style:family="text">
      <style:text-properties style:font-name="Liberation Mono" fo:font-size="10.5pt" fo:language="en" fo:country="US" fo:font-style="normal" style:font-size-asian="12pt" style:font-style-asian="normal" style:font-size-complex="10.5pt" style:font-style-complex="normal"/>
    </style:style>
    <style:style style:name="T166" style:family="text">
      <style:text-properties style:font-name="Liberation Mono" fo:font-size="10.5pt" fo:language="en" fo:country="US" fo:font-style="normal" officeooo:rsid="00211a5d" style:font-size-asian="12pt" style:font-style-asian="normal" style:font-size-complex="10.5pt" style:font-style-complex="normal"/>
    </style:style>
    <style:style style:name="T167" style:family="text">
      <style:text-properties style:font-name="Liberation Mono" fo:font-size="10.5pt" fo:language="en" fo:country="US" fo:font-style="normal" officeooo:rsid="0022f4db" style:font-size-asian="12pt" style:font-style-asian="normal" style:font-size-complex="10.5pt" style:font-style-complex="normal"/>
    </style:style>
    <style:style style:name="T168" style:family="text">
      <style:text-properties style:font-name="Liberation Mono" fo:font-size="10.5pt" fo:language="en" fo:country="US" fo:font-style="normal" fo:font-weight="normal" officeooo:rsid="002ef2cf" style:font-size-asian="10.5pt" style:font-style-asian="normal" style:font-weight-asian="normal" style:font-size-complex="10.5pt" style:font-style-complex="normal" style:font-weight-complex="normal"/>
    </style:style>
    <style:style style:name="T169" style:family="text">
      <style:text-properties style:font-name="Liberation Mono" fo:font-size="10.5pt" style:font-size-asian="10.5pt" style:font-size-complex="10.5pt"/>
    </style:style>
    <style:style style:name="T170" style:family="text">
      <style:text-properties style:font-name="Liberation Mono" fo:font-size="10.5pt" officeooo:rsid="00251795" style:font-size-asian="10.5pt" style:font-size-complex="10.5pt"/>
    </style:style>
    <style:style style:name="T171" style:family="text">
      <style:text-properties style:font-name="Liberation Mono" fo:font-size="10.5pt" officeooo:rsid="007ad08d" style:font-size-asian="10.5pt" style:font-size-complex="10.5pt"/>
    </style:style>
    <style:style style:name="T172" style:family="text">
      <style:text-properties style:font-name="Liberation Mono" fo:font-size="10.5pt" officeooo:rsid="007bc9c6" style:font-size-asian="10.5pt" style:font-size-complex="10.5pt"/>
    </style:style>
    <style:style style:name="T173" style:family="text">
      <style:text-properties style:font-name="Liberation Mono" fo:font-size="10.5pt" officeooo:rsid="007d43da" style:font-size-asian="10.5pt" style:font-size-complex="10.5pt"/>
    </style:style>
    <style:style style:name="T174" style:family="text">
      <style:text-properties style:font-name="Liberation Mono" fo:font-size="10.5pt" officeooo:rsid="007d9864" style:font-size-asian="10.5pt" style:font-size-complex="10.5pt"/>
    </style:style>
    <style:style style:name="T175" style:family="text">
      <style:text-properties style:font-name="Liberation Mono" fo:font-size="10.5pt" style:font-size-complex="10.5pt"/>
    </style:style>
    <style:style style:name="T176" style:family="text">
      <style:text-properties style:font-name="Liberation Mono" fo:font-size="10.5pt" officeooo:rsid="003d25ca" style:font-size-complex="10.5pt"/>
    </style:style>
    <style:style style:name="T177" style:family="text">
      <style:text-properties style:font-name="Liberation Mono" fo:font-size="10.5pt" fo:font-style="italic" style:font-style-asian="italic" style:font-size-complex="10.5pt" style:font-style-complex="italic"/>
    </style:style>
    <style:style style:name="T178" style:family="text">
      <style:text-properties style:font-name="Liberation Mono" fo:font-size="10.5pt" fo:font-style="italic" officeooo:rsid="003d25ca" style:font-style-asian="italic" style:font-size-complex="10.5pt" style:font-style-complex="italic"/>
    </style:style>
    <style:style style:name="T179" style:family="text">
      <style:text-properties style:font-name="Liberation Mono" fo:language="en" fo:country="US" fo:font-style="italic" fo:font-weight="normal" officeooo:rsid="003b0c37" style:font-style-asian="italic" style:font-weight-asian="normal" style:font-style-complex="italic" style:font-weight-complex="normal"/>
    </style:style>
    <style:style style:name="T180" style:family="text">
      <style:text-properties style:font-name="Liberation Mono" fo:language="en" fo:country="US" fo:font-style="normal" fo:font-weight="normal" officeooo:rsid="003b0c37" style:font-style-asian="normal" style:font-weight-asian="normal" style:font-style-complex="normal" style:font-weight-complex="normal"/>
    </style:style>
    <style:style style:name="T181" style:family="text">
      <style:text-properties style:font-name="Liberation Mono" fo:font-size="12pt" fo:language="en" fo:country="US" fo:font-style="normal" fo:font-weight="normal" officeooo:rsid="002ef2cf" style:font-size-asian="10.5pt" style:font-style-asian="normal" style:font-weight-asian="normal" style:font-size-complex="12pt" style:font-style-complex="normal" style:font-weight-complex="normal"/>
    </style:style>
    <style:style style:name="T182" style:family="text">
      <style:text-properties fo:font-size="12pt" fo:language="en" fo:country="US" fo:font-weight="normal" officeooo:rsid="00540014" style:font-size-asian="10.5pt" style:font-weight-asian="normal" style:font-size-complex="12pt" style:font-weight-complex="normal"/>
    </style:style>
    <style:style style:name="T183" style:family="text">
      <style:text-properties fo:font-size="12pt" fo:language="en" fo:country="US" fo:font-weight="normal" officeooo:rsid="00206858" style:font-size-asian="10.5pt" style:font-weight-asian="normal" style:font-size-complex="12pt" style:font-weight-complex="normal"/>
    </style:style>
    <style:style style:name="T184" style:family="text">
      <style:text-properties fo:font-size="12pt" fo:language="en" fo:country="US" fo:font-weight="normal" officeooo:rsid="00377666" style:font-size-asian="10.5pt" style:font-weight-asian="normal" style:font-size-complex="12pt" style:font-weight-complex="normal"/>
    </style:style>
    <style:style style:name="T185" style:family="text">
      <style:text-properties officeooo:rsid="0057b738"/>
    </style:style>
    <style:style style:name="T186" style:family="text">
      <style:text-properties fo:font-style="normal" officeooo:rsid="0022f4db" style:font-size-asian="12pt" style:font-style-asian="normal" style:font-style-complex="normal"/>
    </style:style>
    <style:style style:name="T187" style:family="text">
      <style:text-properties fo:font-style="normal" officeooo:rsid="00211a5d" style:font-size-asian="12pt" style:font-style-asian="normal" style:font-style-complex="normal"/>
    </style:style>
    <style:style style:name="T188" style:family="text">
      <style:text-properties fo:font-style="normal" officeooo:rsid="002443c9" style:font-size-asian="12pt" style:font-style-asian="normal" style:font-style-complex="normal"/>
    </style:style>
    <style:style style:name="T189" style:family="text">
      <style:text-properties officeooo:rsid="0024e493"/>
    </style:style>
    <style:style style:name="T190" style:family="text">
      <style:text-properties fo:font-size="10.5pt" style:font-size-asian="10.5pt" style:font-size-complex="10.5pt"/>
    </style:style>
    <style:style style:name="T191" style:family="text">
      <style:text-properties fo:font-size="10.5pt" officeooo:rsid="002bbfb1" style:font-size-asian="10.5pt" style:font-size-complex="10.5pt"/>
    </style:style>
    <style:style style:name="T192" style:family="text">
      <style:text-properties fo:font-size="10.5pt" officeooo:rsid="0030c132" style:font-size-asian="10.5pt" style:font-size-complex="10.5pt"/>
    </style:style>
    <style:style style:name="T193" style:family="text">
      <style:text-properties fo:font-size="10.5pt" fo:language="en" fo:country="US" style:font-size-asian="10.5pt" style:font-size-complex="10.5pt"/>
    </style:style>
    <style:style style:name="T194" style:family="text">
      <style:text-properties officeooo:rsid="0025cbfa"/>
    </style:style>
    <style:style style:name="T195" style:family="text">
      <style:text-properties officeooo:rsid="00318891"/>
    </style:style>
    <style:style style:name="T196" style:family="text">
      <style:text-properties style:font-name="monospace" fo:font-size="10.5pt" officeooo:rsid="0064ca5c" style:font-size-asian="10.5pt" style:font-size-complex="10.5pt"/>
    </style:style>
    <style:style style:name="T197" style:family="text">
      <style:text-properties officeooo:rsid="0032726e"/>
    </style:style>
    <style:style style:name="T198" style:family="text">
      <style:text-properties officeooo:rsid="003428d8"/>
    </style:style>
    <style:style style:name="T199" style:family="text">
      <style:text-properties officeooo:rsid="0035ebff"/>
    </style:style>
    <style:style style:name="T200" style:family="text">
      <style:text-properties officeooo:rsid="0054d431"/>
    </style:style>
    <style:style style:name="T201" style:family="text">
      <style:text-properties officeooo:rsid="003924a8"/>
    </style:style>
    <style:style style:name="T202" style:family="text">
      <style:text-properties officeooo:rsid="00397de3"/>
    </style:style>
    <style:style style:name="T203" style:family="text">
      <style:text-properties officeooo:rsid="003dc8e0"/>
    </style:style>
    <style:style style:name="T204" style:family="text">
      <style:text-properties officeooo:rsid="003e85ec"/>
    </style:style>
    <style:style style:name="T205" style:family="text">
      <style:text-properties officeooo:rsid="004afddf"/>
    </style:style>
    <style:style style:name="T206" style:family="text">
      <style:text-properties officeooo:rsid="004caa17"/>
    </style:style>
    <style:style style:name="T207" style:family="text">
      <style:text-properties officeooo:rsid="004ef78d"/>
    </style:style>
    <style:style style:name="T208" style:family="text">
      <style:text-properties officeooo:rsid="00283b84"/>
    </style:style>
    <style:style style:name="T209" style:family="text">
      <style:text-properties officeooo:rsid="002a208c"/>
    </style:style>
    <style:style style:name="T210" style:family="text">
      <style:text-properties officeooo:rsid="002e78fd"/>
    </style:style>
    <style:style style:name="T211" style:family="text">
      <style:text-properties officeooo:rsid="0063c6d7"/>
    </style:style>
    <style:style style:name="T212" style:family="text">
      <style:text-properties officeooo:rsid="00316eee"/>
    </style:style>
    <style:style style:name="T213" style:family="text">
      <style:text-properties officeooo:rsid="00336a7e"/>
    </style:style>
    <style:style style:name="T214" style:family="text">
      <style:text-properties officeooo:rsid="003b0c37"/>
    </style:style>
    <style:style style:name="T215" style:family="text">
      <style:text-properties fo:color="#00cc00" loext:opacity="100%"/>
    </style:style>
    <style:style style:name="T216" style:family="text">
      <style:text-properties fo:color="#00cc00" loext:opacity="100%" style:font-name="Liberation Mono" fo:language="en" fo:country="US" fo:font-style="normal" fo:font-weight="normal" officeooo:rsid="003b0c37" style:font-style-asian="normal" style:font-weight-asian="normal" style:font-style-complex="normal" style:font-weight-complex="normal"/>
    </style:style>
    <style:style style:name="T217" style:family="text">
      <style:text-properties fo:font-style="italic" style:font-style-asian="italic" style:font-style-complex="italic"/>
    </style:style>
    <style:style style:name="T218" style:family="text">
      <style:text-properties officeooo:rsid="003d25ca"/>
    </style:style>
    <style:style style:name="T219" style:family="text">
      <style:text-properties officeooo:rsid="003f3832"/>
    </style:style>
    <style:style style:name="T220" style:family="text">
      <style:text-properties officeooo:rsid="004bce1d"/>
    </style:style>
    <style:style style:name="T221" style:family="text">
      <style:text-properties officeooo:rsid="0057b1e6"/>
    </style:style>
    <style:style style:name="T222" style:family="text">
      <style:text-properties officeooo:rsid="005cf6b0"/>
    </style:style>
    <style:style style:name="T223" style:family="text">
      <style:text-properties fo:color="#ff0000" loext:opacity="100%"/>
    </style:style>
    <style:style style:name="T224" style:family="text">
      <style:text-properties fo:color="#ff0000" loext:opacity="100%" officeooo:rsid="005cf6b0"/>
    </style:style>
    <style:style style:name="T225" style:family="text">
      <style:text-properties fo:color="#009933" loext:opacity="100%" officeooo:rsid="005cf6b0"/>
    </style:style>
    <style:style style:name="T226" style:family="text">
      <style:text-properties officeooo:rsid="005d94b7"/>
    </style:style>
    <style:style style:name="T227" style:family="text">
      <style:text-properties officeooo:rsid="0064ca5c"/>
    </style:style>
    <style:style style:name="T228" style:family="text">
      <style:text-properties officeooo:rsid="0032726e" style:font-size-asian="10.5pt"/>
    </style:style>
    <style:style style:name="T229" style:family="text">
      <style:text-properties officeooo:rsid="0064ca5c" style:font-size-asian="10.5pt"/>
    </style:style>
    <style:style style:name="T230" style:family="text">
      <style:text-properties officeooo:rsid="007ad08d"/>
    </style:style>
    <style:style style:name="T231" style:family="text">
      <style:text-properties officeooo:rsid="007bc9c6"/>
    </style:style>
    <style:style style:name="T232" style:family="text">
      <style:text-properties style:font-size-asian="12pt"/>
    </style:style>
    <style:style style:name="T233" style:family="text">
      <style:text-properties officeooo:rsid="003d25ca" style:font-size-asian="12pt"/>
    </style:style>
    <style:style style:name="T234" style:family="text">
      <style:text-properties officeooo:rsid="003e418b" style:font-size-asian="12pt"/>
    </style:style>
    <style:style style:name="T235" style:family="text">
      <style:text-properties officeooo:rsid="00446501" style:font-size-asian="12pt"/>
    </style:style>
    <style:style style:name="T236" style:family="text">
      <style:text-properties officeooo:rsid="007def10"/>
    </style:style>
    <style:style style:name="T237" style:family="text">
      <style:text-properties officeooo:rsid="007f9ec3"/>
    </style:style>
    <style:style style:name="T238" style:family="text">
      <style:text-properties officeooo:rsid="0081d03a"/>
    </style:style>
    <style:style style:name="T239" style:family="text">
      <style:text-properties officeooo:rsid="0083f5e5"/>
    </style:style>
    <style:style style:name="T240" style:family="text">
      <style:text-properties officeooo:rsid="0086d481"/>
    </style:style>
    <style:style style:name="T241" style:family="text">
      <style:text-properties officeooo:rsid="008a89b9"/>
    </style:style>
    <style:style style:name="T242" style:family="text">
      <style:text-properties officeooo:rsid="008e3007"/>
    </style:style>
    <style:style style:name="T243" style:family="text">
      <style:text-properties officeooo:rsid="00917dd4"/>
    </style:style>
    <style:style style:name="T244" style:family="text">
      <style:text-properties style:use-window-font-color="true" loext:opacity="0%" officeooo:rsid="005cf6b0"/>
    </style:style>
    <style:style style:name="T245" style:family="text">
      <style:text-properties style:use-window-font-color="true" loext:opacity="0%" officeooo:rsid="00917dd4"/>
    </style:style>
    <style:style style:name="T246" style:family="text">
      <style:text-properties officeooo:rsid="0095408c"/>
    </style:style>
    <style:style style:name="T247" style:family="text">
      <style:text-properties style:font-name="Liberation Mono"/>
    </style:style>
    <style:style style:name="T248" style:family="text">
      <style:text-properties style:font-name="Liberation Mono" fo:font-size="10.5pt" officeooo:rsid="0064ca5c" style:font-size-asian="10.5pt" style:font-size-complex="10.5pt"/>
    </style:style>
    <style:style style:name="T249" style:family="text">
      <style:text-properties style:font-name="Libration mono" fo:language="en" fo:country="US" officeooo:rsid="0032726e" style:font-size-asian="10.5pt"/>
    </style:style>
    <style:style style:name="T250" style:family="text">
      <style:text-properties style:font-name="Agency FB"/>
    </style:style>
    <style:style style:name="T251" style:family="text">
      <style:text-properties officeooo:rsid="0037dcd5"/>
    </style:style>
    <text:list-style style:name="L1">
      <text:list-level-style-bullet text:level="1" text:style-name="Character_5f_20_5f_style"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Java Object<text:span text:style-name="T1">s</text:span> Executor: a polymorphic script environment.</text:p>
      <text:p text:style-name="P116">(PRELIMINARY DRAFT)</text:p>
      <text:p text:style-name="P115"/>
      <text:p text:style-name="P1">1) Introduction</text:p>
      <text:p text:style-name="P7"/>
      <text:p text:style-name="P6">Many applications in the real world are constituted by a mix of programs and scripts: programs communicate with the user and make the calculations while the scripts do the administrative tasks communicating mainly with the OS.</text:p>
      <text:p text:style-name="P6"/>
      <text:p text:style-name="P6">When you port a legacy application in a Java environment, you want only one environment, therefore you have to migrate the scripts to Java: this can be</text:p>
      <text:p text:style-name="P6">an hard and lengthy task and the result is in many cases less flexible than the</text:p>
      <text:p text:style-name="P6">starting point because interpreted procedures are now compiled and because</text:p>
      <text:p text:style-name="P6">administrative tasks are handled using a general purpose language.</text:p>
      <text:p text:style-name="P6">So you can find useful to have a script language whose features are:</text:p>
      <text:p text:style-name="P6"/>
      <text:list text:style-name="L1">
        <text:list-item>
          <text:p text:style-name="P258"><text:span text:style-name="T2">ability to access any Java resource: Java is operating system independent therefore </text:span><text:span text:style-name="T3">the J</text:span><text:span text:style-name="T4">VM</text:span><text:span text:style-name="T3"> is its virtual operating system;</text:span></text:p>
        </text:list-item>
        <text:list-item>
          <text:p text:style-name="P263">easy to change in order to get similar to any script language in terms of capability and readability;</text:p>
        </text:list-item>
        <text:list-item>
          <text:p text:style-name="P259"><text:span text:style-name="T2">easy to </text:span><text:span text:style-name="T5">customize</text:span><text:span text:style-name="T2"> in order to get</text:span><text:span text:style-name="T5"> frequently used operations at hand</text:span><text:span text:style-name="T2">;</text:span></text:p>
        </text:list-item>
        <text:list-item>
          <text:p text:style-name="P264">easy to extend in order to be useful also for future applications’ enhancements, not only for the migration process;</text:p>
        </text:list-item>
        <text:list-item>
          <text:p text:style-name="P264">easy to understand and use;</text:p>
        </text:list-item>
        <text:list-item>
          <text:p text:style-name="P258"><text:span text:style-name="T2">100% compatible </text:span><text:span text:style-name="T3">with </text:span><text:span text:style-name="T5">Java</text:span><text:span text:style-name="T3">.</text:span></text:p>
        </text:list-item>
      </text:list>
      <text:p text:style-name="P6"/>
      <text:p text:style-name="P260"><text:span text:style-name="T2">The Java Object</text:span><text:span text:style-name="T7">s</text:span><text:span text:style-name="T2"> Executor (J</text:span><text:span text:style-name="T7">OE</text:span><text:span text:style-name="T2"> for short) </text:span><text:span text:style-name="T5">can be</text:span><text:span text:style-name="T7"> the answer </text:span><text:span text:style-name="T5">to</text:span><text:span text:style-name="T7"> the above requests.</text:span></text:p>
      <text:p text:style-name="P13"/>
      <text:p text:style-name="P262"><text:span text:style-name="T2">JOE only task is to execute methods of Java objects in sequence on the fly: how </text:span><text:span text:style-name="T6">it</text:span><text:span text:style-name="T2"> can be used to mimic any scripting language it will become clearer later.</text:span></text:p>
      <text:p text:style-name="P261"><text:span text:style-name="T2">However, it offers encapsulation capabilities, inheritance and first-class features. <text:s/></text:span></text:p>
      <text:p text:style-name="P13"/>
      <text:p text:style-name="P13"/>
      <text:p text:style-name="P22">2) Installing an running JOE</text:p>
      <text:p text:style-name="P25"/>
      <text:p text:style-name="P125"><text:span text:style-name="T182">JOE is a Java program/</text:span><text:span text:style-name="T183">library</text:span><text:span text:style-name="T182">, </text:span><text:span text:style-name="T184">it is currently deployed as a jar file (tipically joe.jar). You need to add this jar to your CLASSPATH, then you can run it with a command like:</text:span></text:p>
      <text:p text:style-name="P19"/>
      <text:p text:style-name="P141">java com.veryant.joe.JavaObjectsExecutor <text:span text:style-name="T215">[</text:span> <text:span text:style-name="T217">script-name</text:span> <text:span text:style-name="T215">]</text:span></text:p>
      <text:p text:style-name="P20"/>
      <text:p text:style-name="P20">If you don’t supply a script then an interactive session is started.</text:p>
      <text:p text:style-name="P17"/>
      <text:p text:style-name="P17"/>
      <text:p text:style-name="P2"><text:span text:style-name="T8">3</text:span><text:span text:style-name="T7">) </text:span><text:span text:style-name="T9">Basic s</text:span><text:span text:style-name="T7">yntax</text:span></text:p>
      <text:p text:style-name="P23"/>
      <text:p text:style-name="P8"><text:span text:style-name="T7">I</text:span><text:span text:style-name="T2">n order to invoke methods we need an object oriented syntax: the obvious choice could be the Java syntax. We choose instead to use a syntax close to Smalltalk </text:span><text:span text:style-name="T10">since</text:span><text:span text:style-name="T2"> it has a better readability, </text:span><text:span text:style-name="T10">especially when used extensively. </text:span><text:span text:style-name="T19">In order to invoke an object method, you only need to write the object, the method name and the argument separated by space,</text:span></text:p>
      <text:p text:style-name="P17">i.e.:</text:p>
      <text:p text:style-name="P17"/>
      <text:p text:style-name="P152"><text:span text:style-name="T10">o</text:span><text:span text:style-name="T2">bj methodName arg.</text:span></text:p>
      <text:p text:style-name="P15"><text:soft-page-break/></text:p>
      <text:p text:style-name="P9"><text:span text:style-name="T10">T</text:span><text:span text:style-name="T2">he final dot closes the invocation. If you want to invoke a method without any argument, you have to use </text:span><text:span text:style-name="T20">a semicolon (</text:span><text:span text:style-name="T164">;</text:span><text:span text:style-name="T22">) instead of the argument.</text:span></text:p>
      <text:p text:style-name="P21"/>
      <text:p text:style-name="P153"><text:span text:style-name="T21">o</text:span><text:span text:style-name="T22">bj methodName ;.</text:span></text:p>
      <text:p text:style-name="P15"/>
      <text:p text:style-name="P10"><text:span text:style-name="T20">In this case the however you can omit the semicolon since the invocation is closed by the final dot</text:span><text:span text:style-name="T10">. </text:span><text:span text:style-name="T20">In JOE any data is an object and any invocation is supposed to return an object. You can use variables to hold objects; a</text:span><text:span text:style-name="T25"> variable doesn’t need to be declared and has no type, it can contain any type of object</text:span><text:span text:style-name="T24">. </text:span><text:span text:style-name="T26">The assignment operator is </text:span><text:span text:style-name="T166">:</text:span><text:span text:style-name="T167">=</text:span><text:span text:style-name="T26"> (a colon immediately followed by an equal sign), </text:span><text:span text:style-name="T27">e.g.:</text:span></text:p>
      <text:p text:style-name="P33"/>
      <text:p text:style-name="P155"><text:span text:style-name="T27">var := o</text:span><text:span text:style-name="T26">bj methodName.</text:span></text:p>
      <text:p text:style-name="P155"><text:span text:style-name="T76"/></text:p>
      <text:p text:style-name="P12"><text:span text:style-name="T29">Starting from version 1.15 y</text:span><text:span text:style-name="T23">ou can also use &lt;- (a less-than sign followed by a minus) in which case the left part is interpreted as a constant and cannot be reassigned later. </text:span><text:span text:style-name="T30">There are no further differences between constants and variables, whenever you can use &lt;- you can also use := and vice versa.</text:span></text:p>
      <text:p text:style-name="P12"><text:span text:style-name="T81"/></text:p>
      <text:p text:style-name="P155"><text:span text:style-name="T28">const</text:span><text:span text:style-name="T27"> &lt;- o</text:span><text:span text:style-name="T26">bj methodName.</text:span></text:p>
      <text:p text:style-name="P34"/>
      <text:p text:style-name="P11"><text:span text:style-name="T24">M</text:span><text:span text:style-name="T23">ore than one invocation can be concatenated and in such a case the result is the result of the last invocation, e.g.:</text:span></text:p>
      <text:p text:style-name="P33"/>
      <text:p text:style-name="P154"><text:span text:style-name="T27">var := o</text:span><text:span text:style-name="T26">bj meth</text:span><text:span text:style-name="T27">1 arg1 meth2 arg2</text:span><text:span text:style-name="T26">.</text:span></text:p>
      <text:p text:style-name="P136"/>
      <text:p text:style-name="P11"><text:span text:style-name="T2">Let’s name ‘message’ a concatenation of invocation. It is for building messages that the semicolon come handy: supposing that in the above example </text:span><text:span text:style-name="T166">meth</text:span><text:span text:style-name="T165">1</text:span><text:span text:style-name="T2"> doesn’t require any argument, you can write:</text:span></text:p>
      <text:p text:style-name="P18"/>
      <text:p text:style-name="P154"><text:span text:style-name="T27">var := o</text:span><text:span text:style-name="T26">bj meth</text:span><text:span text:style-name="T27">1 ; meth2 arg2</text:span><text:span text:style-name="T26">.</text:span></text:p>
      <text:p text:style-name="P16"/>
      <text:p text:style-name="P11"><text:span text:style-name="T10">I</text:span><text:span text:style-name="T2">f a method requires instead more than one argument, </text:span><text:span text:style-name="T32">you can supply them separating them <text:s/>with a comma, e.g.:</text:span></text:p>
      <text:p text:style-name="P14"/>
      <text:p text:style-name="P140"><text:span text:style-name="T186">var := o</text:span><text:span text:style-name="T187">bj meth</text:span><text:span text:style-name="T186">1 arg1_</text:span><text:span text:style-name="T188">1, </text:span><text:span text:style-name="T186">arg</text:span><text:span text:style-name="T188">1_</text:span><text:span text:style-name="T186">2</text:span><text:span text:style-name="T187">.</text:span></text:p>
      <text:p text:style-name="P26"/>
      <text:p text:style-name="P105"><text:span text:style-name="T2">The basic core of JOE is the triplet </text:span><text:span text:style-name="T12">object-method_name-argument</text:span><text:span text:style-name="T2">. If you want invoke a method with no argument then this must be explicitly stated in the code: </text:span><text:span text:style-name="T11">the meaning of the semicolon character is exactly this, it means ‘there are no arguments’</text:span><text:span text:style-name="T2">.</text:span></text:p>
      <text:p text:style-name="P106"><text:span text:style-name="T2">Let’s see some examples of this syntax </text:span><text:span text:style-name="T15">compared with the equivalent Java syntax</text:span><text:span text:style-name="T2"> in order to </text:span><text:span text:style-name="T15">get a better </text:span><text:span text:style-name="T2">understand</text:span><text:span text:style-name="T15">ing</text:span><text:span text:style-name="T2">.</text:span></text:p>
      <text:p text:style-name="P27"/>
      <table:table table:name="Table29" table:style-name="Table29">
        <table:table-column table:style-name="Table29.A"/>
        <table:table-column table:style-name="Table29.B"/>
        <table:table-column table:style-name="Table29.C"/>
        <table:table-row>
          <table:table-cell table:style-name="Table29.A1" office:value-type="string">
            <text:p text:style-name="P4">JOE syntax</text:p>
          </table:table-cell>
          <table:table-cell table:style-name="Table29.A1" office:value-type="string">
            <text:p text:style-name="P4">Java Syntax</text:p>
          </table:table-cell>
          <table:table-cell table:style-name="Table29.C1" office:value-type="string">
            <text:p text:style-name="P5"/>
          </table:table-cell>
        </table:table-row>
        <table:table-row>
          <table:table-cell table:style-name="Table29.A2" office:value-type="string">
            <text:p text:style-name="P127">A B C.</text:p>
          </table:table-cell>
          <table:table-cell table:style-name="Table29.A2" office:value-type="string">
            <text:p text:style-name="P127">A.B(C);</text:p>
          </table:table-cell>
          <table:table-cell table:style-name="Table29.C2" office:value-type="string">
            <text:p text:style-name="P107">Basic method invocation, <text:span text:style-name="T16">A is an object, B is a method name and C is an object passed to the method as argument. </text:span></text:p>
          </table:table-cell>
        </table:table-row>
        <table:table-row>
          <table:table-cell table:style-name="Table29.A2" office:value-type="string">
            <text:p text:style-name="P127">A B C D E.</text:p>
          </table:table-cell>
          <table:table-cell table:style-name="Table29.A2" office:value-type="string">
            <text:p text:style-name="P127">A.B(C).D(E);</text:p>
          </table:table-cell>
          <table:table-cell table:style-name="Table29.C2" office:value-type="string">
            <text:p text:style-name="P108"><text:span text:style-name="T2">A is an object, B is a method name and C is an object passed to the method as argument. This invocation returns an object, so D is a method name and </text:span><text:span text:style-name="T17">E its argument and so on. There is no theoretical limit to the length of a </text:span><text:span text:style-name="T18">message</text:span><text:span text:style-name="T17">.</text:span></text:p>
          </table:table-cell>
        </table:table-row>
        <text:soft-page-break/>
        <table:table-row>
          <table:table-cell table:style-name="Table29.A2" office:value-type="string">
            <text:p text:style-name="P127">A B; D E.</text:p>
          </table:table-cell>
          <table:table-cell table:style-name="Table29.A2" office:value-type="string">
            <text:p text:style-name="P127">A.B().D(E);</text:p>
          </table:table-cell>
          <table:table-cell table:style-name="Table29.C2" office:value-type="string">
            <text:p text:style-name="P114">This case differs from the previous one in that no argument is passed to method B.</text:p>
          </table:table-cell>
        </table:table-row>
        <table:table-row>
          <table:table-cell table:style-name="Table29.A2" office:value-type="string">
            <text:p text:style-name="P127">A B C,D,E.</text:p>
          </table:table-cell>
          <table:table-cell table:style-name="Table29.A2" office:value-type="string">
            <text:p text:style-name="P127">A.B(C,D,E);</text:p>
          </table:table-cell>
          <table:table-cell table:style-name="Table29.C2" office:value-type="string">
            <text:p text:style-name="P114">In this case instead 3 arguments are passed to method B.</text:p>
          </table:table-cell>
        </table:table-row>
        <table:table-row>
          <table:table-cell table:style-name="Table29.A2" office:value-type="string">
            <text:p text:style-name="P127">A B (C D E).</text:p>
          </table:table-cell>
          <table:table-cell table:style-name="Table29.A2" office:value-type="string">
            <text:p text:style-name="P127">A.B(C.D(E));</text:p>
          </table:table-cell>
          <table:table-cell table:style-name="Table29.C2" office:value-type="string">
            <text:p text:style-name="P28">The evaluation order can be altered using the parenthesis (), <text:span text:style-name="T185">which</text:span> allow to execute a method and use its result as argument of another method. In this case the method D of object C is executed and its result is passed as argument to method B of object A.</text:p>
          </table:table-cell>
        </table:table-row>
      </table:table>
      <text:p text:style-name="P27"/>
      <text:p text:style-name="P135"/>
      <text:p text:style-name="P29">JOE support<text:span text:style-name="T189">s</text:span> two types of comments:</text:p>
      <text:p text:style-name="P29"/>
      <text:p text:style-name="P142"><text:span text:style-name="T31">*&gt; JOE</text:span><text:span text:style-name="T2"> ignores everything from *</text:span><text:span text:style-name="T33">&gt;</text:span><text:span text:style-name="T2"> to the end of the line</text:span></text:p>
      <text:p text:style-name="P139"/>
      <text:p text:style-name="P139">/*</text:p>
      <text:p text:style-name="P142"><text:span text:style-name="T33">Multi-line comments, JOE</text:span><text:span text:style-name="T2"> ignores everything from /* to</text:span></text:p>
      <text:p text:style-name="P137">*/</text:p>
      <text:p text:style-name="P137"/>
      <text:p text:style-name="P112"><text:span text:style-name="T47">Moreover a line starting with t</text:span><text:span text:style-name="T2">he sequence </text:span><text:span text:style-name="T193">#!</text:span><text:span text:style-name="T2"> </text:span><text:span text:style-name="T47">is ignored in order to support the shebang interpreter directive of the Unix-like operating systems.</text:span></text:p>
      <text:p text:style-name="P35"/>
      <text:p text:style-name="P104"><text:span text:style-name="T19">JOE has not reserved words, there are only some reserved symbols, as you have seen above. </text:span><text:span text:style-name="T34">Since there are no built-in instructions, i</text:span><text:span text:style-name="T40">n order to run something JOE needs an object that act</text:span><text:span text:style-name="T41">s</text:span><text:span text:style-name="T40"> as starting point. </text:span><text:span text:style-name="T34">This object, let’s call it ‘command’, is automatically loaded at the beginning of the execution. Since the command object is supposed to have useful and often used methods, it has been named ‘!’ (</text:span><text:span text:style-name="T48">t</text:span><text:span text:style-name="T34">he character for exclamation mark </text:span><text:span text:style-name="T48">or bang</text:span><text:span text:style-name="T34">) so that you need to type only one character and it is easy to see </text:span><text:span text:style-name="T35">it </text:span><text:span text:style-name="T34">in the source code.</text:span></text:p>
      <text:p text:style-name="P30"/>
      <text:p text:style-name="P109"><text:span text:style-name="T34">T</text:span><text:span text:style-name="T2">he key point is that this command object ha</text:span><text:span text:style-name="T36">s</text:span><text:span text:style-name="T2"> nothing special, it is a plain Java object </text:span><text:span text:style-name="T36">accessed using the Java reflection: you can write your own version if you like, inheriting the behaviors from the supplied one or even creating a brand new environment.</text:span></text:p>
      <text:p text:style-name="P30"/>
      <text:p text:style-name="P110"><text:span text:style-name="T36">We a</text:span><text:span text:style-name="T2">re now ready to do the very first program using JOE. We are going to use </text:span><text:span text:style-name="T42">the interactive JOE</text:span><text:span text:style-name="T2">. </text:span><text:span text:style-name="T37">The string </text:span><text:span text:style-name="T100">"</text:span><text:span text:style-name="T101">joe</text:span><text:span text:style-name="T100">&gt; " </text:span><text:span text:style-name="T37">is the prompt and it is not part of the commands.</text:span></text:p>
      <text:p text:style-name="P31"/>
      <text:p text:style-name="P31">So the first program is the classic ‘Hello’.</text:p>
      <text:p text:style-name="P31"/>
      <table:table table:name="Table1" table:style-name="Table1">
        <table:table-column table:style-name="Table1.A"/>
        <table:table-row>
          <table:table-cell table:style-name="Table1.A1" office:value-type="string">
            <text:p text:style-name="P251"><text:span text:style-name="T90">joe</text:span><text:span text:style-name="T88">&gt; ! </text:span><text:span text:style-name="T90">println</text:span><text:span text:style-name="T88"> "Hello #1". </text:span><text:span text:style-name="T169"><text:line-break/>Hello #1 </text:span></text:p>
            <text:p text:style-name="P251"><text:span text:style-name="T169">---&gt; !<text:line-break/></text:span><text:span text:style-name="T170">joe</text:span><text:span text:style-name="T169">&gt;</text:span></text:p>
          </table:table-cell>
        </table:table-row>
      </table:table>
      <text:p text:style-name="P39"/>
      <text:p text:style-name="P128"><text:span text:style-name="T50">You can see the triplet object-method_name-argument very clearly here. </text:span><text:span text:style-name="T51">The Java syntax would be </text:span><text:span text:style-name="T110">command.println("Hello #1").</text:span><text:span text:style-name="T50"> </text:span><text:span text:style-name="T51">Si</text:span><text:span text:style-name="T50">nce the </text:span><text:span text:style-name="T58">bang</text:span><text:span text:style-name="T50"> cannot be used in a JOE name, you can </text:span><text:span text:style-name="T51">also </text:span><text:span text:style-name="T50">write:</text:span></text:p>
      <text:p text:style-name="P40"/>
      <table:table table:name="Table2" table:style-name="Table2">
        <table:table-column table:style-name="Table2.A"/>
        <table:table-row>
          <table:table-cell table:style-name="Table2.A1" office:value-type="string">
            <text:p text:style-name="P251"><text:span text:style-name="T90">joe</text:span><text:span text:style-name="T88">&gt; !</text:span><text:span text:style-name="T90">println</text:span><text:span text:style-name="T88"> "Hello #1". </text:span><text:span text:style-name="T169"><text:line-break/>Hello #1 </text:span></text:p>
            <text:p text:style-name="P251"><text:span text:style-name="T169">---&gt; !<text:line-break/></text:span><text:span text:style-name="T170">joe</text:span><text:span text:style-name="T169">&gt;</text:span></text:p>
          </table:table-cell>
        </table:table-row>
      </table:table>
      <text:p text:style-name="P39"/>
      <text:p text:style-name="P37"><text:soft-page-break/>The meaning is the same as the previous one.</text:p>
      <text:p text:style-name="P37"/>
      <text:p text:style-name="P38">The line with the arrow, <text:span text:style-name="T169">---&gt;</text:span>, shows the final result of the evaluation <text:span text:style-name="T236">when in interactive mode</text:span> since any evaluation returns always an object: in this case the methods <text:span text:style-name="T90">println</text:span> returns the bang object.<text:span text:style-name="T237"> </text:span></text:p>
      <text:p text:style-name="P31"/>
      <text:p text:style-name="P111"><text:span text:style-name="T2">The method </text:span><text:span text:style-name="T160">println</text:span><text:span text:style-name="T2"> accepts any number of </text:span><text:span text:style-name="T38">parameters</text:span><text:span text:style-name="T2">, shows them, issue a new line and returns the command object itself. <text:s/></text:span><text:span text:style-name="T37">If the method is invoked without parameters, </text:span><text:span text:style-name="T39">o</text:span><text:span text:style-name="T37">nly a new line is issued. </text:span><text:span text:style-name="T2">There is an equivalent method, </text:span><text:span text:style-name="T160">print</text:span><text:span text:style-name="T2">, that do</text:span><text:span text:style-name="T9">es</text:span><text:span text:style-name="T2"> the same things without issuing a new line.</text:span></text:p>
      <text:p text:style-name="P32"/>
      <text:p text:style-name="P111"><text:span text:style-name="T37">So you can use also</text:span><text:span text:style-name="T2"> </text:span><text:span text:style-name="T37">get the same result with the following line:</text:span></text:p>
      <text:p text:style-name="P40"/>
      <table:table table:name="Table3" table:style-name="Table3">
        <table:table-column table:style-name="Table3.A"/>
        <table:table-row>
          <table:table-cell table:style-name="Table3.A1" office:value-type="string">
            <text:p text:style-name="P251"><text:span text:style-name="T88">joe&gt;!println "Hello #",</text:span><text:span text:style-name="T89">1</text:span><text:span text:style-name="T88">. </text:span><text:span text:style-name="T169"><text:line-break/>Hello #1 </text:span></text:p>
            <text:p text:style-name="P147">---&gt; !<text:line-break/>joe&gt;</text:p>
          </table:table-cell>
        </table:table-row>
      </table:table>
      <text:p text:style-name="P39"/>
      <text:p text:style-name="P129"><text:span text:style-name="T50">More than one invocation can be concatenated: when it happens the first triplet is executed and the result is the object </text:span><text:span text:style-name="T51">of a second triplet and so on until the </text:span><text:span text:style-name="T54">message</text:span><text:span text:style-name="T51"> is closed. The dot character used to stop the evaluation. </text:span><text:span text:style-name="T52">So you can issue the following line:</text:span></text:p>
      <text:p text:style-name="P40"/>
      <table:table table:name="Table4" table:style-name="Table4">
        <table:table-column table:style-name="Table4.A"/>
        <table:table-row>
          <table:table-cell table:style-name="Table4.A1" office:value-type="string">
            <text:p text:style-name="P252"><text:span text:style-name="T88">joe&gt; !println "Hello #",1 println "Hello #",2. </text:span><text:span text:style-name="T169"><text:line-break/>Hello #1 <text:line-break/>Hello #2 </text:span></text:p>
            <text:p text:style-name="P147">---&gt; !<text:line-break/>joe&gt; </text:p>
          </table:table-cell>
        </table:table-row>
      </table:table>
      <text:p text:style-name="P54"/>
      <text:p text:style-name="P130"><text:span text:style-name="T52">Note that the second </text:span><text:span text:style-name="T111">println</text:span><text:span text:style-name="T52"> doesn’t need the </text:span><text:span text:style-name="T58">bang</text:span><text:span text:style-name="T52"> since the command object is returned by the first one. </text:span><text:span text:style-name="T53">Another example is:</text:span></text:p>
      <text:p text:style-name="P40"/>
      <table:table table:name="Table5" table:style-name="Table5">
        <table:table-column table:style-name="Table5.A"/>
        <table:table-row>
          <table:table-cell table:style-name="Table5.A1" office:value-type="string">
            <text:p text:style-name="P253"><text:span text:style-name="T88">joe&gt; ! println "Hello #",1 println; println "Hello #",2. </text:span><text:span text:style-name="T169"><text:line-break/>Hello #1 <text:line-break/><text:line-break/>Hello #2 </text:span></text:p>
            <text:p text:style-name="P148">---&gt; !<text:line-break/>joe&gt; </text:p>
          </table:table-cell>
        </table:table-row>
      </table:table>
      <text:p text:style-name="P54"/>
      <text:p text:style-name="P132"><text:span text:style-name="T52">N</text:span><text:span text:style-name="T50">ote that </text:span><text:span text:style-name="T52">the second </text:span><text:span text:style-name="T111">println</text:span><text:span text:style-name="T52"> </text:span><text:span text:style-name="T50">is followed by a semicolon in order to inform the interpreter that that method has no arguments.</text:span></text:p>
      <text:p text:style-name="P78"/>
      <text:p text:style-name="P113"><text:span text:style-name="T2">As you can see the evaluation is done left to right but you can change the evaluation order by enclosing a method invocation between parenthesis. </text:span><text:span text:style-name="T43">In order to see </text:span><text:span text:style-name="T44">that, it comes handy to know that a literal string is an object itself and it is equivalent to the Java </text:span><text:span text:style-name="T162">String</text:span><text:span text:style-name="T44"> object, therefore it has the method </text:span><text:span text:style-name="T162">length</text:span><text:span text:style-name="T44"> that return</text:span><text:span text:style-name="T38">s</text:span><text:span text:style-name="T44"> the length of the string. So you can issue the following line:</text:span></text:p>
      <text:p text:style-name="P40"/>
      <table:table table:name="Table6" table:style-name="Table6">
        <table:table-column table:style-name="Table6.A"/>
        <table:table-row>
          <table:table-cell table:style-name="Table6.A1" office:value-type="string">
            <text:p text:style-name="P165"><text:span text:style-name="T112">joe&gt; !println "Length",("Length" length;). </text:span><text:span text:style-name="T190"><text:line-break/>Length6 </text:span></text:p>
            <text:p text:style-name="P148">---&gt; !<text:line-break/>joe&gt; <text:line-break/></text:p>
          </table:table-cell>
        </table:table-row>
      </table:table>
      <text:p text:style-name="P54"/>
      <text:p text:style-name="P133"><text:soft-page-break/><text:span text:style-name="T52">T</text:span><text:span text:style-name="T50">he </text:span><text:span text:style-name="T13">length</text:span><text:span text:style-name="T50"> method is executed before the </text:span><text:span text:style-name="T109">println</text:span><text:span text:style-name="T50"> method and the result is used as parameter by it.</text:span></text:p>
      <text:p text:style-name="P133"><text:span text:style-name="T52">I</text:span><text:span text:style-name="T50">n this case you can avoid the use of the semicolon since the parameters of a method cannot be placed after a closed parenthesis.</text:span></text:p>
      <text:p text:style-name="P56"/>
      <text:p text:style-name="P57">This is the basic syntax, if you have understood this part most of the work is done since all the operations you can do follow th<text:span text:style-name="T194">e</text:span>s<text:span text:style-name="T194">e</text:span> rules.</text:p>
      <text:p text:style-name="P57"/>
      <text:p text:style-name="P57"/>
      <text:p text:style-name="P3"><text:span text:style-name="T8">4</text:span><text:span text:style-name="T7">) </text:span><text:span text:style-name="T45">Variables and literals</text:span></text:p>
      <text:p text:style-name="P24"/>
      <text:p text:style-name="P271"><text:span text:style-name="T2">JOE allows you to store an object reference in a variable through the symbol </text:span><text:span text:style-name="T161">:= </text:span><text:span text:style-name="T163">or &lt;-</text:span><text:span text:style-name="T2"> </text:span><text:span text:style-name="T49">in which case the variable cannot be assigned twice.</text:span><text:span text:style-name="T2"> </text:span><text:span text:style-name="T49">A </text:span><text:span text:style-name="T2">variable name </text:span><text:span text:style-name="T46">consists in a sequence of characters that are not reserved for other uses, as space, ! <text:s/>etc. (the exact set is still to be defined, the Java names will be valid for sure). The variables are not typed, so you can use them for any kind of object. They can also change type during the execution. For example:</text:span></text:p>
      <table:table table:name="Table7" table:style-name="Table7">
        <table:table-column table:style-name="Table7.A"/>
        <table:table-row>
          <table:table-cell table:style-name="Table7.A1" office:value-type="string">
            <text:p text:style-name="P243">joe&gt; a := "Length".</text:p>
            <text:p text:style-name="P243">---&gt; <text:span text:style-name="T236">Length</text:span> <text:line-break/>joe&gt; !println a,(a length). <text:line-break/>Length6 </text:p>
            <text:p text:style-name="P243">---&gt; !<text:line-break/>joe&gt; a := !. <text:s/></text:p>
            <text:p text:style-name="P243">---&gt; !<text:line-break/>joe&gt; a println "Hello!". <text:line-break/>Hello! <text:s/></text:p>
            <text:p text:style-name="P243">---&gt; !</text:p>
            <text:p text:style-name="P243">joe&gt; a := "Length" length. <text:s/></text:p>
            <text:p text:style-name="P243">---&gt; <text:span text:style-name="T236">6</text:span><text:line-break/>joe&gt; ! println a. <text:line-break/>6 </text:p>
            <text:p text:style-name="P243">---&gt; !<text:line-break/>joe&gt; </text:p>
          </table:table-cell>
        </table:table-row>
      </table:table>
      <text:p text:style-name="P55"/>
      <text:p text:style-name="P131"><text:span text:style-name="T59">A</text:span><text:span text:style-name="T52"> variable </text:span><text:span text:style-name="T59">must be assigned before you can use it, <text:s/>possibly to</text:span><text:span text:style-name="T52"> </text:span><text:span text:style-name="T14">null</text:span><text:span text:style-name="T52">. </text:span></text:p>
      <text:p text:style-name="P41"/>
      <table:table table:name="Table8" table:style-name="Table8">
        <table:table-column table:style-name="Table8.A"/>
        <table:table-row>
          <table:table-cell table:style-name="Table8.A1" office:value-type="string">
            <text:p text:style-name="P240">b:=.</text:p>
            <text:p text:style-name="P240">---&gt; ()</text:p>
            <text:p text:style-name="P165"><text:span text:style-name="T112">joe&gt; !println </text:span><text:span text:style-name="T113">b</text:span><text:span text:style-name="T112">. </text:span><text:span text:style-name="T190"><text:line-break/></text:span><text:span text:style-name="T191">()</text:span></text:p>
            <text:p text:style-name="P166"><text:span text:style-name="T132">---&gt;</text:span><text:span text:style-name="T191"> !</text:span><text:span text:style-name="T190"> <text:line-break/>joe&gt; </text:span></text:p>
          </table:table-cell>
        </table:table-row>
      </table:table>
      <text:p text:style-name="P55"/>
      <text:p text:style-name="P272"><text:span text:style-name="T62">C</text:span><text:span text:style-name="T63">urrently JOE manages </text:span><text:span text:style-name="T78">seven</text:span><text:span text:style-name="T63"> types of literals: integers </text:span><text:span text:style-name="T65">numbers, </text:span><text:span text:style-name="T78">long </text:span><text:span text:style-name="T63">integers </text:span><text:span text:style-name="T65">numbers,</text:span><text:span text:style-name="T63"> </text:span><text:span text:style-name="T66">floating point </text:span><text:span text:style-name="T65">double precision</text:span><text:span text:style-name="T66"> </text:span><text:span text:style-name="T65">numbers, </text:span><text:span text:style-name="T73">fixed point decimal numbers, </text:span><text:span text:style-name="T63">strings, </text:span><text:span text:style-name="T64">boolean</text:span><text:span text:style-name="T63"> </text:span><text:span text:style-name="T64">and </text:span><text:span text:style-name="T77">null</text:span><text:span text:style-name="T64">.</text:span><text:span text:style-name="T63"> </text:span><text:span text:style-name="T75">Here some examples</text:span></text:p>
      <text:p text:style-name="P99"/>
      <table:table table:name="Table48" table:style-name="Table48">
        <table:table-column table:style-name="Table48.A"/>
        <table:table-column table:style-name="Table48.B"/>
        <table:table-row>
          <table:table-cell table:style-name="Table48.A1" office:value-type="string">
            <text:p text:style-name="P255">Integers</text:p>
          </table:table-cell>
          <table:table-cell table:style-name="Table48.A1" office:value-type="string">
            <text:p text:style-name="P149">123 <text:s/>-3</text:p>
          </table:table-cell>
        </table:table-row>
        <table:table-row>
          <table:table-cell table:style-name="Table48.A1" office:value-type="string">
            <text:p text:style-name="P282">Long integers</text:p>
          </table:table-cell>
          <table:table-cell table:style-name="Table48.A1" office:value-type="string">
            <text:p text:style-name="P278">123L -3l 123456789012345678l</text:p>
          </table:table-cell>
        </table:table-row>
        <table:table-row>
          <table:table-cell table:style-name="Table48.A1" office:value-type="string">
            <text:p text:style-name="P255">Double precision <text:span text:style-name="T231">numbers</text:span></text:p>
          </table:table-cell>
          <table:table-cell table:style-name="Table48.A1" office:value-type="string">
            <text:p text:style-name="P249"><text:span text:style-name="T171">1.0 </text:span><text:span text:style-name="T173">1E</text:span><text:span text:style-name="T174">9</text:span><text:span text:style-name="T173"> </text:span><text:span text:style-name="T171">1e9 1.3e4</text:span></text:p>
          </table:table-cell>
        </table:table-row>
        <table:table-row>
          <table:table-cell table:style-name="Table48.A1" office:value-type="string">
            <text:p text:style-name="P255">Decimal <text:span text:style-name="T231">numbers</text:span></text:p>
          </table:table-cell>
          <table:table-cell table:style-name="Table48.A1" office:value-type="string">
            <text:p text:style-name="P249"><text:span text:style-name="T171">123m 123.45m </text:span><text:span text:style-name="T172">77M </text:span></text:p>
          </table:table-cell>
        </table:table-row>
        <table:table-row>
          <table:table-cell table:style-name="Table48.A1" office:value-type="string">
            <text:p text:style-name="P255">String</text:p>
          </table:table-cell>
          <table:table-cell table:style-name="Table48.A1" office:value-type="string">
            <text:p text:style-name="P143">"<text:span text:style-name="T230">a string" "</text:span><text:span text:style-name="T231">string with </text:span><text:span text:style-name="T230">quote ("") "</text:span></text:p>
          </table:table-cell>
        </table:table-row>
        <table:table-row>
          <table:table-cell table:style-name="Table48.A1" office:value-type="string">
            <text:p text:style-name="P256">Boolean</text:p>
          </table:table-cell>
          <table:table-cell table:style-name="Table48.A1" office:value-type="string">
            <text:p text:style-name="P279">&lt;0&gt; &lt;1&gt;</text:p>
          </table:table-cell>
        </table:table-row>
        <table:table-row>
          <table:table-cell table:style-name="Table48.A1" office:value-type="string">
            <text:p text:style-name="P257">Null</text:p>
          </table:table-cell>
          <table:table-cell table:style-name="Table48.A1" office:value-type="string">
            <text:p text:style-name="P151">()</text:p>
          </table:table-cell>
        </table:table-row>
      </table:table>
      <text:p text:style-name="P100"><text:soft-page-break/></text:p>
      <text:p text:style-name="P272"><text:span text:style-name="T63">They are objects equivalent to java.lang.Integer, java.lang.</text:span><text:span text:style-name="T78">L</text:span><text:span text:style-name="T79">ong</text:span><text:span text:style-name="T63">, </text:span><text:span text:style-name="T65">j</text:span><text:span text:style-name="T63">ava.lang.</text:span><text:span text:style-name="T65">Double, j</text:span><text:span text:style-name="T63">ava.</text:span><text:span text:style-name="T73">math</text:span><text:span text:style-name="T63">.</text:span><text:span text:style-name="T73">BigDecimal</text:span><text:span text:style-name="T65">, </text:span><text:span text:style-name="T63">java lang.String </text:span><text:span text:style-name="T64">and </text:span><text:span text:style-name="T63">java lang.B</text:span><text:span text:style-name="T64">oolean</text:span><text:span text:style-name="T63"> but they are actually wrapped in internal objects in order to get more functionalities. </text:span><text:span text:style-name="T67">For example the Java </text:span><text:span text:style-name="T168">String</text:span><text:span text:style-name="T67"> allows you to easily see if two objects are equal through the method </text:span><text:span text:style-name="T168">equals</text:span><text:span text:style-name="T67">, however if you want compare two instances of </text:span><text:span text:style-name="T181">String</text:span><text:span text:style-name="T67"> in order to know which is the greater, you need to use the method </text:span><text:span text:style-name="T168">compareTo</text:span><text:span text:style-name="T67"> and then look for the result. Objects wrapped by JOE have methods corresponding to all comparison operators (equals, gt, ge, lt, le, ne) allowing you to easily compare objects of the same type, e.g.:</text:span></text:p>
      <text:p text:style-name="P41"/>
      <table:table table:name="Table9" table:style-name="Table9">
        <table:table-column table:style-name="Table9.A"/>
        <table:table-row>
          <table:table-cell table:style-name="Table9.A1" office:value-type="string">
            <text:p text:style-name="P166"><text:span text:style-name="T114">joe&gt; "A" gt "B". </text:span><text:span text:style-name="T192"><text:line-break/>---&gt; false<text:line-break/>joe&gt; "A" lt "B". <text:line-break/>---&gt; true<text:line-break/>joe&gt; </text:span></text:p>
          </table:table-cell>
        </table:table-row>
      </table:table>
      <text:p text:style-name="P55"/>
      <text:p text:style-name="P58">Numbers are wrapped as well <text:span text:style-name="T195">in order to get all the arithmetic operation at hand. JOE doesn’t need the use of arithmetic operators characters nor logic operators characters, so they are automatically translated in words according the following (provisional) list:</text:span></text:p>
      <text:p text:style-name="P58"/>
      <text:p text:style-name="P59">=<text:tab/>equals;</text:p>
      <text:p text:style-name="P59">&lt;<text:tab/>lt;</text:p>
      <text:p text:style-name="P59">&gt;<text:tab/>gt;</text:p>
      <text:p text:style-name="P59">&lt;=<text:tab/>le;</text:p>
      <text:p text:style-name="P59">&gt;=<text:tab/>ge;</text:p>
      <text:p text:style-name="P59">&lt;&gt;<text:tab/>ne;</text:p>
      <text:p text:style-name="P59">+<text:tab/>add;</text:p>
      <text:p text:style-name="P59">-<text:tab/>subtract;</text:p>
      <text:p text:style-name="P59">*<text:tab/>multiply;</text:p>
      <text:p text:style-name="P59">/<text:tab/>divide;</text:p>
      <text:p text:style-name="P248"><text:span text:style-name="T74">%<text:tab/></text:span><text:span text:style-name="T73">remainder</text:span><text:span text:style-name="T74">;</text:span></text:p>
      <text:p text:style-name="P59"/>
      <text:p text:style-name="P59">This translation allows you to issue invocations as the following:</text:p>
      <text:p text:style-name="P59"/>
      <text:p text:style-name="P41"/>
      <table:table table:name="Table10" table:style-name="Table10">
        <table:table-column table:style-name="Table10.A"/>
        <table:table-row>
          <table:table-cell table:style-name="Table10.A1" office:value-type="string">
            <text:p text:style-name="P204">joe&gt; "A" &gt; "B". <text:line-break/>---&gt; false <text:line-break/>joe&gt; "A" &lt; "B". <text:line-break/>---&gt; true <text:line-break/>joe&gt; 1 + 2. <text:line-break/>---&gt; 3<text:line-break/>joe&gt; 1 + 2 * 3. <text:line-break/>---&gt; 9<text:line-break/>joe&gt; 1 + (2 * 3). <text:line-break/>---&gt; 7<text:line-break/>joe&gt; </text:p>
          </table:table-cell>
        </table:table-row>
      </table:table>
      <text:p text:style-name="P55"/>
      <text:p text:style-name="P60">Note that the common arithmetic operations precedence is not respected, the evaluation is always left to right and if you want to change it you have to use the parenthesis.</text:p>
      <text:p text:style-name="P60"/>
      <text:p text:style-name="P273"><text:span text:style-name="T64">Two literals are defined for boolean values, </text:span><text:span text:style-name="T104">&lt;</text:span><text:span text:style-name="T105">0&gt;</text:span><text:span text:style-name="T64"> for false and </text:span><text:span text:style-name="T104">&lt;</text:span><text:span text:style-name="T105">1&gt;</text:span><text:span text:style-name="T64"> for true. Even in this case the internal class has more method</text:span><text:span text:style-name="T69">s</text:span><text:span text:style-name="T64"> that the Java Boolean </text:span><text:span text:style-name="T69">class</text:span><text:span text:style-name="T64">, i.e. </text:span><text:span text:style-name="T104">a</text:span><text:span text:style-name="T106">nd</text:span><text:span text:style-name="T64">, </text:span><text:span text:style-name="T106">or</text:span><text:span text:style-name="T158">, </text:span><text:span text:style-name="T108">xor</text:span><text:span text:style-name="T64"> and </text:span><text:span text:style-name="T106">not</text:span><text:span text:style-name="T68">. </text:span><text:span text:style-name="T69">Note that you can use these methods just after a boolean value, which is fine for </text:span><text:span text:style-name="T104">a</text:span><text:span text:style-name="T106">nd </text:span><text:span text:style-name="T69">and <text:s/></text:span><text:soft-page-break/><text:span text:style-name="T106">or </text:span><text:span text:style-name="T69">but unusual for </text:span><text:span text:style-name="T106">not</text:span><text:span text:style-name="T69">, because it is commonly used prefixed while here </text:span><text:span text:style-name="T70">it </text:span><text:span text:style-name="T79">must be</text:span><text:span text:style-name="T69"> post-fixed, e.g.:</text:span></text:p>
      <text:p text:style-name="P98"/>
      <text:p text:style-name="P52"/>
      <table:table table:name="Tabella2" table:style-name="Tabella2">
        <table:table-column table:style-name="Tabella2.A"/>
        <table:table-row>
          <table:table-cell table:style-name="Tabella2.A1" office:value-type="string">
            <text:p text:style-name="P202">joe&gt; 1 = 0 not.</text:p>
            <text:p text:style-name="P205">---&gt; true</text:p>
          </table:table-cell>
        </table:table-row>
      </table:table>
      <text:p text:style-name="P266"/>
      <text:p text:style-name="P247"><text:span text:style-name="T71">Boolean have the method </text:span><text:span text:style-name="T106">i</text:span><text:span text:style-name="T107">if</text:span><text:span text:style-name="T71"> (internal if) that allows you to emulate the ternary operator, denoted in Java by </text:span><text:span text:style-name="T106">?:</text:span><text:span text:style-name="T71">, a</text:span><text:span text:style-name="T72">nd</text:span><text:span text:style-name="T71"> allows you to write </text:span><text:span text:style-name="T72">expressions</text:span><text:span text:style-name="T71"> like the following ones:</text:span></text:p>
      <text:p text:style-name="P53"/>
      <table:table table:name="Tabella3" table:style-name="Tabella3">
        <table:table-column table:style-name="Tabella3.A"/>
        <table:table-row>
          <table:table-cell table:style-name="Tabella3.A1" office:value-type="string">
            <text:p text:style-name="P203">joe&gt; 1 = 1 iif "is true","is false".</text:p>
            <text:p text:style-name="P206">---&gt; is true</text:p>
            <text:p text:style-name="P203">joe&gt; 1 = 0 iif "is true","is false".</text:p>
            <text:p text:style-name="P203">---&gt; is false</text:p>
          </table:table-cell>
        </table:table-row>
      </table:table>
      <text:p text:style-name="P265"/>
      <text:p text:style-name="P267">Boolean have also the methods <text:span text:style-name="T247">ifTrue</text:span> and <text:span text:style-name="T247">ifFalse</text:span> which will described later.</text:p>
      <text:p text:style-name="P267"/>
      <text:p text:style-name="P134"><text:span text:style-name="T50">Any time you use </text:span><text:span text:style-name="T57">a literal</text:span><text:span text:style-name="T50"> to call an external object, </text:span><text:span text:style-name="T57">it is</text:span><text:span text:style-name="T50"> converted in</text:span><text:span text:style-name="T55">to the correspondent Java object and the returned object is converted to the internal object when needed. </text:span><text:span text:style-name="T56">In order to see that, you must know that the supplied command object has the method </text:span><text:span text:style-name="T249">newInstance</text:span><text:span text:style-name="T56"> that allows you to instance any Java object. The following example shows you how standard Java object can be handled by JOE:</text:span></text:p>
      <text:p text:style-name="P41"/>
      <table:table table:name="Table11" table:style-name="Table11">
        <table:table-column table:style-name="Table11.A"/>
        <table:table-row>
          <table:table-cell table:style-name="Table11.A1" office:value-type="string">
            <text:p text:style-name="P274"><text:bookmark text:name="__DdeLink__2633_3003570087"/>joe&gt; bd1 := !newInstance "java.math.BigInteger","5".  </text:p>
            <text:p text:style-name="P274">---&gt; 5<text:line-break/>joe&gt; bd2 := !newInstance "java.math.BigInteger","7".   </text:p>
            <text:p text:style-name="P274">---&gt; <text:span text:style-name="T238">7</text:span><text:line-break/>joe&gt; bd1 pow 2.  <text:line-break/>---&gt; 25<text:line-break/>joe&gt; bd1 not.   <text:line-break/>---&gt; -6 <text:line-break/>joe&gt; bd1 + bd2.  <text:line-break/>---&gt; 12 <text:line-break/>joe&gt; </text:p>
          </table:table-cell>
        </table:table-row>
      </table:table>
      <text:p text:style-name="P60"/>
      <text:p text:style-name="P66"><text:span text:style-name="T197">Y</text:span>ou can also create your own objects and easily handle them in the JOE environment; let’s say you want to handle dates in your procedures, <text:span text:style-name="T198">you could write a Java class like the following one:</text:span></text:p>
      <table:table table:name="Table12" table:style-name="Table12">
        <table:table-column table:style-name="Table12.A"/>
        <text:soft-page-break/>
        <table:table-row>
          <table:table-cell table:style-name="Table12.A1" office:value-type="string">
            <text:p text:style-name="P212">import java.util.Date;</text:p>
            <text:p text:style-name="P212">public class MyDate {</text:p>
            <text:p text:style-name="P212"><text:s text:c="3"/>private static long msPerDay = 1000 * 60 * 60 * 24;</text:p>
            <text:p text:style-name="P212"><text:s text:c="3"/>private final java.util.Date date;</text:p>
            <text:p text:style-name="P212"><text:s text:c="3"/>public MyDate(long time) {</text:p>
            <text:p text:style-name="P212"><text:s text:c="6"/>date = new java.util.Date(time);</text:p>
            <text:p text:style-name="P212"><text:s text:c="3"/>}</text:p>
            <text:p text:style-name="P212"><text:s text:c="3"/>public MyDate(int year, int month, int day) {</text:p>
            <text:p text:style-name="P212"><text:s text:c="6"/>date = new java.util.Date(year - 1900, month - 1, day);</text:p>
            <text:p text:style-name="P212"><text:s text:c="3"/>}</text:p>
            <text:p text:style-name="P212"><text:s text:c="3"/>public long subtract (MyDate d) {</text:p>
            <text:p text:style-name="P212"><text:s text:c="6"/>return (date.getTime() - d.date.getTime()) / msPerDay;</text:p>
            <text:p text:style-name="P212"><text:s text:c="3"/>}</text:p>
            <text:p text:style-name="P212"><text:s text:c="3"/>public MyDate subtract (int days) {</text:p>
            <text:p text:style-name="P212"><text:s text:c="6"/>return new MyDate (date.getTime() - (days * msPerDay));</text:p>
            <text:p text:style-name="P212"><text:s text:c="3"/>}</text:p>
            <text:p text:style-name="P212"><text:s text:c="3"/>public MyDate add (int days) {</text:p>
            <text:p text:style-name="P212"><text:s text:c="6"/>return new MyDate (date.getTime() + (days * msPerDay));</text:p>
            <text:p text:style-name="P212"><text:s text:c="3"/>}</text:p>
            <text:p text:style-name="P212"><text:s text:c="3"/>public boolean equals (Object d) {</text:p>
            <text:p text:style-name="P212"><text:s text:c="6"/>if (d instanceof MyDate)</text:p>
            <text:p text:style-name="P212"><text:s text:c="9"/>return date.equals (((MyDate) d).date);</text:p>
            <text:p text:style-name="P212"><text:s text:c="6"/>else</text:p>
            <text:p text:style-name="P212"><text:s text:c="9"/>return false;</text:p>
            <text:p text:style-name="P212"><text:s text:c="3"/>}</text:p>
            <text:p text:style-name="P212"><text:s text:c="3"/>public boolean lt (MyDate d) {</text:p>
            <text:p text:style-name="P212"><text:s text:c="6"/>return date.before (d.date);</text:p>
            <text:p text:style-name="P212"><text:s text:c="3"/>}</text:p>
            <text:p text:style-name="P212"><text:s text:c="3"/>public boolean gt (MyDate d) {</text:p>
            <text:p text:style-name="P212"><text:s text:c="6"/>return date.after (d.date);</text:p>
            <text:p text:style-name="P212"><text:s text:c="3"/>}</text:p>
            <text:p text:style-name="P212"><text:s text:c="3"/>public String toString() <text:s/>{</text:p>
            <text:p text:style-name="P212"><text:s text:c="6"/>return date.toString();</text:p>
            <text:p text:style-name="P212"><text:s text:c="3"/>}</text:p>
            <text:p text:style-name="P156"><text:span text:style-name="T115">}</text:span><text:span text:style-name="T114"> </text:span></text:p>
          </table:table-cell>
        </table:table-row>
      </table:table>
      <text:p text:style-name="P60"/>
      <text:p text:style-name="P67"><text:span text:style-name="T197">A</text:span>fter compiling this class (and having it accessible through CLASSPATH), you can issue the following invocations:</text:p>
      <text:p text:style-name="P134"/>
      <text:p text:style-name="P41"/>
      <table:table table:name="Table13" table:style-name="Table13">
        <table:table-column table:style-name="Table13.A"/>
        <table:table-row>
          <table:table-cell table:style-name="Table13.A1" office:value-type="string">
            <text:p text:style-name="P207">joe&gt; amRev := !newInstance "MyDate",1775,04,19.</text:p>
            <text:p text:style-name="P167"><text:span text:style-name="T114">---&gt; </text:span><text:span text:style-name="T112">Wed Apr 19 00:00:00 CET 1775</text:span><text:span text:style-name="T114"><text:line-break/>joe&gt; frRev := !newInstance "MyDate",1789,05,05. </text:span></text:p>
            <text:p text:style-name="P207">---&gt; Tue May 05 00:00:00 CET 1789 <text:line-break/>joe&gt; ! println "years between the revolutions=",((frRev - amRev) / 365). <text:line-break/>years between the revolutions=14 <text:line-break/>joe&gt; frRev &gt; amRev. <text:line-break/>---&gt; true <text:line-break/>joe&gt; frRev &lt; amRev. <text:line-break/>---&gt; false <text:line-break/>joe&gt; amRev = (!newInstance "MyDate",1775,04,19). <text:line-break/>---&gt; true <text:line-break/>joe&gt; amRev + 15. <text:line-break/>---&gt; Thu May 04 00:00:00 CET 1775 <text:line-break/>joe&gt; amRev - 15. <text:line-break/>---&gt; Tue Apr 04 00:00:00 CET 1775<text:line-break/>joe&gt; </text:p>
          </table:table-cell>
        </table:table-row>
      </table:table>
      <text:p text:style-name="P91"><text:soft-page-break/>JOE <text:span text:style-name="T220">doesn’t handle</text:span> arrays however you can get the same <text:span text:style-name="T246">functionalities</text:span> through the use of objects. For example the standard command implements the method <text:span text:style-name="T175">array</text:span> that returns the equivalent of a Java array containing the arguments as elements, e.g.: </text:p>
      <text:p text:style-name="P268"/>
      <table:table table:name="Table37" table:style-name="Table37">
        <table:table-column table:style-name="Table37.A"/>
        <table:table-row>
          <table:table-cell table:style-name="Table37.A1" office:value-type="string">
            <text:p text:style-name="P216">joe&gt; myArray := !array 1,"two",3.0. </text:p>
            <text:p text:style-name="P280"><text:span text:style-name="T112">---&gt; com.veryant.joe.WArray@69663380</text:span><text:span text:style-name="T116"><text:line-break/>joe&gt; myArray get 0. <text:line-break/>---&gt; 1 <text:line-break/>joe&gt; myArray get 1. <text:line-break/>---&gt; two <text:line-break/>joe&gt; myArray get 2. <text:line-break/>---&gt; 3.0 <text:line-break/>joe&gt; <text:s/>myArray </text:span><text:span text:style-name="T134">s</text:span><text:span text:style-name="T116">et </text:span><text:span text:style-name="T134">0</text:span><text:span text:style-name="T116">,</text:span><text:span text:style-name="T134">7</text:span><text:span text:style-name="T116"><text:line-break/>---&gt; com.veryant.joe.WArray@69663380 <text:line-break/>joe&gt; myArray get 0. <text:line-break/>---&gt; </text:span><text:span text:style-name="T134">7</text:span><text:span text:style-name="T116"> </text:span></text:p>
          </table:table-cell>
        </table:table-row>
      </table:table>
      <text:p text:style-name="P65"/>
      <text:p text:style-name="P92">The method <text:span text:style-name="T175">set </text:span><text:span text:style-name="T177">index</text:span><text:span text:style-name="T175">,</text:span><text:span text:style-name="T177">value</text:span> allows you to set a value in an array. Since an element of an array can be any type of object, you can have elements that are arrays themselves, recreating the behavior of multidimensional <text:span text:style-name="T220">arrays.</text:span></text:p>
      <text:p text:style-name="P92"/>
      <text:p text:style-name="P92"/>
      <text:p text:style-name="P68"><text:span text:style-name="T197">A</text:span>t this point you should see that, through the application of few simple rules, you can get an easy-to-use powerful environment customized on your needs. However, in order to get a complete language, it is necessary to have some decision control structure. <text:span text:style-name="T199">We need then to introduce a further concept, the Block.</text:span></text:p>
      <text:p text:style-name="P68"/>
      <text:p text:style-name="P68"/>
      <text:p text:style-name="P102"><text:span text:style-name="T200">5</text:span>) Blocks</text:p>
      <text:p text:style-name="P69"/>
      <text:p text:style-name="P69"><text:span text:style-name="T199">A block is simply a list of messages enclosed between braces.</text:span> <text:span text:style-name="T199">It is an object itself so you can assign it to a variable, e.g.:</text:span></text:p>
      <text:p text:style-name="P69"/>
      <text:p text:style-name="P42"/>
      <table:table table:name="Table14" table:style-name="Table14">
        <table:table-column table:style-name="Table14.A"/>
        <table:table-row>
          <table:table-cell table:style-name="Table14.A1" office:value-type="string">
            <text:p text:style-name="P209">joe&gt; a := { b := 2. ! println (b + 1). }.</text:p>
            <text:p text:style-name="P168"><text:span text:style-name="T114">---&gt; {block-1512981843}<text:line-break/></text:span><text:span text:style-name="T116">joe&gt; </text:span></text:p>
          </table:table-cell>
        </table:table-row>
      </table:table>
      <text:p text:style-name="P61"/>
      <text:p text:style-name="P71"><text:span text:style-name="T197">T</text:span>he block content is not executed, it is only stored; since it is an object, in order to execute its content, you only need to invoke its method <text:span text:style-name="T82">exec</text:span>. </text:p>
      <text:p text:style-name="P42"/>
      <table:table table:name="Table15" table:style-name="Table15">
        <table:table-column table:style-name="Table15.A"/>
        <table:table-row>
          <table:table-cell table:style-name="Table15.A1" office:value-type="string">
            <text:p text:style-name="P209">joe&gt; a := { b := 2. ! println (b + 1). }.</text:p>
            <text:p text:style-name="P168"><text:span text:style-name="T114">---&gt; {block-1512981843}<text:line-break/>joe&gt; </text:span><text:span text:style-name="T116">a exec</text:span><text:span text:style-name="T114">.</text:span></text:p>
            <text:p text:style-name="P216">3</text:p>
            <text:p text:style-name="P168"><text:span text:style-name="T116">---&gt; !</text:span><text:span text:style-name="T114"><text:line-break/></text:span><text:span text:style-name="T116">joe&gt; </text:span></text:p>
          </table:table-cell>
        </table:table-row>
      </table:table>
      <text:p text:style-name="P61"/>
      <text:p text:style-name="P71">The method <text:span text:style-name="T82">exec</text:span> of a block returns the result of the last invocation; in the case above it will return the result of the println, i.e. the command object.</text:p>
      <text:p text:style-name="P71"/>
      <table:table table:name="Table16" table:style-name="Table16">
        <table:table-column table:style-name="Table16.A"/>
        <text:soft-page-break/>
        <table:table-row>
          <table:table-cell table:style-name="Table16.A1" office:value-type="string">
            <text:p text:style-name="P209">joe&gt; a := { b := 2. ! println (b + 1). }.</text:p>
            <text:p text:style-name="P168"><text:span text:style-name="T114">---&gt; {block-1512981843}<text:line-break/>joe&gt; </text:span><text:span text:style-name="T116">a exec</text:span><text:span text:style-name="T114">; </text:span><text:span text:style-name="T117">println "end".</text:span></text:p>
            <text:p text:style-name="P213">3</text:p>
            <text:p text:style-name="P241">end</text:p>
            <text:p text:style-name="P168"><text:span text:style-name="T116">---&gt; !</text:span><text:span text:style-name="T114"><text:line-break/></text:span><text:span text:style-name="T116">joe&gt; </text:span></text:p>
          </table:table-cell>
        </table:table-row>
      </table:table>
      <text:p text:style-name="P61"/>
      <text:p text:style-name="P269"><text:span text:style-name="T197">(</text:span>Note the use of the semicolon character in order to inform the interpreter that <text:span text:style-name="T83">exec</text:span> has no parameters).</text:p>
      <text:p text:style-name="P269"/>
      <text:p text:style-name="P267">Control structures do not have a special syntax in JOE, they are implemented using the ability to condition the execution of blocks. Booleans have the methods <text:span text:style-name="T247">ifTrue</text:span> (and <text:span text:style-name="T247">ifFalse</text:span><text:span text:style-name="T250">)</text:span> that can take 1 or 2 arguments: the first one must be a block that will executed if the boolean is true (false for <text:span text:style-name="T247">ifFalse</text:span>), the socond optional one will be executed if the boolean is false (true for <text:span text:style-name="T247">ifFalse</text:span>). E.g.:</text:p>
      <text:p text:style-name="P267"><text:span text:style-name="T80"/></text:p>
      <table:table table:name="Tabella1" table:style-name="Tabella1">
        <table:table-column table:style-name="Tabella1.A"/>
        <table:table-row>
          <table:table-cell table:style-name="Tabella1.A1" office:value-type="string">
            <text:p text:style-name="P280"><text:span text:style-name="T116">joe&gt; </text:span><text:span text:style-name="T118">a:=1. b:=</text:span><text:span text:style-name="T134">2</text:span><text:span text:style-name="T118">. a=b </text:span><text:span text:style-name="T134">ifTrue </text:span><text:span text:style-name="T118">{!println "a=b".},</text:span><text:span text:style-name="T134">{</text:span><text:span text:style-name="T118">!println "a&lt;&gt;b".</text:span><text:span text:style-name="T134">}</text:span><text:span text:style-name="T118">.</text:span></text:p>
            <text:p text:style-name="P281"><text:span text:style-name="T116">a&lt;&gt;</text:span><text:span text:style-name="T112">b</text:span></text:p>
            <text:p text:style-name="P284"><text:span text:style-name="T112">---&gt; !</text:span></text:p>
            <text:p text:style-name="P280"><text:span text:style-name="T116">joe&gt;</text:span></text:p>
          </table:table-cell>
        </table:table-row>
      </table:table>
      <text:p text:style-name="P270"/>
      <text:p text:style-name="P267">Since this way of writing can seem odd in comparison with other scripting languages, an '<text:span text:style-name="T247">if</text:span>'<text:span text:style-name="T247"> </text:span>statement has been implemented in the command object<text:span text:style-name="T251">: the following Java method is the </text:span><text:span text:style-name="T201">implementation issued in the supplied command object:</text:span></text:p>
      <text:p text:style-name="P71"/>
      <table:table table:name="Table17" table:style-name="Table17">
        <table:table-column table:style-name="Table17.A"/>
        <table:table-row>
          <table:table-cell table:style-name="Table17.A1" office:value-type="string">
            <text:p text:style-name="P218">public Object $if (Boolean cond, <text:span text:style-name="T213">Block</text:span> ifTrue) throws Exception {</text:p>
            <text:p text:style-name="P218"><text:s text:c="3"/>Object Return = cond;</text:p>
            <text:p text:style-name="P218"><text:s text:c="3"/>if (cond.booleanValue()) {</text:p>
            <text:p text:style-name="P218"><text:s text:c="6"/>Return = ifTrue.exec();</text:p>
            <text:p text:style-name="P218"><text:s text:c="3"/>}</text:p>
            <text:p text:style-name="P218"><text:s text:c="3"/>return Return;</text:p>
            <text:p text:style-name="P218">}</text:p>
          </table:table-cell>
        </table:table-row>
      </table:table>
      <text:p text:style-name="P61"/>
      <text:p text:style-name="P72">You can note that the name of this method is <text:span text:style-name="T82">$if</text:span> : Java doesn’t allow to have methods <text:span text:style-name="T202">names </text:span>equal to a reserved word, so when the interpreter recognize a method name that equals a Java reserved word, it automatically prepends the character ‘$’.</text:p>
      <text:p text:style-name="P72"/>
      <text:p text:style-name="P73">Now you can issue an invocation like the following one:</text:p>
      <text:p text:style-name="P71"/>
      <table:table table:name="Table18" table:style-name="Table18">
        <table:table-column table:style-name="Table18.A"/>
        <table:table-row>
          <table:table-cell table:style-name="Table18.A1" office:value-type="string">
            <text:p text:style-name="P220">joe&gt; a:=1. b:=1. !if (a=b),{!println "a=b".}.<text:line-break/>a=b </text:p>
            <text:p text:style-name="P220">---&gt; !<text:line-break/>joe&gt; </text:p>
          </table:table-cell>
        </table:table-row>
      </table:table>
      <text:p text:style-name="P61"/>
      <text:p text:style-name="P73">The ‘else’ behavior can be achieved with a further method, similar to the previous one:</text:p>
      <text:p text:style-name="P71"/>
      <table:table table:name="Table19" table:style-name="Table19">
        <table:table-column table:style-name="Table19.A"/>
        <text:soft-page-break/>
        <table:table-row>
          <table:table-cell table:style-name="Table19.A1" office:value-type="string">
            <text:p text:style-name="P219">public Object $if (Boolean cond, <text:span text:style-name="T213">Block</text:span> ifTrue, <text:span text:style-name="T213">Block</text:span> ifFalse)</text:p>
            <text:p text:style-name="P218"><text:s text:c="56"/>throws Exception {</text:p>
            <text:p text:style-name="P218"><text:s text:c="3"/>Object Return;</text:p>
            <text:p text:style-name="P218"><text:s text:c="3"/>if (cond.booleanValue()) {</text:p>
            <text:p text:style-name="P218"><text:s text:c="6"/>Return = ifTrue.exec();</text:p>
            <text:p text:style-name="P218"><text:s text:c="3"/>} else {</text:p>
            <text:p text:style-name="P218"><text:s text:c="6"/>Return = ifFalse.exec();</text:p>
            <text:p text:style-name="P218"><text:s text:c="3"/>}</text:p>
            <text:p text:style-name="P218"><text:s text:c="3"/>return Return;</text:p>
            <text:p text:style-name="P218">}</text:p>
          </table:table-cell>
        </table:table-row>
      </table:table>
      <text:p text:style-name="P61"/>
      <text:p text:style-name="P74">As an example:</text:p>
      <text:p text:style-name="P74"/>
      <table:table table:name="Table20" table:style-name="Table20">
        <table:table-column table:style-name="Table20.A"/>
        <table:table-row>
          <table:table-cell table:style-name="Table20.A1" office:value-type="string">
            <text:p text:style-name="P169"><text:span text:style-name="T118">joe&gt; a:=1. b:=</text:span><text:span text:style-name="T119">2</text:span><text:span text:style-name="T118">. !if (a=b),{!println "a=b".},{!println "a&lt;&gt;b".}.<text:line-break/>a</text:span><text:span text:style-name="T119">&lt;&gt;</text:span><text:span text:style-name="T118">b </text:span></text:p>
            <text:p text:style-name="P221">---&gt; !<text:line-break/>joe&gt; </text:p>
          </table:table-cell>
        </table:table-row>
      </table:table>
      <text:p text:style-name="P117"/>
      <text:p text:style-name="P117">In the above example all the code is written on a single line, you can improve the readability writing it on multiple lines. <text:span text:style-name="T208">JOE</text:span> can be executed with a text file name as parameter and in such a case the content of the file is executed. You can then write the above example in the following way:</text:p>
      <text:p text:style-name="P74"/>
      <table:table table:name="Table21" table:style-name="Table21">
        <table:table-column table:style-name="Table21.A"/>
        <table:table-row>
          <table:table-cell table:style-name="Table21.A1" office:value-type="string">
            <text:p text:style-name="P157"><text:span text:style-name="T120">a</text:span><text:span text:style-name="T118">:=1.</text:span></text:p>
            <text:p text:style-name="P157"><text:span text:style-name="T120">b</text:span><text:span text:style-name="T118">:=</text:span><text:span text:style-name="T119">2</text:span><text:span text:style-name="T118">.</text:span></text:p>
            <text:p text:style-name="P218">!if (a=b),{</text:p>
            <text:p text:style-name="P218"><text:s text:c="3"/>!println "a=b".</text:p>
            <text:p text:style-name="P218">},{</text:p>
            <text:p text:style-name="P218"><text:s text:c="3"/>!println "a&lt;&gt;b".</text:p>
            <text:p text:style-name="P218">}. </text:p>
          </table:table-cell>
        </table:table-row>
      </table:table>
      <text:p text:style-name="P117"/>
      <text:p text:style-name="P117">Blocks are used also to perform loops: <text:span text:style-name="T203">the method </text:span><text:span text:style-name="T93">while</text:span><text:span text:style-name="T203"> execute a block while the specified condition (included in a block) is true. For example:</text:span></text:p>
      <text:p text:style-name="P74"/>
      <table:table table:name="Table22" table:style-name="Table22">
        <table:table-column table:style-name="Table22.A"/>
        <table:table-row>
          <table:table-cell table:style-name="Table22.A1" office:value-type="string">
            <text:p text:style-name="P169"><text:span text:style-name="T118">joe&gt; a:=0. !</text:span><text:span text:style-name="T123">while</text:span><text:span text:style-name="T118"> { a</text:span><text:span text:style-name="T123">&lt;&gt;</text:span><text:span text:style-name="T121">5</text:span><text:span text:style-name="T118"> },{a := a + 1. !println "a=",a.}. !println "end".<text:line-break/>a=1 <text:line-break/>a=2 <text:line-break/>a=3 <text:line-break/>a=4 <text:line-break/>a=5 <text:line-break/>end </text:span></text:p>
            <text:p text:style-name="P221">---&gt; !<text:line-break/>joe&gt; </text:p>
          </table:table-cell>
        </table:table-row>
      </table:table>
      <text:p text:style-name="P117"/>
      <text:p text:style-name="P118">The condition must be included in a block because the condition must be re-evaluated at the beginning of each cycle. <text:span text:style-name="T204">Since the execution of a block returns the result of the last invocation, the above example can also be written in the following way:</text:span></text:p>
      <table:table table:name="Table23" table:style-name="Table23">
        <table:table-column table:style-name="Table23.A"/>
        <table:table-row table:style-name="Table23.1">
          <table:table-cell table:style-name="Table23.A1" office:value-type="string">
            <text:p text:style-name="P169"><text:span text:style-name="T118">joe&gt; a:=0. !</text:span><text:span text:style-name="T123">while</text:span><text:span text:style-name="T118"> { </text:span><text:span text:style-name="T122">a:=a+1. </text:span><text:span text:style-name="T118">a</text:span><text:span text:style-name="T123">&lt;=</text:span><text:span text:style-name="T122">5</text:span><text:span text:style-name="T118"> },{ !println "a=",a. }. !println "end".<text:line-break/>a=1 <text:line-break/>a=2 <text:line-break/>a=3 <text:line-break/>a=4 <text:line-break/>a=5 <text:line-break/>end </text:span></text:p>
            <text:p text:style-name="P221">---&gt; !<text:line-break/>joe&gt; </text:p>
          </table:table-cell>
        </table:table-row>
      </table:table>
      <text:p text:style-name="P117"><text:soft-page-break/></text:p>
      <text:p text:style-name="P119">(Note that in th<text:span text:style-name="T239">i</text:span>s case the condition is <text:span text:style-name="T91">a</text:span><text:span text:style-name="T93">&lt;=</text:span><text:span text:style-name="T88">5</text:span> instead of <text:span text:style-name="T91">a</text:span><text:span text:style-name="T93">&lt;&gt;</text:span><text:span text:style-name="T88">5</text:span> : this because the increment of the variable is issued before the evaluation of the condition instead of inside the second block).</text:p>
      <text:p text:style-name="P119"/>
      <text:p text:style-name="P120">At this point you have a complete language with all the necessary features. A <text:span text:style-name="T221">function</text:span> can be implemented as a block, assigned to a variable and executed when needed.</text:p>
      <text:p text:style-name="P120"/>
      <text:p text:style-name="P120">The following example is a procedure that guesses a user thought number and summarizes what has been seen so far.</text:p>
      <text:p text:style-name="P74"/>
      <table:table table:name="Table24" table:style-name="Table24">
        <table:table-column table:style-name="Table24.A"/>
        <table:table-row table:style-name="Table24.1">
          <table:table-cell table:style-name="Table24.A1" office:value-type="string">
            <text:p text:style-name="P218">answer := "".</text:p>
            <text:p text:style-name="P222">high := 102<text:span text:style-name="T212">3</text:span>.</text:p>
            <text:p text:style-name="P222">low := 1.</text:p>
            <text:p text:style-name="P222">ntry := 1.</text:p>
            <text:p text:style-name="P222"/>
            <text:p text:style-name="P222">!println "Think to a number between ",low," and ",high,</text:p>
            <text:p text:style-name="P222"><text:s text:c="32"/>": I can guess it using 10 tries at most".</text:p>
            <text:p text:style-name="P222"/>
            <text:p text:style-name="P222">!while { answer &lt;&gt; "c" },</text:p>
            <text:p text:style-name="P222">{</text:p>
            <text:p text:style-name="P222"><text:s text:c="3"/>try := ((high - low) / 2 + low).</text:p>
            <text:p text:style-name="P222"><text:s text:c="3"/>!println "My guess is ", try.</text:p>
            <text:p text:style-name="P222"><text:s text:c="3"/>!println "Is the guess (c)orrect, too (h)igh or too (l)ow?".</text:p>
            <text:p text:style-name="P222"><text:s text:c="3"/>answer := (!readLine).</text:p>
            <text:p text:style-name="P222"><text:s text:c="3"/>!if (answer = "c"), {</text:p>
            <text:p text:style-name="P222"><text:s text:c="6"/>!println "I guessed the number using ",ntry," guesses".</text:p>
            <text:p text:style-name="P222"><text:s text:c="3"/>} , {</text:p>
            <text:p text:style-name="P222"><text:s text:c="6"/>!if (answer = "h"), {</text:p>
            <text:p text:style-name="P222"><text:s text:c="9"/>high := try.</text:p>
            <text:p text:style-name="P222"><text:s text:c="9"/>ntry := (ntry + 1).</text:p>
            <text:p text:style-name="P222"><text:s text:c="6"/>} , {</text:p>
            <text:p text:style-name="P222"><text:s text:c="9"/>!if (answer = "l"), {</text:p>
            <text:p text:style-name="P222"><text:s text:c="12"/>low := try.</text:p>
            <text:p text:style-name="P222"><text:s text:c="12"/>ntry := (ntry + 1).</text:p>
            <text:p text:style-name="P222"><text:s text:c="9"/>} , {</text:p>
            <text:p text:style-name="P222"><text:s text:c="12"/>!println "Answer with 'c', 'h' or 'l' please".</text:p>
            <text:p text:style-name="P222"><text:s text:c="9"/>} </text:p>
            <text:p text:style-name="P222"><text:s text:c="6"/>}</text:p>
            <text:p text:style-name="P222"><text:s text:c="3"/>}</text:p>
            <text:p text:style-name="P222">}.</text:p>
          </table:table-cell>
        </table:table-row>
      </table:table>
      <text:p text:style-name="P117"/>
      <text:p text:style-name="P121">It is possible to achieve the behavior of more complex statements, <text:span text:style-name="T205">like a multi-way branch similar to the Java switch statement.</text:span></text:p>
      <text:p text:style-name="P121"/>
      <text:p text:style-name="P122"><text:bookmark text:name="result_box"/>The <text:span text:style-name="T94">switch</text:span> method takes an object as an argument and returns an object that has the <text:s/>method <text:span text:style-name="T94">case</text:span> that typically has two arguments, an object and a block:<text:line-break/>if the argument is equal to the <text:span text:style-name="T206">one </text:span>specified <text:span text:style-name="T206">in</text:span> <text:span text:style-name="T94">switch</text:span> then executes the block, updates its state and returns itself in the event of further invocations of <text:span text:style-name="T94">case</text:span>.</text:p>
      <text:p text:style-name="P123"><text:line-break/>The object used to implement this feature has its own internal state that allows <text:span text:style-name="T209">the execution only </text:span>o<text:span text:style-name="T209">f</text:span> the first block that satisfies the condition.</text:p>
      <text:p text:style-name="P122">The method <text:span text:style-name="T94">case</text:span> can also be invoked without specifying any block, in which case the condition of equality is still checked and put in OR with the next invocation of <text:span text:style-name="T94">case</text:span>.</text:p>
      <text:p text:style-name="P122">The <text:span text:style-name="T94">default</text:span> method takes a block as an argument that runs only when no other block has been executed previously.</text:p>
      <text:p text:style-name="P122"><text:soft-page-break/><text:line-break/><text:span text:style-name="T206">T</text:span>he method <text:span text:style-name="T92">end</text:span><text:span text:style-name="T94">Switch</text:span> finally makes sure that the result of the last run is<text:line-break/>returned by the <text:span text:style-name="T94">switch</text:span> <text:span text:style-name="T206">at the end of all the invocation</text:span>.</text:p>
      <text:p text:style-name="P121"/>
      <text:p text:style-name="P124">Here is the previous example implemented by the using of the <text:span text:style-name="T102">evaluate</text:span> method.</text:p>
      <text:p text:style-name="P74"/>
      <table:table table:name="Table27" table:style-name="Table27">
        <table:table-column table:style-name="Table27.A"/>
        <table:table-row table:style-name="Table27.1">
          <table:table-cell table:style-name="Table27.A1" office:value-type="string">
            <text:p text:style-name="P223">answer := "".</text:p>
            <text:p text:style-name="P223">high := 102<text:span text:style-name="T212">3</text:span>.</text:p>
            <text:p text:style-name="P223">low := 1.</text:p>
            <text:p text:style-name="P223">ntry := 1.</text:p>
            <text:p text:style-name="P223"/>
            <text:p text:style-name="P223">!println "Think to a number between ",low," and ",high,</text:p>
            <text:p text:style-name="P223"><text:s text:c="32"/>": I can guess it using 10 tries at most".</text:p>
            <text:p text:style-name="P223"/>
            <text:p text:style-name="P223">!while { answer &lt;&gt; "c" and (answer &lt;&gt; "C")},</text:p>
            <text:p text:style-name="P223">{</text:p>
            <text:p text:style-name="P223"><text:s text:c="3"/>try := ((high - low) / 2 + low).</text:p>
            <text:p text:style-name="P223"><text:s text:c="3"/>!println "My guess is ", try.</text:p>
            <text:p text:style-name="P223"><text:s text:c="3"/>!println "Is the guess (c)orrect, too (h)igh or too (l)ow?".</text:p>
            <text:p text:style-name="P223"><text:s text:c="3"/>answer := !readLine.</text:p>
            <text:p text:style-name="P223"><text:s text:c="3"/>! switch answer</text:p>
            <text:p text:style-name="P223"><text:s text:c="3"/>case "C"</text:p>
            <text:p text:style-name="P223"><text:s text:c="3"/>case "c", {</text:p>
            <text:p text:style-name="P223"><text:s text:c="6"/>!println "I guessed the number using ",ntry," guesses".</text:p>
            <text:p text:style-name="P223"><text:s text:c="3"/>}</text:p>
            <text:p text:style-name="P223"><text:s text:c="3"/>case "H"</text:p>
            <text:p text:style-name="P223"><text:s text:c="3"/>case "h", {</text:p>
            <text:p text:style-name="P223"><text:s text:c="6"/>high := try.</text:p>
            <text:p text:style-name="P223"><text:s text:c="6"/>ntry := (ntry + 1).</text:p>
            <text:p text:style-name="P223"><text:s text:c="3"/>}</text:p>
            <text:p text:style-name="P223"><text:s text:c="3"/>case "L"</text:p>
            <text:p text:style-name="P223"><text:s text:c="3"/>case "l", {</text:p>
            <text:p text:style-name="P223"><text:s text:c="6"/>low := try.</text:p>
            <text:p text:style-name="P223"><text:s text:c="6"/>ntry := (ntry + 1).</text:p>
            <text:p text:style-name="P223"><text:s text:c="3"/>}</text:p>
            <text:p text:style-name="P223"><text:s text:c="3"/>default {</text:p>
            <text:p text:style-name="P223"><text:s text:c="6"/>!println "Answer with 'c', 'h' or 'l' please".</text:p>
            <text:p text:style-name="P223"><text:s text:c="3"/>} </text:p>
            <text:p text:style-name="P223"><text:s text:c="3"/>endSwitch.</text:p>
            <text:p text:style-name="P223">}.</text:p>
          </table:table-cell>
        </table:table-row>
      </table:table>
      <text:p text:style-name="P117"/>
      <text:p text:style-name="P124">You can see how complex behaviors can be achieved using the simple mechanism objec<text:span text:style-name="T207">t</text:span>-method-args. </text:p>
      <text:p text:style-name="P70"/>
      <text:p text:style-name="P75">The code inside a block can access any variable already used outside the block, however if you use a variable in a block for the first time, it will be not available outside, <text:span text:style-name="T219">i.e. that variable will be local to the block</text:span> e.g.:</text:p>
      <text:p text:style-name="P43"/>
      <table:table table:name="Table25" table:style-name="Table25">
        <table:table-column table:style-name="Table25.A"/>
        <table:table-row>
          <table:table-cell table:style-name="Table25.A1" office:value-type="string">
            <text:p text:style-name="P210">joe&gt; a := { b := 2. ! println (b + 1). }.</text:p>
            <text:p text:style-name="P169"><text:span text:style-name="T114">---&gt; {block-930990596}<text:line-break/>joe&gt; </text:span><text:span text:style-name="T116">a exec</text:span><text:span text:style-name="T114">.</text:span></text:p>
            <text:p text:style-name="P217">3</text:p>
            <text:p text:style-name="P169"><text:span text:style-name="T116">---&gt; !</text:span><text:span text:style-name="T114"><text:line-break/></text:span><text:span text:style-name="T116">joe&gt; </text:span><text:span text:style-name="T124">b.</text:span></text:p>
            <text:p text:style-name="P224">com.veryant.joe.JOEException: Variable not found: b</text:p>
            <text:p text:style-name="P224">joe&gt; </text:p>
          </table:table-cell>
        </table:table-row>
      </table:table>
      <text:p text:style-name="P79"><text:soft-page-break/>As said above the key point is that you can write your own command object in order to customize the scripts as you wish. Let’s say you want to do loops using a command similar to the Java style ‘for’, i.e. with an initialization, a condition and an increment: you can write a Java class <text:span text:style-name="T211">like</text:span> the following one:</text:p>
      <text:p text:style-name="P46"/>
      <table:table table:name="Table31" table:style-name="Table31">
        <table:table-column table:style-name="Table31.A"/>
        <table:table-row>
          <table:table-cell table:style-name="Table31.A1" office:value-type="string">
            <text:p text:style-name="P239"><text:bookmark-start text:name="__DdeLink__2828_2026183902"/>import com.veryant.joe.*;</text:p>
            <text:p text:style-name="P239"/>
            <text:p text:style-name="P208"><text:bookmark-start text:name="__DdeLink__2825_2026183902"/>public class MyCommand {<text:bookmark-end text:name="__DdeLink__2825_2026183902"/></text:p>
            <text:p text:style-name="P208"><text:s text:c="3"/>public Object $for (<text:span text:style-name="T213">Block</text:span> init,</text:p>
            <text:p text:style-name="P208"><text:s text:c="23"/><text:span text:style-name="T213">Block</text:span> cond,</text:p>
            <text:p text:style-name="P208"><text:s text:c="23"/><text:span text:style-name="T213">Block</text:span> incr,</text:p>
            <text:p text:style-name="P208"><text:s text:c="23"/><text:span text:style-name="T213">Block</text:span> code) throws Exception {</text:p>
            <text:p text:style-name="P208"><text:s text:c="6"/>Object Return = null;</text:p>
            <text:p text:style-name="P208"><text:s text:c="6"/>init.exec();</text:p>
            <text:p text:style-name="P208"><text:s text:c="6"/>while ((Return=cond.exec()) != null &amp;&amp;</text:p>
            <text:p text:style-name="P208"><text:s text:c="14"/>Return instanceof WBoolean &amp;&amp;</text:p>
            <text:p text:style-name="P208"><text:s text:c="14"/>((WBoolean) Return).booleanValue()) {</text:p>
            <text:p text:style-name="P208"><text:s text:c="9"/>Return = code.exec();</text:p>
            <text:p text:style-name="P208"><text:s text:c="9"/>incr.exec();</text:p>
            <text:p text:style-name="P208"><text:s text:c="6"/>}</text:p>
            <text:p text:style-name="P208"><text:s text:c="6"/>return Return;</text:p>
            <text:p text:style-name="P208"><text:s text:c="3"/>}</text:p>
            <text:p text:style-name="P150"><text:span text:style-name="T135">}</text:span><text:span text:style-name="T136"> </text:span><text:bookmark-end text:name="__DdeLink__2828_2026183902"/></text:p>
          </table:table-cell>
        </table:table-row>
      </table:table>
      <text:p text:style-name="P63"/>
      <text:p text:style-name="P126">Assuming you have your class ‘MyCommand’ available in your CLASSPATH, you can issue messages like these;</text:p>
      <text:p text:style-name="P46"/>
      <table:table table:name="Table32" table:style-name="Table32">
        <table:table-column table:style-name="Table32.A"/>
        <table:table-row>
          <table:table-cell table:style-name="Table32.A1" office:value-type="string">
            <text:p text:style-name="P145"><text:span text:style-name="T137">joe</text:span><text:span text:style-name="T135">&gt; mycmd := !newInstance "MyCommand". </text:span></text:p>
            <text:p text:style-name="P170"><text:span text:style-name="T114">---&gt; MyCommand@7eda2dbb<text:line-break/></text:span><text:span text:style-name="T133">joe</text:span><text:span text:style-name="T114">&gt; i := 0. </text:span></text:p>
            <text:p text:style-name="P146"><text:span text:style-name="T135">---&gt; </text:span><text:span text:style-name="T150">0</text:span><text:span text:style-name="T135"><text:line-break/></text:span><text:span text:style-name="T137">joe</text:span><text:span text:style-name="T135">&gt; mycmd for {i := 1},{i &lt; 5},{i := i + 1},{!</text:span><text:span text:style-name="T137">println</text:span><text:span text:style-name="T135"> i}. <text:line-break/>1 <text:line-break/>2 <text:line-break/>3 <text:line-break/>4 </text:span></text:p>
            <text:p text:style-name="P146"><text:span text:style-name="T135">---&gt; </text:span><text:span text:style-name="T151">false</text:span><text:span text:style-name="T135"><text:line-break/></text:span><text:span text:style-name="T137">joe</text:span><text:span text:style-name="T135">&gt;</text:span></text:p>
          </table:table-cell>
        </table:table-row>
      </table:table>
      <text:p text:style-name="P63"/>
      <text:p text:style-name="P82">Note that the variable <text:span text:style-name="T175">i</text:span> must be used outside any block otherwise it will be local to the block itself.</text:p>
      <text:p text:style-name="P82"/>
      <text:p text:style-name="P83">A block may have an internal name and arguments, they can be specified immediately after the open braces. <text:span text:style-name="T214">The format is:</text:span></text:p>
      <text:p text:style-name="P83"/>
      <text:p text:style-name="P172"><text:span text:style-name="T216">[</text:span><text:span text:style-name="T179">name</text:span><text:span text:style-name="T216">]</text:span><text:span text:style-name="T180"> : </text:span><text:span text:style-name="T216">[</text:span><text:span text:style-name="T179">arg1</text:span><text:span text:style-name="T180"> </text:span><text:span text:style-name="T216">[</text:span><text:span text:style-name="T179">,arg2</text:span><text:span text:style-name="T180"> …</text:span><text:span text:style-name="T216">]]</text:span><text:span text:style-name="T180">.</text:span></text:p>
      <text:p text:style-name="P94"/>
      <text:p text:style-name="P171"><text:span text:style-name="T61">T</text:span><text:span text:style-name="T60">hese are some valid block definitions:</text:span></text:p>
      <text:p text:style-name="P85"/>
      <table:table table:name="Table33" table:style-name="Table33">
        <table:table-column table:style-name="Table33.A"/>
        <table:table-row>
          <table:table-cell table:style-name="Table33.A1" office:value-type="string">
            <text:p text:style-name="P144"><text:span text:style-name="T135">joe&gt; a := {aName:anArg. !println "Name &amp; arg</text:span><text:span text:style-name="T138">uments</text:span><text:span text:style-name="T135">". }. <text:line-break/>joe&gt; b := {aName:. !println "Just the name". }. <text:line-break/>joe&gt; c := {:a1,a2. !println "Arguments only" }. <text:line-break/>joe&gt; d := {:. !println "Useless".}.</text:span></text:p>
          </table:table-cell>
        </table:table-row>
      </table:table>
      <text:p text:style-name="P138"/>
      <text:p text:style-name="P82"/>
      <text:p text:style-name="P76"><text:soft-page-break/>You can supply any number of argument to a block, <text:span text:style-name="T218">i</text:span>f the argument is not supplied then the correspondent variable will contain the null value.</text:p>
      <text:p text:style-name="P44"/>
      <table:table table:name="Table28" table:style-name="Table28">
        <table:table-column table:style-name="Table28.A"/>
        <table:table-row>
          <table:table-cell table:style-name="Table28.A1" office:value-type="string">
            <text:p text:style-name="P211">joe&gt; blk := {:a,b. !println a. !println b.}.</text:p>
            <text:p text:style-name="P170"><text:span text:style-name="T112">---&gt; {block-565760380}</text:span><text:span text:style-name="T190"><text:line-break/></text:span><text:span text:style-name="T114">joe&gt; blk exec 1. <text:line-break/>1</text:span></text:p>
            <text:p text:style-name="P231">()</text:p>
            <text:p text:style-name="P231">---&gt; !</text:p>
            <text:p text:style-name="P225">joe&gt; </text:p>
          </table:table-cell>
        </table:table-row>
      </table:table>
      <text:p text:style-name="P62"/>
      <text:p text:style-name="P77">Blocks allows recursion, <text:span text:style-name="T210">below is a script that compute the factorial of the given number.</text:span></text:p>
      <text:p text:style-name="P45"/>
      <table:table table:name="Table30" table:style-name="Table30">
        <table:table-column table:style-name="Table30.A"/>
        <table:table-row>
          <table:table-cell table:style-name="Table30.A1" office:value-type="string">
            <text:p text:style-name="P229"><text:bookmark-start text:name="__DdeLink__2640_3003570087"/>fact := {:n.</text:p>
            <text:p text:style-name="P229"><text:s text:c="3"/>!if (n &gt; 1), {</text:p>
            <text:p text:style-name="P229"><text:s text:c="6"/>n * (fact exec (n - 1)).</text:p>
            <text:p text:style-name="P229"><text:s text:c="3"/>} , {</text:p>
            <text:p text:style-name="P229"><text:s text:c="6"/>1.</text:p>
            <text:p text:style-name="P229"><text:s text:c="3"/>}.</text:p>
            <text:p text:style-name="P229">}.</text:p>
            <text:p text:style-name="P229"><text:s text:c="13"/></text:p>
            <text:p text:style-name="P158"><text:span text:style-name="T125">!println (fact exec 6).</text:span><text:bookmark-end text:name="__DdeLink__2640_3003570087"/><text:span text:style-name="T124"> </text:span></text:p>
          </table:table-cell>
        </table:table-row>
      </table:table>
      <text:p text:style-name="P81"/>
      <text:p text:style-name="P101">In many cases like this it is not appropriate for the variable <text:span text:style-name="T87">fact</text:span> to be reassigned <text:s/>so the use of the operator &lt;- is advisable. If it is necessary to reference a constant whose value can only be determined later, as in the case of circular dependencies, it is possible to declare an unassigned constant.</text:p>
      <text:p text:style-name="P101"/>
      <text:p text:style-name="P232"><text:span text:style-name="T241">f</text:span>act &lt;- .</text:p>
      <text:p text:style-name="P232"/>
      <text:p text:style-name="P64">It can be reassigned later but only in the same block where it appears the first time, after which it can no longer be reassigned.</text:p>
      <text:p text:style-name="P64"/>
      <text:p text:style-name="P84">The internal name can be used in order <text:span text:style-name="T218">to cause a forced exit from the block. For example the default command implements the method </text:span><text:span text:style-name="T176">break "</text:span><text:span text:style-name="T178">internal-name</text:span><text:span text:style-name="T176">".</text:span><text:span text:style-name="T233"> </text:span><text:span text:style-name="T234">The above example can also be implemented in the following way: </text:span></text:p>
      <text:p text:style-name="P47"/>
      <table:table table:name="Table26" table:style-name="Table26">
        <table:table-column table:style-name="Table26.A"/>
        <table:table-row>
          <table:table-cell table:style-name="Table26.A1" office:value-type="string">
            <text:p text:style-name="P226">fact &lt;- {all:n.</text:p>
            <text:p text:style-name="P226"><text:s text:c="3"/>!if (n &lt;= 1), {</text:p>
            <text:p text:style-name="P226"><text:s text:c="6"/>1.</text:p>
            <text:p text:style-name="P226"><text:s text:c="6"/>!break "all".</text:p>
            <text:p text:style-name="P226"><text:s text:c="3"/>}.</text:p>
            <text:p text:style-name="P226"><text:s text:c="3"/>n * (fact exec (n - 1)).</text:p>
            <text:p text:style-name="P226">}.</text:p>
            <text:p text:style-name="P226"><text:s text:c="13"/></text:p>
            <text:p text:style-name="P226">!println (fact exec 6).</text:p>
          </table:table-cell>
        </table:table-row>
      </table:table>
      <text:p text:style-name="P36"/>
      <text:p text:style-name="P86"><text:span text:style-name="T234">N</text:span><text:span text:style-name="T232">ote that it is not practical to use this approach in order to exit from a loop; consider the following example.</text:span></text:p>
      <text:p text:style-name="P48"/>
      <table:table table:name="Table34" table:style-name="Table34">
        <table:table-column table:style-name="Table34.A"/>
        <text:soft-page-break/>
        <table:table-row>
          <table:table-cell table:style-name="Table34.A1" office:value-type="string">
            <text:p text:style-name="P228">joe&gt; i := 0.</text:p>
            <text:p text:style-name="P254"><text:span text:style-name="T95">---&gt; </text:span><text:span text:style-name="T98">0</text:span><text:span text:style-name="T95"> <text:line-break/>joe&gt; !while {i:=i+1. i &lt; 3},{loop:. !println i. !break "loop". !println "never </text:span><text:span text:style-name="T96">printed</text:span><text:span text:style-name="T95">".}. <text:line-break/>1 <text:line-break/>2 </text:span></text:p>
            <text:p text:style-name="P254"><text:span text:style-name="T95">---&gt; </text:span><text:span text:style-name="T98">false</text:span><text:span text:style-name="T95"><text:line-break/>joe&gt;</text:span></text:p>
          </table:table-cell>
        </table:table-row>
      </table:table>
      <text:p text:style-name="P36"/>
      <text:p text:style-name="P87"><text:span text:style-name="T232">You can see that in this case the </text:span><text:span text:style-name="T84">break</text:span><text:span text:style-name="T232"> method interrupts the block execution but it is executed again since the exit condition is in another block. For t</text:span><text:span text:style-name="T235">his reason the <text:s/></text:span><text:span text:style-name="T84">brea</text:span><text:span text:style-name="T85">kLoop </text:span><text:span text:style-name="T145">method has been implemented in the default command, e.g.:</text:span></text:p>
      <text:p text:style-name="P49"/>
      <table:table table:name="Table35" table:style-name="Table35">
        <table:table-column table:style-name="Table35.A"/>
        <table:table-row table:style-name="Table35.1">
          <table:table-cell table:style-name="Table35.A1" office:value-type="string">
            <text:p text:style-name="P228">joe&gt; i := 0.</text:p>
            <text:p text:style-name="P254"><text:span text:style-name="T95">---&gt; </text:span><text:span text:style-name="T98">0</text:span><text:span text:style-name="T95"> <text:line-break/>joe&gt; !while {i:=i+1. i &lt; 3},{!println i. !break</text:span><text:span text:style-name="T97">L</text:span><text:span text:style-name="T95">oop. !println "never </text:span><text:span text:style-name="T96">printed</text:span><text:span text:style-name="T95">".}. <text:line-break/>1</text:span></text:p>
            <text:p text:style-name="P228">---&gt; !<text:line-break/>joe&gt;</text:p>
          </table:table-cell>
        </table:table-row>
      </table:table>
      <text:p text:style-name="P173"/>
      <text:p text:style-name="P173"/>
      <text:p text:style-name="P88"><text:span text:style-name="T146">I</text:span><text:span text:style-name="T139">n this case the inner loop is interrupted, without the need for the block to have a name.</text:span></text:p>
      <text:p text:style-name="P176"/>
      <text:p text:style-name="P95"/>
      <text:p text:style-name="P103"><text:span text:style-name="T147">6</text:span><text:span text:style-name="T139">) Block </text:span><text:span text:style-name="T141">as objects</text:span></text:p>
      <text:p text:style-name="P174"/>
      <text:p text:style-name="P184"/>
      <text:p text:style-name="P185">We already saw that a block can be used as a function; in such a case all the variables declared inside the block are automatic, that is they are created each time the block is invoked. You can use a block as an object also, to do this you need to create a copy of it using its method 'new'.</text:p>
      <text:p text:style-name="P185">This method clones the block, executes all the invocations inside and returns an object whose methods are the variables assigned to a block. For example, after running the following script:</text:p>
      <text:p text:style-name="P50"/>
      <table:table table:name="Table43" table:style-name="Table43">
        <table:table-column table:style-name="Table43.A"/>
        <table:table-row table:style-name="Table43.1">
          <table:table-cell table:style-name="Table43.A1" office:value-type="string">
            <text:p text:style-name="P250"><text:span text:style-name="T99">p</text:span><text:bookmark-start text:name="__DdeLink__2837_2026183902"/><text:span text:style-name="T88">resident</text:span><text:span text:style-name="T95"> &lt;- {:aName,aSurname.</text:span></text:p>
            <text:p text:style-name="P227"><text:s text:c="3"/>name := aName.</text:p>
            <text:p text:style-name="P227"><text:s text:c="3"/>surname := aSurname.</text:p>
            <text:p text:style-name="P227"><text:s text:c="3"/>toString := { "name=" + name + ", surname=" + surname }.</text:p>
            <text:p text:style-name="P227">}.</text:p>
            <text:p text:style-name="P227"/>
            <text:p text:style-name="P250"><text:span text:style-name="T95">i1 := </text:span><text:span text:style-name="T88">president</text:span><text:span text:style-name="T95"> new "George","Washington".</text:span></text:p>
            <text:p text:style-name="P250"><text:span text:style-name="T95">i2 := </text:span><text:span text:style-name="T88">president</text:span><text:span text:style-name="T95"> new "John","Adams".</text:span></text:p>
            <text:p text:style-name="P227"/>
            <text:p text:style-name="P227">!println (i1 toString).</text:p>
            <text:p text:style-name="P250"><text:span text:style-name="T95">!println </text:span><text:span text:style-name="T88">(i2 toString)</text:span><text:span text:style-name="T95">.</text:span><text:bookmark-end text:name="__DdeLink__2837_2026183902"/></text:p>
            <text:p text:style-name="P227"/>
          </table:table-cell>
        </table:table-row>
      </table:table>
      <text:p text:style-name="P175"/>
      <text:p text:style-name="P175"/>
      <text:p text:style-name="P185">you’ll get the following output:</text:p>
      <text:p text:style-name="P184"/>
      <text:p text:style-name="P242">name=George, surname=Washington <text:line-break/>name=John, surname=Adams</text:p>
      <text:p text:style-name="P89"/>
      <text:p text:style-name="P186"><text:soft-page-break/>Note that the object created from a block will have not the methods "exec" nor "new" unless you explicitly have declared one. Also the variable declared inside the block will be not available; if you need to access them you need to declare a block returning each one you need.</text:p>
      <text:p text:style-name="P186"/>
      <text:p text:style-name="P244">(the following part has changed after rel &gt; 1.2; before then the !! operator referred only to the ‘outer block’).</text:p>
      <text:p text:style-name="P96"><text:span text:style-name="T139">The operator </text:span><text:span text:style-name="T142">"</text:span><text:span text:style-name="T86">!!</text:span><text:span text:style-name="T142">"</text:span><text:span text:style-name="T139"> returns a reference to the current block; since blocks are widespread used in JOE, you must be careful using it. For example </text:span><text:span text:style-name="T143">if </text:span><text:span text:style-name="T139">you declare </text:span><text:span text:style-name="T143">the factorial method seen above in the following way:</text:span></text:p>
      <text:p text:style-name="P51"/>
      <table:table table:name="Table44" table:style-name="Table44">
        <table:table-column table:style-name="Table44.A"/>
        <table:table-row>
          <table:table-cell table:style-name="Table44.A1" office:value-type="string">
            <text:p text:style-name="P230">fact &lt;- {:n.</text:p>
            <text:p text:style-name="P230"><text:s text:c="3"/>!if (n &gt; 1), {</text:p>
            <text:p text:style-name="P230"><text:s text:c="6"/>n * (<text:span text:style-name="T223">!!</text:span> exec (n - 1)). /<text:span text:style-name="T243">*</text:span><text:span text:style-name="T222"> </text:span><text:span text:style-name="T224">This is a mistake!!</text:span><text:span text:style-name="T244"> </text:span><text:span text:style-name="T245">*/</text:span></text:p>
            <text:p text:style-name="P230"><text:s text:c="3"/>} , {</text:p>
            <text:p text:style-name="P230"><text:s text:c="6"/>1.</text:p>
            <text:p text:style-name="P230"><text:s text:c="3"/>}.</text:p>
            <text:p text:style-name="P230">}.</text:p>
            <text:p text:style-name="P230"><text:s text:c="13"/></text:p>
            <text:p text:style-name="P162"><text:span text:style-name="T125">!println (fact exec 6).</text:span><text:span text:style-name="T124"> </text:span></text:p>
          </table:table-cell>
        </table:table-row>
      </table:table>
      <text:p text:style-name="P80"/>
      <text:p text:style-name="P97">You will execute the 'if' block indefinitely <text:s/>and you’ll get a stack overflow error. A correct way to get the recursion is the following one:</text:p>
      <text:p text:style-name="P97"/>
      <text:p text:style-name="P51"/>
      <table:table table:name="Table45" table:style-name="Table45">
        <table:table-column table:style-name="Table45.A"/>
        <table:table-row>
          <table:table-cell table:style-name="Table45.A1" office:value-type="string">
            <text:p text:style-name="P230">fact &lt;- {:n.</text:p>
            <text:p text:style-name="P230"><text:s text:c="3"/><text:span text:style-name="T225">self &lt;- !!.</text:span></text:p>
            <text:p text:style-name="P230"><text:s text:c="3"/>!if (n &gt; 1), {</text:p>
            <text:p text:style-name="P233"><text:s text:c="6"/>n * (<text:span text:style-name="T225">self</text:span> exec (n - 1)). /<text:span text:style-name="T243">*</text:span><text:span text:style-name="T222"> </text:span><text:span text:style-name="T225">This works </text:span><text:span text:style-name="T243">*</text:span>/</text:p>
            <text:p text:style-name="P230"><text:s text:c="3"/>} , {</text:p>
            <text:p text:style-name="P230"><text:s text:c="6"/>1.</text:p>
            <text:p text:style-name="P230"><text:s text:c="3"/>}.</text:p>
            <text:p text:style-name="P230">}.</text:p>
            <text:p text:style-name="P230"/>
            <text:p text:style-name="P162"><text:span text:style-name="T125">!println (fact exec 6).</text:span><text:span text:style-name="T124"> </text:span></text:p>
          </table:table-cell>
        </table:table-row>
      </table:table>
      <text:p text:style-name="P80"/>
      <text:p text:style-name="P187"/>
      <text:p text:style-name="P90"><text:span text:style-name="T139">When a </text:span><text:span text:style-name="T144">script</text:span><text:span text:style-name="T139"> is executed by the command line, it receives an argument that is an array who</text:span><text:span text:style-name="T140">s</text:span><text:span text:style-name="T139">e elements are the command line broken by spaces.</text:span><text:span text:style-name="T148"> For example let’s say you have the following script </text:span><text:span text:style-name="T149">named "args.joe":</text:span></text:p>
      <text:p text:style-name="P193"/>
      <table:table table:name="Table38" table:style-name="Table38">
        <table:table-column table:style-name="Table38.A"/>
        <table:table-row>
          <table:table-cell table:style-name="Table38.A1" office:value-type="string">
            <text:p text:style-name="P234"><text:bookmark-start text:name="__DdeLink__2400_2294743636"/><text:bookmark-start text:name="__DdeLink__2411_2294743636"/><text:bookmark-start text:name="__DdeLink__2408_2294743636"/>:args.</text:p>
            <text:p text:style-name="P234"/>
            <text:p text:style-name="P234">i := -1.</text:p>
            <text:p text:style-name="P234">!while {i := i + 1. i &lt; (args length)},</text:p>
            <text:p text:style-name="P234">{</text:p>
            <text:p text:style-name="P234"><text:s text:c="3"/>!println (args get i).</text:p>
            <text:p text:style-name="P159"><text:span text:style-name="T126">}.</text:span><text:bookmark-end text:name="__DdeLink__2400_2294743636"/><text:span text:style-name="T116"> </text:span><text:bookmark-end text:name="__DdeLink__2411_2294743636"/><text:bookmark-end text:name="__DdeLink__2408_2294743636"/></text:p>
          </table:table-cell>
        </table:table-row>
      </table:table>
      <text:p text:style-name="P177"/>
      <text:p text:style-name="P93"><text:span text:style-name="T139">you </text:span><text:span text:style-name="T149">can issue the following command:</text:span></text:p>
      <text:p text:style-name="P194"/>
      <table:table table:name="Table39" table:style-name="Table39">
        <table:table-column table:style-name="Table39.A"/>
        <text:soft-page-break/>
        <table:table-row>
          <table:table-cell table:style-name="Table39.A1" office:value-type="string">
            <text:p text:style-name="P160"><text:span text:style-name="T126">$ java com.veryant.joe.JavaObjectsExecutor </text:span><text:span text:style-name="T127">args</text:span><text:span text:style-name="T126">.joe 6 aa bb cc <text:line-break/></text:span><text:span text:style-name="T128">args</text:span><text:span text:style-name="T126">.joe <text:line-break/>6 <text:line-break/>aa <text:line-break/>bb <text:line-break/>cc<text:line-break/></text:span><text:span text:style-name="T127">$</text:span><text:span text:style-name="T126"> </text:span><text:span text:style-name="T116"><text:s/></text:span></text:p>
          </table:table-cell>
        </table:table-row>
      </table:table>
      <text:p text:style-name="P180"/>
      <text:p text:style-name="P180"/>
      <text:p text:style-name="P188">A simpler version is the following one, using the command “foreach” that executes the block for each element in the array passed as first argument:</text:p>
      <text:p text:style-name="P196"/>
      <table:table table:name="Table36" table:style-name="Table36">
        <table:table-column table:style-name="Table36.A"/>
        <table:table-row>
          <table:table-cell table:style-name="Table36.A1" office:value-type="string">
            <text:p text:style-name="P214"><text:bookmark-start text:name="__DdeLink__2411_22947436361"/><text:bookmark-start text:name="__DdeLink__2408_22947436361"/>:args.<text:bookmark-end text:name="__DdeLink__2411_22947436361"/><text:bookmark-end text:name="__DdeLink__2408_22947436361"/></text:p>
            <text:p text:style-name="P214"/>
            <text:p text:style-name="P214">!foreach args,</text:p>
            <text:p text:style-name="P214">{:arg.</text:p>
            <text:p text:style-name="P214"><text:s text:c="3"/>!println arg.</text:p>
            <text:p text:style-name="P214">}.</text:p>
          </table:table-cell>
        </table:table-row>
      </table:table>
      <text:p text:style-name="P181"/>
      <text:p text:style-name="P189">You can also skip the first argument (the name of the script) supplying 1 as the first index you want to consider in the second argument of “foreach”.</text:p>
      <text:p text:style-name="P189"/>
      <text:p text:style-name="P197"/>
      <table:table table:name="Table46" table:style-name="Table46">
        <table:table-column table:style-name="Table46.A"/>
        <table:table-row>
          <table:table-cell table:style-name="Table46.A1" office:value-type="string">
            <text:p text:style-name="P215"><text:bookmark-start text:name="__DdeLink__2408_229474363611"/><text:bookmark-start text:name="__DdeLink__2411_229474363611"/>:args.<text:bookmark-end text:name="__DdeLink__2408_229474363611"/><text:bookmark-end text:name="__DdeLink__2411_229474363611"/></text:p>
            <text:p text:style-name="P215"/>
            <text:p text:style-name="P163"><text:span text:style-name="T116">!foreach args,</text:span><text:span text:style-name="T130">1,</text:span></text:p>
            <text:p text:style-name="P215">{:arg.</text:p>
            <text:p text:style-name="P215"><text:s text:c="3"/>!println arg.</text:p>
            <text:p text:style-name="P215">}.</text:p>
          </table:table-cell>
        </table:table-row>
      </table:table>
      <text:p text:style-name="P275"/>
      <text:p text:style-name="P277">Another way to get this same result is to use the method <text:span text:style-name="T247">shift</text:span> of the Array object; it returns a new array equal to the original one without the first element though.</text:p>
      <text:p text:style-name="P277"><text:span text:style-name="T159"/></text:p>
      <table:table table:name="Tabella4" table:style-name="Tabella4">
        <table:table-column table:style-name="Tabella4.A"/>
        <table:table-row>
          <table:table-cell table:style-name="Tabella4.A1" office:value-type="string">
            <text:p text:style-name="P283"><text:bookmark-start text:name="Copia __DdeLink__2411_229474363611 1"/><text:bookmark-start text:name="Copia __DdeLink__2408_229474363611 1"/>:args.<text:bookmark-end text:name="Copia __DdeLink__2411_229474363611 1"/><text:bookmark-end text:name="Copia __DdeLink__2408_229474363611 1"/></text:p>
            <text:p text:style-name="P283"/>
            <text:p text:style-name="P280"><text:span text:style-name="T116">!foreach </text:span><text:span text:style-name="T134">(</text:span><text:span text:style-name="T116">args </text:span><text:span text:style-name="T134">shift)</text:span><text:span text:style-name="T130">,</text:span></text:p>
            <text:p text:style-name="P283">{:arg.</text:p>
            <text:p text:style-name="P283"><text:s text:c="3"/>!println arg.</text:p>
            <text:p text:style-name="P283">}.</text:p>
          </table:table-cell>
        </table:table-row>
      </table:table>
      <text:p text:style-name="P276"/>
      <text:p text:style-name="P188"/>
      <text:p text:style-name="P245"><text:span text:style-name="T152">A </text:span><text:span text:style-name="T153">script can also be executed from inside another script through the method </text:span><text:span text:style-name="T103">new</text:span><text:span text:style-name="T153"> implemented in the default command. The script will be executed and its status (i.e. the variables) will be saved. For example let’s say you have the following script named "</text:span><text:span text:style-name="T154">average</text:span><text:span text:style-name="T153">.jol":</text:span></text:p>
      <text:p text:style-name="P195"/>
      <table:table table:name="Table40" table:style-name="Table40">
        <table:table-column table:style-name="Table40.A"/>
        <text:soft-page-break/>
        <table:table-row>
          <table:table-cell table:style-name="Table40.A1" office:value-type="string">
            <text:p text:style-name="P161"><text:bookmark-start text:name="__DdeLink__2405_2294743636"/><text:bookmark-start text:name="__DdeLink__2425_2294743636"/><text:span text:style-name="T129">:</text:span><text:span text:style-name="T126">i_cnt,i_avg.</text:span></text:p>
            <text:p text:style-name="P235"/>
            <text:p text:style-name="P238">self &lt;- !!.</text:p>
            <text:p text:style-name="P235">cnt := () = i_cnt ifTrue { 0.<text:span text:style-name="T242">0</text:span> }, {i_cnt doubleValue}.</text:p>
            <text:p text:style-name="P235">avg := () = i_avg ifTrue { 0.<text:span text:style-name="T242">0</text:span> }, {i_avg doubleValue}.</text:p>
            <text:p text:style-name="P235"/>
            <text:p text:style-name="P235">put &lt;- {:val.</text:p>
            <text:p text:style-name="P235"><text:s text:c="3"/>avg := avg * cnt + val.</text:p>
            <text:p text:style-name="P235"><text:s text:c="3"/>cnt := cnt + 1.</text:p>
            <text:p text:style-name="P235"><text:s text:c="3"/>avg := avg / cnt.</text:p>
            <text:p text:style-name="P235"><text:s text:c="3"/><text:span text:style-name="T226">self</text:span>.</text:p>
            <text:p text:style-name="P235">}.</text:p>
            <text:p text:style-name="P235"/>
            <text:p text:style-name="P235">get &lt;- { avg. }.<text:bookmark-end text:name="__DdeLink__2405_2294743636"/><text:bookmark-end text:name="__DdeLink__2425_2294743636"/></text:p>
          </table:table-cell>
        </table:table-row>
      </table:table>
      <text:p text:style-name="P178"/>
      <text:p text:style-name="P183">You can use it to compute the average of a series of numbers, for example:</text:p>
      <text:p text:style-name="P195"/>
      <table:table table:name="Table41" table:style-name="Table41">
        <table:table-column table:style-name="Table41.A"/>
        <table:table-row table:style-name="Table41.1">
          <table:table-cell table:style-name="Table41.A1" office:value-type="string">
            <text:p text:style-name="P237">joe&gt; avg &lt;- !new "average.jol",0,0. <text:line-break/>joe&gt; avg put 8 put 13 put 21 put 34 put 55. <text:line-break/>joe&gt; !println (avg get). <text:line-break/>26.2 <text:line-break/>joe&gt;</text:p>
          </table:table-cell>
        </table:table-row>
      </table:table>
      <text:p text:style-name="P179"/>
      <text:p text:style-name="P246"><text:span text:style-name="T152">S</text:span><text:span text:style-name="T155">o a JOE script can be seen as an object from inside another JOE script. The code outer of any block is useful for initializing the object, </text:span><text:span text:style-name="T156">as a Java constructor. In this object any variable containing a reference to a block will be equivalent to a public method while the other variables will be private</text:span><text:span text:style-name="T157">.</text:span></text:p>
      <text:p text:style-name="P182"/>
      <text:p text:style-name="P190">A JOE object can also inherit from another JOE object <text:span text:style-name="T227">thru the </text:span><text:span text:style-name="T228">method </text:span><text:span text:style-name="T248">extends</text:span><text:span text:style-name="T228">: th</text:span><text:span text:style-name="T229">is</text:span><text:span text:style-name="T228"> </text:span><text:span text:style-name="T229">methods simply adds the variables of the JOE object specified as</text:span><text:span text:style-name="T228"> </text:span><text:span text:style-name="T229">second argument to the JOE object specified as first argument. Here an example.</text:span></text:p>
      <text:p text:style-name="P200"/>
      <text:p text:style-name="P198"/>
      <table:table table:name="Table42" table:style-name="Table42">
        <table:table-column table:style-name="Table42.A"/>
        <text:soft-page-break/>
        <table:table-row table:style-name="Table42.1">
          <table:table-cell table:style-name="Table42.A1" office:value-type="string">
            <text:p text:style-name="P236"><text:bookmark-start text:name="__DdeLink__2846_2026183902"/><text:bookmark-start text:name="__DdeLink__2849_2026183902"/>Time &lt;- {:h,m,s.</text:p>
            <text:p text:style-name="P236"/>
            <text:p text:style-name="P236"><text:s text:c="3"/>hours := h.</text:p>
            <text:p text:style-name="P236"><text:s text:c="3"/>minutes := m.</text:p>
            <text:p text:style-name="P236"><text:s text:c="3"/>seconds := s.</text:p>
            <text:p text:style-name="P236"/>
            <text:p text:style-name="P236"><text:s text:c="3"/>toString &lt;- {</text:p>
            <text:p text:style-name="P236"><text:s text:c="6"/>"" + hours + ":" + minutes + ":" + seconds.</text:p>
            <text:p text:style-name="P236"><text:s text:c="3"/>}.</text:p>
            <text:p text:style-name="P236"><text:s text:c="3"/>setTime &lt;- {:h, m, s.</text:p>
            <text:p text:style-name="P236"><text:s text:c="6"/>hours:= h.</text:p>
            <text:p text:style-name="P236"><text:s text:c="6"/>minutes:= m.</text:p>
            <text:p text:style-name="P236"><text:s text:c="6"/>seconds:= s.</text:p>
            <text:p text:style-name="P236"><text:s text:c="3"/>}.</text:p>
            <text:p text:style-name="P236">}.</text:p>
            <text:p text:style-name="P236"/>
            <text:p text:style-name="P236">Timestamp &lt;- {:y,mo,d,h,m,s.</text:p>
            <text:p text:style-name="P236"/>
            <text:p text:style-name="P236"><text:s text:c="3"/>year := y.</text:p>
            <text:p text:style-name="P236"><text:s text:c="3"/>month := mo.</text:p>
            <text:p text:style-name="P236"><text:s text:c="3"/>day := d.</text:p>
            <text:p text:style-name="P236"/>
            <text:p text:style-name="P236"><text:s text:c="3"/>super &lt;- Time new h,m,s.</text:p>
            <text:p text:style-name="P236"><text:s text:c="3"/>!!extends super.</text:p>
            <text:p text:style-name="P236"/>
            <text:p text:style-name="P236"><text:s text:c="3"/>setDate &lt;- {:y,mo,d,h,m,s.</text:p>
            <text:p text:style-name="P236"><text:s text:c="6"/><text:span text:style-name="T240">super</text:span> setTime h,m,s.</text:p>
            <text:p text:style-name="P236"><text:s text:c="6"/>year := y.</text:p>
            <text:p text:style-name="P236"><text:s text:c="6"/>month := mo.</text:p>
            <text:p text:style-name="P236"><text:s text:c="6"/>day := d.</text:p>
            <text:p text:style-name="P236"><text:s text:c="3"/>}.</text:p>
            <text:p text:style-name="P236"/>
            <text:p text:style-name="P236"><text:s text:c="3"/>toString &lt;- {</text:p>
            <text:p text:style-name="P236"><text:s text:c="5"/>"" + year + "/" + month + "/" + day + " " + super.</text:p>
            <text:p text:style-name="P236"><text:s text:c="3"/>}.</text:p>
            <text:p text:style-name="P236">}.</text:p>
            <text:p text:style-name="P236"/>
            <text:p text:style-name="P236">aTime := Time new 11,21,35.</text:p>
            <text:p text:style-name="P236">aDate := Timestamp new 2020,02,08,12,22,36.</text:p>
            <text:p text:style-name="P236"/>
            <text:p text:style-name="P236">!println aTime.</text:p>
            <text:p text:style-name="P236">!println aDate.</text:p>
            <text:p text:style-name="P236"/>
            <text:p text:style-name="P236">aDate setTime 13,23,37.</text:p>
            <text:p text:style-name="P236"/>
            <text:p text:style-name="P236">!println aDate.<text:bookmark-end text:name="__DdeLink__2846_2026183902"/><text:bookmark-end text:name="__DdeLink__2849_2026183902"/></text:p>
          </table:table-cell>
        </table:table-row>
      </table:table>
      <text:p text:style-name="P200"/>
      <text:p text:style-name="P199"/>
      <table:table table:name="Table47" table:style-name="Table47">
        <table:table-column table:style-name="Table47.A"/>
        <table:table-row>
          <table:table-cell table:style-name="Table47.A1" office:value-type="string">
            <text:p text:style-name="P164"><text:span text:style-name="T126">$ java com.veryant.joe.JavaObjectsExecutor </text:span><text:span text:style-name="T131">extends.joe</text:span><text:span text:style-name="T126"> <text:line-break/>11:21:35 <text:line-break/>2020/2/8 12:22:36 <text:line-break/>2020/2/8 13:23:37<text:line-break/></text:span><text:span text:style-name="T127">$</text:span><text:span text:style-name="T126"> </text:span><text:span text:style-name="T116"><text:s/></text:span></text:p>
          </table:table-cell>
        </table:table-row>
      </table:table>
      <text:p text:style-name="P201"/>
      <text:p text:style-name="P191"/>
      <text:p text:style-name="P19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gency FB" svg:font-family="'Agency FB'"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ration mono" svg:font-family="'Libration mono'"/>
    <style:font-face style:name="Noto Sans CJK SC Regular" svg:font-family="'Noto Sans CJK SC Regular'"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1-13T13:04:49.459215426</meta:creation-date>
    <dc:date>2024-10-27T14:44:07.388000000</dc:date>
    <meta:editing-duration>PT10H10M4S</meta:editing-duration>
    <meta:editing-cycles>45</meta:editing-cycles>
    <meta:generator>LibreOffice/7.6.6.3$Windows_X86_64 LibreOffice_project/d97b2716a9a4a2ce1391dee1765565ea469b0ae7</meta:generator>
    <meta:document-statistic meta:table-count="52" meta:image-count="0" meta:object-count="0" meta:page-count="20" meta:paragraph-count="516" meta:word-count="5457" meta:character-count="30739" meta:non-whitespace-character-count="24757"/>
  </office:meta>
</office:document-meta>
</file>